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7.19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38.24pt" svg:y="1438.13pt">
            <loext:p draw:notify-on-update-of-ranges="exp1.A101:exp1.A101 exp1.B101:exp1.L101 exp1.A102:exp1.A102 exp1.B102:exp1.L102 exp1.A103:exp1.A103 exp1.B103:exp1.L103 exp1.A104:exp1.A104 exp1.B104:exp1.L104 exp1.A105:exp1.A105 exp1.B105:exp1.L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26.53pt" svg:y="1882.35pt">
            <loext:p draw:notify-on-update-of-ranges="exp1.A136:exp1.A136 exp1.B136:exp1.F136 exp1.A137:exp1.A137 exp1.B137:exp1.F137 exp1.A138:exp1.A138 exp1.B138:exp1.F138 exp1.A139:exp1.A139 exp1.B139:exp1.F139 exp1.A140:exp1.A140 exp1.B140:exp1.F1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44.79pt" svg:y="2332.43pt">
            <loext:p draw:notify-on-update-of-ranges="exp1.A171:exp1.A171 exp1.B171:exp1.C171 exp1.A172:exp1.A172 exp1.B172:exp1.C172 exp1.A173:exp1.A173 exp1.B173:exp1.C173 exp1.A174:exp1.A174 exp1.B174:exp1.C174 exp1.A175:exp1.A175 exp1.B175:exp1.C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56.5pt" svg:height="268.95pt" svg:x="77.02pt" svg:y="140.63pt">
            <loext:p draw:notify-on-update-of-ranges="exp1.A8:exp1.A8 exp1.B8:exp1.L8 exp1.A9:exp1.A9 exp1.B9:exp1.L9 exp1.A10:exp1.A10 exp1.B10:exp1.L10 exp1.A11:exp1.A11 exp1.B11:exp1.L11 exp1.A12:exp1.A12 exp1.B12:exp1.L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530.28pt" svg:height="231.36pt" svg:x="101.03pt" svg:y="572.03pt">
            <loext:p draw:notify-on-update-of-ranges="exp1.A40:exp1.A40 exp1.B40:exp1.F40 exp1.A41:exp1.A41 exp1.B41:exp1.F41 exp1.A42:exp1.A42 exp1.B42:exp1.F42 exp1.A43:exp1.A43 exp1.B43:exp1.F43 exp1.A44:exp1.A44 exp1.B44:exp1.F44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345.37pt" svg:height="214.81pt" svg:x="76pt" svg:y="912.36pt">
            <loext:p draw:notify-on-update-of-ranges="exp1.A67:exp1.A67 exp1.B67:exp1.C67 exp1.A69:exp1.A69 exp1.B69:exp1.C69 exp1.A70:exp1.A70 exp1.B70:exp1.C7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6.4" calcext:value-type="float">
            <text:p>936.4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float" office:value="961.6" calcext:value-type="float">
            <text:p>961.6</text:p>
          </table:table-cell>
          <table:table-cell table:style-name="ce22" office:value-type="float" office:value="1051.2" calcext:value-type="float">
            <text:p>1051.2</text:p>
          </table:table-cell>
          <table:table-cell table:style-name="ce22" office:value-type="float" office:value="1146.8" calcext:value-type="float">
            <text:p>1146.8</text:p>
          </table:table-cell>
          <table:table-cell table:style-name="ce22" office:value-type="float" office:value="995.2" calcext:value-type="float">
            <text:p>995.2</text:p>
          </table:table-cell>
          <table:table-cell table:style-name="ce22" office:value-type="float" office:value="1142" calcext:value-type="float">
            <text:p>1142</text:p>
          </table:table-cell>
          <table:table-cell table:style-name="ce22" office:value-type="float" office:value="1106" calcext:value-type="float">
            <text:p>1106</text:p>
          </table:table-cell>
          <table:table-cell table:style-name="ce22" office:value-type="float" office:value="743.2" calcext:value-type="float">
            <text:p>743.2</text:p>
          </table:table-cell>
          <table:table-cell table:style-name="ce22" office:value-type="float" office:value="868.6" calcext:value-type="float">
            <text:p>868.6</text:p>
          </table:table-cell>
          <table:table-cell table:style-name="ce33" office:value-type="float" office:value="1225.4" calcext:value-type="float">
            <text:p>1225.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01" calcext:value-type="float">
            <text:p>901</text:p>
          </table:table-cell>
          <table:table-cell table:style-name="ce1" office:value-type="float" office:value="919.6" calcext:value-type="float">
            <text:p>919.6</text:p>
          </table:table-cell>
          <table:table-cell table:style-name="ce1" office:value-type="float" office:value="912.4" calcext:value-type="float">
            <text:p>912.4</text:p>
          </table:table-cell>
          <table:table-cell table:style-name="ce1" office:value-type="float" office:value="995" calcext:value-type="float">
            <text:p>995</text:p>
          </table:table-cell>
          <table:table-cell table:style-name="ce24" office:value-type="float" office:value="1022.2" calcext:value-type="float">
            <text:p>1022.2</text:p>
          </table:table-cell>
          <table:table-cell table:style-name="ce1" office:value-type="float" office:value="946.4" calcext:value-type="float">
            <text:p>946.4</text:p>
          </table:table-cell>
          <table:table-cell table:style-name="ce1" office:value-type="float" office:value="1036.4" calcext:value-type="float">
            <text:p>1036.4</text:p>
          </table:table-cell>
          <table:table-cell table:style-name="ce1" office:value-type="float" office:value="994.8" calcext:value-type="float">
            <text:p>994.8</text:p>
          </table:table-cell>
          <table:table-cell table:style-name="ce1" office:value-type="float" office:value="772.6" calcext:value-type="float">
            <text:p>772.6</text:p>
          </table:table-cell>
          <table:table-cell table:style-name="ce24" office:value-type="float" office:value="864.2" calcext:value-type="float">
            <text:p>864.2</text:p>
          </table:table-cell>
          <table:table-cell table:style-name="ce34" office:value-type="float" office:value="991" calcext:value-type="float">
            <text:p>9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276.2" calcext:value-type="float">
            <text:p>276.2</text:p>
          </table:table-cell>
          <table:table-cell table:style-name="ce1" office:value-type="float" office:value="292.4" calcext:value-type="float">
            <text:p>292.4</text:p>
          </table:table-cell>
          <table:table-cell table:style-name="ce1" office:value-type="float" office:value="286.2" calcext:value-type="float">
            <text:p>286.2</text:p>
          </table:table-cell>
          <table:table-cell table:style-name="ce1" office:value-type="float" office:value="311.8" calcext:value-type="float">
            <text:p>311.8</text:p>
          </table:table-cell>
          <table:table-cell table:style-name="ce24" office:value-type="float" office:value="347" calcext:value-type="float">
            <text:p>347</text:p>
          </table:table-cell>
          <table:table-cell table:style-name="ce1" office:value-type="float" office:value="295.4" calcext:value-type="float">
            <text:p>295.4</text:p>
          </table:table-cell>
          <table:table-cell table:style-name="ce1" office:value-type="float" office:value="344.6" calcext:value-type="float">
            <text:p>344.6</text:p>
          </table:table-cell>
          <table:table-cell table:style-name="ce1" office:value-type="float" office:value="325.8" calcext:value-type="float">
            <text:p>325.8</text:p>
          </table:table-cell>
          <table:table-cell table:style-name="ce1" office:value-type="float" office:value="202.2" calcext:value-type="float">
            <text:p>202.2</text:p>
          </table:table-cell>
          <table:table-cell table:style-name="ce24" office:value-type="float" office:value="251.4" calcext:value-type="float">
            <text:p>251.4</text:p>
          </table:table-cell>
          <table:table-cell table:style-name="ce34" office:value-type="float" office:value="319.4" calcext:value-type="float">
            <text:p>319.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50.4" calcext:value-type="float">
            <text:p>150.4</text:p>
          </table:table-cell>
          <table:table-cell table:style-name="ce23" office:value-type="float" office:value="147.4" calcext:value-type="float">
            <text:p>147.4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61.6" calcext:value-type="float">
            <text:p>161.6</text:p>
          </table:table-cell>
          <table:table-cell table:style-name="ce23" office:value-type="float" office:value="181.8" calcext:value-type="float">
            <text:p>181.8</text:p>
          </table:table-cell>
          <table:table-cell table:style-name="ce23" office:value-type="float" office:value="170.4" calcext:value-type="float">
            <text:p>170.4</text:p>
          </table:table-cell>
          <table:table-cell table:style-name="ce23" office:value-type="float" office:value="187.2" calcext:value-type="float">
            <text:p>187.2</text:p>
          </table:table-cell>
          <table:table-cell table:style-name="ce23" office:value-type="float" office:value="178.6" calcext:value-type="float">
            <text:p>178.6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26.8" calcext:value-type="float">
            <text:p>126.8</text:p>
          </table:table-cell>
          <table:table-cell table:style-name="ce35" office:value-type="float" office:value="173.2" calcext:value-type="float">
            <text:p>173.2</text:p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2]/100" office:value-type="float" office:value="9.364" calcext:value-type="float">
            <text:p>9.364</text:p>
          </table:table-cell>
          <table:table-cell table:style-name="ce22" table:formula="of:=[.C2]/100" office:value-type="float" office:value="9.52" calcext:value-type="float">
            <text:p>9.52</text:p>
          </table:table-cell>
          <table:table-cell table:style-name="ce22" table:formula="of:=[.D2]/100" office:value-type="float" office:value="9.616" calcext:value-type="float">
            <text:p>9.616</text:p>
          </table:table-cell>
          <table:table-cell table:style-name="ce22" table:formula="of:=[.E2]/100" office:value-type="float" office:value="10.512" calcext:value-type="float">
            <text:p>10.512</text:p>
          </table:table-cell>
          <table:table-cell table:style-name="ce22" table:formula="of:=[.F2]/100" office:value-type="float" office:value="11.468" calcext:value-type="float">
            <text:p>11.468</text:p>
          </table:table-cell>
          <table:table-cell table:style-name="ce22" table:formula="of:=[.G2]/100" office:value-type="float" office:value="9.952" calcext:value-type="float">
            <text:p>9.952</text:p>
          </table:table-cell>
          <table:table-cell table:style-name="ce22" table:formula="of:=[.H2]/100" office:value-type="float" office:value="11.42" calcext:value-type="float">
            <text:p>11.42</text:p>
          </table:table-cell>
          <table:table-cell table:style-name="ce22" table:formula="of:=[.I2]/100" office:value-type="float" office:value="11.06" calcext:value-type="float">
            <text:p>11.06</text:p>
          </table:table-cell>
          <table:table-cell table:style-name="ce22" table:formula="of:=[.J2]/100" office:value-type="float" office:value="7.432" calcext:value-type="float">
            <text:p>7.432</text:p>
          </table:table-cell>
          <table:table-cell table:style-name="ce22" table:formula="of:=[.K2]/100" office:value-type="float" office:value="8.686" calcext:value-type="float">
            <text:p>8.686</text:p>
          </table:table-cell>
          <table:table-cell table:style-name="ce33" table:formula="of:=[.L2]/100" office:value-type="float" office:value="12.254" calcext:value-type="float">
            <text:p>12.25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]/100" office:value-type="float" office:value="9.01" calcext:value-type="float">
            <text:p>9.01</text:p>
          </table:table-cell>
          <table:table-cell table:style-name="ce24" table:formula="of:=[.C3]/100" office:value-type="float" office:value="9.196" calcext:value-type="float">
            <text:p>9.196</text:p>
          </table:table-cell>
          <table:table-cell table:style-name="ce24" table:formula="of:=[.D3]/100" office:value-type="float" office:value="9.124" calcext:value-type="float">
            <text:p>9.124</text:p>
          </table:table-cell>
          <table:table-cell table:style-name="ce24" table:formula="of:=[.E3]/100" office:value-type="float" office:value="9.95" calcext:value-type="float">
            <text:p>9.95</text:p>
          </table:table-cell>
          <table:table-cell table:style-name="ce24" table:formula="of:=[.F3]/100" office:value-type="float" office:value="10.222" calcext:value-type="float">
            <text:p>10.222</text:p>
          </table:table-cell>
          <table:table-cell table:style-name="ce24" table:formula="of:=[.G3]/100" office:value-type="float" office:value="9.464" calcext:value-type="float">
            <text:p>9.464</text:p>
          </table:table-cell>
          <table:table-cell table:style-name="ce24" table:formula="of:=[.H3]/100" office:value-type="float" office:value="10.364" calcext:value-type="float">
            <text:p>10.364</text:p>
          </table:table-cell>
          <table:table-cell table:style-name="ce24" table:formula="of:=[.I3]/100" office:value-type="float" office:value="9.948" calcext:value-type="float">
            <text:p>9.948</text:p>
          </table:table-cell>
          <table:table-cell table:style-name="ce24" table:formula="of:=[.J3]/100" office:value-type="float" office:value="7.726" calcext:value-type="float">
            <text:p>7.726</text:p>
          </table:table-cell>
          <table:table-cell table:style-name="ce24" table:formula="of:=[.K3]/100" office:value-type="float" office:value="8.642" calcext:value-type="float">
            <text:p>8.642</text:p>
          </table:table-cell>
          <table:table-cell table:style-name="ce34" table:formula="of:=[.L3]/100" office:value-type="float" office:value="9.91" calcext:value-type="float">
            <text:p>9.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table:formula="of:=[.B4]/100" office:value-type="float" office:value="2.762" calcext:value-type="float">
            <text:p>2.762</text:p>
          </table:table-cell>
          <table:table-cell table:style-name="ce24" table:formula="of:=[.C4]/100" office:value-type="float" office:value="2.924" calcext:value-type="float">
            <text:p>2.924</text:p>
          </table:table-cell>
          <table:table-cell table:style-name="ce24" table:formula="of:=[.D4]/100" office:value-type="float" office:value="2.862" calcext:value-type="float">
            <text:p>2.862</text:p>
          </table:table-cell>
          <table:table-cell table:style-name="ce24" table:formula="of:=[.E4]/100" office:value-type="float" office:value="3.118" calcext:value-type="float">
            <text:p>3.118</text:p>
          </table:table-cell>
          <table:table-cell table:style-name="ce24" table:formula="of:=[.F4]/100" office:value-type="float" office:value="3.47" calcext:value-type="float">
            <text:p>3.47</text:p>
          </table:table-cell>
          <table:table-cell table:style-name="ce24" table:formula="of:=[.G4]/100" office:value-type="float" office:value="2.954" calcext:value-type="float">
            <text:p>2.954</text:p>
          </table:table-cell>
          <table:table-cell table:style-name="ce24" table:formula="of:=[.H4]/100" office:value-type="float" office:value="3.446" calcext:value-type="float">
            <text:p>3.446</text:p>
          </table:table-cell>
          <table:table-cell table:style-name="ce24" table:formula="of:=[.I4]/100" office:value-type="float" office:value="3.258" calcext:value-type="float">
            <text:p>3.258</text:p>
          </table:table-cell>
          <table:table-cell table:style-name="ce24" table:formula="of:=[.J4]/100" office:value-type="float" office:value="2.022" calcext:value-type="float">
            <text:p>2.022</text:p>
          </table:table-cell>
          <table:table-cell table:style-name="ce24" table:formula="of:=[.K4]/100" office:value-type="float" office:value="2.514" calcext:value-type="float">
            <text:p>2.514</text:p>
          </table:table-cell>
          <table:table-cell table:style-name="ce34" table:formula="of:=[.L4]/100" office:value-type="float" office:value="3.194" calcext:value-type="float">
            <text:p>3.19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]/100" office:value-type="float" office:value="1.504" calcext:value-type="float">
            <text:p>1.504</text:p>
          </table:table-cell>
          <table:table-cell table:style-name="ce23" table:formula="of:=[.C5]/100" office:value-type="float" office:value="1.474" calcext:value-type="float">
            <text:p>1.474</text:p>
          </table:table-cell>
          <table:table-cell table:style-name="ce23" table:formula="of:=[.D5]/100" office:value-type="float" office:value="1.54" calcext:value-type="float">
            <text:p>1.54</text:p>
          </table:table-cell>
          <table:table-cell table:style-name="ce23" table:formula="of:=[.E5]/100" office:value-type="float" office:value="1.616" calcext:value-type="float">
            <text:p>1.616</text:p>
          </table:table-cell>
          <table:table-cell table:style-name="ce23" table:formula="of:=[.F5]/100" office:value-type="float" office:value="1.818" calcext:value-type="float">
            <text:p>1.818</text:p>
          </table:table-cell>
          <table:table-cell table:style-name="ce23" table:formula="of:=[.G5]/100" office:value-type="float" office:value="1.704" calcext:value-type="float">
            <text:p>1.704</text:p>
          </table:table-cell>
          <table:table-cell table:style-name="ce23" table:formula="of:=[.H5]/100" office:value-type="float" office:value="1.872" calcext:value-type="float">
            <text:p>1.872</text:p>
          </table:table-cell>
          <table:table-cell table:style-name="ce23" table:formula="of:=[.I5]/100" office:value-type="float" office:value="1.786" calcext:value-type="float">
            <text:p>1.786</text:p>
          </table:table-cell>
          <table:table-cell table:style-name="ce23" table:formula="of:=[.J5]/100" office:value-type="float" office:value="0.99" calcext:value-type="float">
            <text:p>0.99</text:p>
          </table:table-cell>
          <table:table-cell table:style-name="ce23" table:formula="of:=[.K5]/100" office:value-type="float" office:value="1.268" calcext:value-type="float">
            <text:p>1.268</text:p>
          </table:table-cell>
          <table:table-cell table:style-name="ce35" table:formula="of:=[.L5]/100" office:value-type="float" office:value="1.732" calcext:value-type="float">
            <text:p>1.732</text:p>
          </table:table-cell>
          <table:table-cell table:number-columns-repeated="1012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1193.2" calcext:value-type="float">
            <text:p>1193.2</text:p>
          </table:table-cell>
          <table:table-cell table:style-name="ce22" office:value-type="float" office:value="1277.6" calcext:value-type="float">
            <text:p>1277.6</text:p>
          </table:table-cell>
          <table:table-cell table:style-name="ce22" office:value-type="float" office:value="1234.8" calcext:value-type="float">
            <text:p>1234.8</text:p>
          </table:table-cell>
          <table:table-cell table:style-name="ce22" office:value-type="float" office:value="2046" calcext:value-type="float">
            <text:p>2046</text:p>
          </table:table-cell>
          <table:table-cell table:style-name="ce33" table:formula="of:=[.G35]/10" office:value-type="float" office:value="1913.3" calcext:value-type="float">
            <text:p>1913.3</text:p>
          </table:table-cell>
          <table:table-cell table:style-name="ce24" office:value-type="float" office:value="19133" calcext:value-type="float">
            <text:p>19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1013.2" calcext:value-type="float">
            <text:p>1013.2</text:p>
          </table:table-cell>
          <table:table-cell table:style-name="ce24" office:value-type="float" office:value="935.6" calcext:value-type="float">
            <text:p>935.6</text:p>
          </table:table-cell>
          <table:table-cell table:style-name="ce24" office:value-type="float" office:value="939.6" calcext:value-type="float">
            <text:p>939.6</text:p>
          </table:table-cell>
          <table:table-cell table:style-name="ce24" office:value-type="float" office:value="981.8" calcext:value-type="float">
            <text:p>981.8</text:p>
          </table:table-cell>
          <table:table-cell table:style-name="ce34" table:formula="of:=[.G36]/10" office:value-type="float" office:value="429" calcext:value-type="float">
            <text:p>429</text:p>
          </table:table-cell>
          <table:table-cell table:style-name="ce24" office:value-type="float" office:value="4290" calcext:value-type="float">
            <text:p>42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95.4" calcext:value-type="float">
            <text:p>395.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6.6" calcext:value-type="float">
            <text:p>316.6</text:p>
          </table:table-cell>
          <table:table-cell table:style-name="ce24" office:value-type="float" office:value="352.8" calcext:value-type="float">
            <text:p>352.8</text:p>
          </table:table-cell>
          <table:table-cell table:style-name="ce34" table:formula="of:=[.G37]/10" office:value-type="float" office:value="348.4" calcext:value-type="float">
            <text:p>348.4</text:p>
          </table:table-cell>
          <table:table-cell table:style-name="ce24" office:value-type="float" office:value="3484" calcext:value-type="float">
            <text:p>34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48.8" calcext:value-type="float">
            <text:p>148.8</text:p>
          </table:table-cell>
          <table:table-cell table:style-name="ce23" office:value-type="float" office:value="159.4" calcext:value-type="float">
            <text:p>159.4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66.8" calcext:value-type="float">
            <text:p>166.8</text:p>
          </table:table-cell>
          <table:table-cell table:style-name="ce35" table:formula="of:=[.G38]/10" office:value-type="float" office:value="107.04" calcext:value-type="float">
            <text:p>107.04</text:p>
          </table:table-cell>
          <table:table-cell table:style-name="ce24" office:value-type="float" office:value="1070.4" calcext:value-type="float">
            <text:p>1070.4</text:p>
          </table:table-cell>
          <table:table-cell table:number-columns-repeated="1017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35]/100" office:value-type="float" office:value="11.932" calcext:value-type="float">
            <text:p>11.932</text:p>
          </table:table-cell>
          <table:table-cell table:style-name="ce22" table:formula="of:=[.C35]/100" office:value-type="float" office:value="12.776" calcext:value-type="float">
            <text:p>12.776</text:p>
          </table:table-cell>
          <table:table-cell table:style-name="ce22" table:formula="of:=[.D35]/100" office:value-type="float" office:value="12.348" calcext:value-type="float">
            <text:p>12.348</text:p>
          </table:table-cell>
          <table:table-cell table:style-name="ce22" table:formula="of:=[.E35]/100" office:value-type="float" office:value="20.46" calcext:value-type="float">
            <text:p>20.46</text:p>
          </table:table-cell>
          <table:table-cell table:style-name="ce22" table:formula="of:=[.F35]/100" office:value-type="float" office:value="19.133" calcext:value-type="float">
            <text:p>19.133</text:p>
          </table:table-cell>
          <table:table-cell table:style-name="ce11" table:formula="of:=[.G35]/100" office:value-type="float" office:value="191.33" calcext:value-type="float">
            <text:p>191.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6]/100" office:value-type="float" office:value="10.132" calcext:value-type="float">
            <text:p>10.132</text:p>
          </table:table-cell>
          <table:table-cell table:style-name="ce24" table:formula="of:=[.C36]/100" office:value-type="float" office:value="9.356" calcext:value-type="float">
            <text:p>9.356</text:p>
          </table:table-cell>
          <table:table-cell table:style-name="ce24" table:formula="of:=[.D36]/100" office:value-type="float" office:value="9.396" calcext:value-type="float">
            <text:p>9.396</text:p>
          </table:table-cell>
          <table:table-cell table:style-name="ce24" table:formula="of:=[.E36]/100" office:value-type="float" office:value="9.818" calcext:value-type="float">
            <text:p>9.818</text:p>
          </table:table-cell>
          <table:table-cell table:style-name="ce24" table:formula="of:=[.F36]/100" office:value-type="float" office:value="4.29" calcext:value-type="float">
            <text:p>4.29</text:p>
          </table:table-cell>
          <table:table-cell table:style-name="ce11" table:formula="of:=[.G36]/100" office:value-type="float" office:value="42.9" calcext:value-type="float">
            <text:p>42.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table:formula="of:=[.B37]/100" office:value-type="float" office:value="3.954" calcext:value-type="float">
            <text:p>3.954</text:p>
          </table:table-cell>
          <table:table-cell table:style-name="ce24" table:formula="of:=[.C37]/100" office:value-type="float" office:value="3.11" calcext:value-type="float">
            <text:p>3.11</text:p>
          </table:table-cell>
          <table:table-cell table:style-name="ce24" table:formula="of:=[.D37]/100" office:value-type="float" office:value="3.166" calcext:value-type="float">
            <text:p>3.166</text:p>
          </table:table-cell>
          <table:table-cell table:style-name="ce24" table:formula="of:=[.E37]/100" office:value-type="float" office:value="3.528" calcext:value-type="float">
            <text:p>3.528</text:p>
          </table:table-cell>
          <table:table-cell table:style-name="ce24" table:formula="of:=[.F37]/100" office:value-type="float" office:value="3.484" calcext:value-type="float">
            <text:p>3.484</text:p>
          </table:table-cell>
          <table:table-cell table:style-name="ce11" table:formula="of:=[.G37]/100" office:value-type="float" office:value="34.84" calcext:value-type="float">
            <text:p>34.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38]/100" office:value-type="float" office:value="1.488" calcext:value-type="float">
            <text:p>1.488</text:p>
          </table:table-cell>
          <table:table-cell table:style-name="ce23" table:formula="of:=[.C38]/100" office:value-type="float" office:value="1.594" calcext:value-type="float">
            <text:p>1.594</text:p>
          </table:table-cell>
          <table:table-cell table:style-name="ce23" table:formula="of:=[.D38]/100" office:value-type="float" office:value="1.61" calcext:value-type="float">
            <text:p>1.61</text:p>
          </table:table-cell>
          <table:table-cell table:style-name="ce23" table:formula="of:=[.E38]/100" office:value-type="float" office:value="1.668" calcext:value-type="float">
            <text:p>1.668</text:p>
          </table:table-cell>
          <table:table-cell table:style-name="ce23" table:formula="of:=[.F38]/100" office:value-type="float" office:value="1.0704" calcext:value-type="float">
            <text:p>1.0704</text:p>
          </table:table-cell>
          <table:table-cell table:style-name="ce11" table:formula="of:=[.G38]/100" office:value-type="float" office:value="10.704" calcext:value-type="float">
            <text:p>10.704</text:p>
          </table:table-cell>
          <table:table-cell table:number-columns-repeated="1017"/>
        </table:table-row>
        <table:table-row table:style-name="ro1" table:number-rows-repeated="2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countprimes</text:p>
          </table:table-cell>
          <table:table-cell table:style-name="ce21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3714" calcext:value-type="float">
            <text:p>3714</text:p>
          </table:table-cell>
          <table:table-cell table:style-name="ce22" office:value-type="float" office:value="3450" calcext:value-type="float">
            <text:p>34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563" calcext:value-type="float">
            <text:p>563</text:p>
          </table:table-cell>
          <table:table-cell table:style-name="ce1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uffle</text:p>
          </table:table-cell>
          <table:table-cell table:style-name="ce12" office:value-type="float" office:value="156" calcext:value-type="float">
            <text:p>156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7"/>
          <table:table-cell table:style-name="ce15" office:value-type="string" calcext:value-type="string">
            <text:p>pvm</text:p>
          </table:table-cell>
          <table:table-cell table:style-name="ce27" office:value-type="string" calcext:value-type="string">
            <text:p>ncomp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B68]/[.B69]" office:value-type="float" office:value="6.59680284191829" calcext:value-type="float">
            <text:p>6.5968028419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B68]/[.B70]" office:value-type="float" office:value="23.8076923076923" calcext:value-type="float">
            <text:p>23.8076923077</text:p>
          </table:table-cell>
          <table:table-cell table:style-name="ce39" table:formula="of:=[.B69]/[.B70]" office:value-type="float" office:value="3.60897435897436" calcext:value-type="float">
            <text:p>3.608974359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C68]/[.C69]" office:value-type="float" office:value="6.99797160243408" calcext:value-type="float">
            <text:p>6.9979716024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C68]/[.C70]" office:value-type="float" office:value="19.6022727272727" calcext:value-type="float">
            <text:p>19.6022727273</text:p>
          </table:table-cell>
          <table:table-cell table:style-name="ce39" table:formula="of:=[.C69]/[.C70]" office:value-type="float" office:value="2.80113636363636" calcext:value-type="float">
            <text:p>2.8011363636</text:p>
          </table:table-cell>
          <table:table-cell table:number-columns-repeated="1013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10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03928967813541" calcext:value-type="float">
            <text:p>1.04</text:p>
          </table:table-cell>
          <table:table-cell table:style-name="ce17" office:value-type="float" office:value="1.03523270987386" calcext:value-type="float">
            <text:p>1.04</text:p>
          </table:table-cell>
          <table:table-cell table:style-name="ce17" office:value-type="float" office:value="1.05392371766769" calcext:value-type="float">
            <text:p>1.05</text:p>
          </table:table-cell>
          <table:table-cell table:style-name="ce17" office:value-type="float" office:value="1.0564824120603" calcext:value-type="float">
            <text:p>1.06</text:p>
          </table:table-cell>
          <table:table-cell table:style-name="ce17" office:value-type="float" office:value="1.1218939542164" calcext:value-type="float">
            <text:p>1.12</text:p>
          </table:table-cell>
          <table:table-cell table:style-name="ce17" office:value-type="float" office:value="1.05156382079459" calcext:value-type="float">
            <text:p>1.05</text:p>
          </table:table-cell>
          <table:table-cell table:style-name="ce17" office:value-type="float" office:value="1.10189116171362" calcext:value-type="float">
            <text:p>1.10</text:p>
          </table:table-cell>
          <table:table-cell table:style-name="ce17" office:value-type="float" office:value="1.11178126256534" calcext:value-type="float">
            <text:p>1.11</text:p>
          </table:table-cell>
          <table:table-cell table:style-name="ce17" office:value-type="float" office:value="0.961946673569764" calcext:value-type="float">
            <text:p>0.96</text:p>
          </table:table-cell>
          <table:table-cell table:style-name="ce17" office:value-type="float" office:value="1.00509141402453" calcext:value-type="float">
            <text:p>1.01</text:p>
          </table:table-cell>
          <table:table-cell table:style-name="ce29" office:value-type="float" office:value="1.23652875882947" calcext:value-type="float">
            <text:p>1.2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39029688631427" calcext:value-type="float">
            <text:p>3.39</text:p>
          </table:table-cell>
          <table:table-cell table:style-name="ce17" office:value-type="float" office:value="3.25581395348837" calcext:value-type="float">
            <text:p>3.26</text:p>
          </table:table-cell>
          <table:table-cell table:style-name="ce17" office:value-type="float" office:value="3.35988819007687" calcext:value-type="float">
            <text:p>3.36</text:p>
          </table:table-cell>
          <table:table-cell table:style-name="ce17" office:value-type="float" office:value="3.37139191789609" calcext:value-type="float">
            <text:p>3.37</text:p>
          </table:table-cell>
          <table:table-cell table:style-name="ce17" office:value-type="float" office:value="3.30489913544669" calcext:value-type="float">
            <text:p>3.30</text:p>
          </table:table-cell>
          <table:table-cell table:style-name="ce17" office:value-type="float" office:value="3.36899119837508" calcext:value-type="float">
            <text:p>3.37</text:p>
          </table:table-cell>
          <table:table-cell table:style-name="ce17" office:value-type="float" office:value="3.31398723157284" calcext:value-type="float">
            <text:p>3.31</text:p>
          </table:table-cell>
          <table:table-cell table:style-name="ce17" office:value-type="float" office:value="3.39472068753837" calcext:value-type="float">
            <text:p>3.39</text:p>
          </table:table-cell>
          <table:table-cell table:style-name="ce17" office:value-type="float" office:value="3.675568743818" calcext:value-type="float">
            <text:p>3.68</text:p>
          </table:table-cell>
          <table:table-cell table:style-name="ce17" office:value-type="float" office:value="3.45505171042164" calcext:value-type="float">
            <text:p>3.46</text:p>
          </table:table-cell>
          <table:table-cell table:style-name="ce29" office:value-type="float" office:value="3.83656856606137" calcext:value-type="float">
            <text:p>3.8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6.22606382978723" calcext:value-type="float">
            <text:p>6.23</text:p>
          </table:table-cell>
          <table:table-cell table:style-name="ce18" office:value-type="float" office:value="6.45861601085482" calcext:value-type="float">
            <text:p>6.46</text:p>
          </table:table-cell>
          <table:table-cell table:style-name="ce18" office:value-type="float" office:value="6.24415584415584" calcext:value-type="float">
            <text:p>6.24</text:p>
          </table:table-cell>
          <table:table-cell table:style-name="ce18" office:value-type="float" office:value="6.50495049504951" calcext:value-type="float">
            <text:p>6.50</text:p>
          </table:table-cell>
          <table:table-cell table:style-name="ce18" office:value-type="float" office:value="6.30803080308031" calcext:value-type="float">
            <text:p>6.31</text:p>
          </table:table-cell>
          <table:table-cell table:style-name="ce18" office:value-type="float" office:value="5.84037558685446" calcext:value-type="float">
            <text:p>5.84</text:p>
          </table:table-cell>
          <table:table-cell table:style-name="ce18" office:value-type="float" office:value="6.10042735042735" calcext:value-type="float">
            <text:p>6.10</text:p>
          </table:table-cell>
          <table:table-cell table:style-name="ce18" office:value-type="float" office:value="6.1926091825308" calcext:value-type="float">
            <text:p>6.19</text:p>
          </table:table-cell>
          <table:table-cell table:style-name="ce18" office:value-type="float" office:value="7.50707070707071" calcext:value-type="float">
            <text:p>7.51</text:p>
          </table:table-cell>
          <table:table-cell table:style-name="ce18" office:value-type="float" office:value="6.85015772870663" calcext:value-type="float">
            <text:p>6.85</text:p>
          </table:table-cell>
          <table:table-cell table:style-name="ce30" office:value-type="float" office:value="7.07505773672056" calcext:value-type="float">
            <text:p>7.08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Max-speedup</text:p>
          </table:table-cell>
          <table:table-cell table:style-name="ce19" office:value-type="float" office:value="1.83643617021277" calcext:value-type="float">
            <text:p>1.84</text:p>
          </table:table-cell>
          <table:table-cell table:style-name="ce26" office:value-type="float" office:value="1.93351424694708" calcext:value-type="float">
            <text:p>1.93</text:p>
          </table:table-cell>
          <table:table-cell table:style-name="ce26" office:value-type="float" office:value="1.85844155844156" calcext:value-type="float">
            <text:p>1.86</text:p>
          </table:table-cell>
          <table:table-cell table:style-name="ce26" office:value-type="float" office:value="1.92945544554455" calcext:value-type="float">
            <text:p>1.93</text:p>
          </table:table-cell>
          <table:table-cell table:style-name="ce26" office:value-type="float" office:value="1.90869086908691" calcext:value-type="float">
            <text:p>1.91</text:p>
          </table:table-cell>
          <table:table-cell table:style-name="ce26" office:value-type="float" office:value="1.73356807511737" calcext:value-type="float">
            <text:p>1.73</text:p>
          </table:table-cell>
          <table:table-cell table:style-name="ce26" office:value-type="float" office:value="1.84081196581197" calcext:value-type="float">
            <text:p>1.84</text:p>
          </table:table-cell>
          <table:table-cell table:style-name="ce26" office:value-type="float" office:value="1.82418812989922" calcext:value-type="float">
            <text:p>1.82</text:p>
          </table:table-cell>
          <table:table-cell table:style-name="ce26" office:value-type="float" office:value="1.77373737373737" calcext:value-type="float">
            <text:p>1.77</text:p>
          </table:table-cell>
          <table:table-cell table:style-name="ce26" office:value-type="float" office:value="1.79652996845426" calcext:value-type="float">
            <text:p>1.80</text:p>
          </table:table-cell>
          <table:table-cell table:style-name="ce31" office:value-type="float" office:value="1.84411085450346" calcext:value-type="float">
            <text:p>1.84</text:p>
          </table:table-cell>
          <table:table-cell table:style-name="ce17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4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17765495459929" calcext:value-type="float">
            <text:p>1.18</text:p>
          </table:table-cell>
          <table:table-cell table:style-name="ce17" office:value-type="float" office:value="1.36554082941428" calcext:value-type="float">
            <text:p>1.37</text:p>
          </table:table-cell>
          <table:table-cell table:style-name="ce17" office:value-type="float" office:value="1.31417624521073" calcext:value-type="float">
            <text:p>1.31</text:p>
          </table:table-cell>
          <table:table-cell table:style-name="ce17" office:value-type="float" office:value="2.08392748013852" calcext:value-type="float">
            <text:p>2.08</text:p>
          </table:table-cell>
          <table:table-cell table:style-name="ce29" office:value-type="float" office:value="4.45990675990676" calcext:value-type="float">
            <text:p>4.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01770359129995" calcext:value-type="float">
            <text:p>3.02</text:p>
          </table:table-cell>
          <table:table-cell table:style-name="ce17" office:value-type="float" office:value="4.108038585209" calcext:value-type="float">
            <text:p>4.11</text:p>
          </table:table-cell>
          <table:table-cell table:style-name="ce17" office:value-type="float" office:value="3.90018951358181" calcext:value-type="float">
            <text:p>3.90</text:p>
          </table:table-cell>
          <table:table-cell table:style-name="ce17" office:value-type="float" office:value="5.79931972789116" calcext:value-type="float">
            <text:p>5.80</text:p>
          </table:table-cell>
          <table:table-cell table:style-name="ce29" office:value-type="float" office:value="5.49167623421355" calcext:value-type="float">
            <text:p>5.49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8.01881720430107" calcext:value-type="float">
            <text:p>8.02</text:p>
          </table:table-cell>
          <table:table-cell table:style-name="ce18" office:value-type="float" office:value="8.01505646173149" calcext:value-type="float">
            <text:p>8.02</text:p>
          </table:table-cell>
          <table:table-cell table:style-name="ce18" office:value-type="float" office:value="7.6695652173913" calcext:value-type="float">
            <text:p>7.67</text:p>
          </table:table-cell>
          <table:table-cell table:style-name="ce18" office:value-type="float" office:value="12.2661870503597" calcext:value-type="float">
            <text:p>12.27</text:p>
          </table:table-cell>
          <table:table-cell table:style-name="ce30" office:value-type="float" office:value="17.8746263079223" calcext:value-type="float">
            <text:p>17.87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9" office:value-type="float" office:value="2.65725806451613" calcext:value-type="float">
            <text:p>2.66</text:p>
          </table:table-cell>
          <table:table-cell table:style-name="ce26" office:value-type="float" office:value="1.95106649937265" calcext:value-type="float">
            <text:p>1.95</text:p>
          </table:table-cell>
          <table:table-cell table:style-name="ce26" office:value-type="float" office:value="1.96645962732919" calcext:value-type="float">
            <text:p>1.97</text:p>
          </table:table-cell>
          <table:table-cell table:style-name="ce26" office:value-type="float" office:value="2.11510791366906" calcext:value-type="float">
            <text:p>2.12</text:p>
          </table:table-cell>
          <table:table-cell table:style-name="ce31" office:value-type="float" office:value="3.25485799701046" calcext:value-type="float">
            <text:p>3.25</text:p>
          </table:table-cell>
          <table:table-cell table:style-name="ce17" table:formula="of:=AVERAGE([exp1.B141:.F141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6.59680284191829" calcext:value-type="float">
            <text:p>6.60</text:p>
          </table:table-cell>
          <table:table-cell table:style-name="ce29" office:value-type="float" office:value="6.99797160243408" calcext:value-type="float">
            <text:p>7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6.64400715563506" calcext:value-type="float">
            <text:p>6.64</text:p>
          </table:table-cell>
          <table:table-cell table:style-name="ce29" office:value-type="float" office:value="7.01219512195122" calcext:value-type="float">
            <text:p>7.0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23.8076923076923" calcext:value-type="float">
            <text:p>23.81</text:p>
          </table:table-cell>
          <table:table-cell table:style-name="ce30" office:value-type="float" office:value="19.6022727272727" calcext:value-type="float">
            <text:p>19.60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table:style-name="ce19" office:value-type="float" office:value="3.58333333333333" calcext:value-type="float">
            <text:p>3.58</text:p>
          </table:table-cell>
          <table:table-cell table:style-name="ce31" office:value-type="float" office:value="2.79545454545455" calcext:value-type="float">
            <text:p>2.80</text:p>
          </table:table-cell>
          <table:table-cell table:style-name="ce17" table:formula="of:=AVERAGE([exp1.B176:.C176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a" table:style-name="ta1">
        <table:shapes>
          <draw:frame draw:z-index="0" draw:style-name="gr1" draw:text-style-name="P1" svg:width="815.81pt" svg:height="287.04pt" svg:x="31.69pt" svg:y="107.4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453.51pt" svg:height="255.09pt" svg:x="130.05pt" svg:y="960.55pt">
            <loext:p draw:notify-on-update-of-ranges="exp2a.A2:exp2a.A2 exp2a.A6:exp2a.A7 exp2a.B2:exp2a.B2 exp2a.B6:exp2a.B7 exp2a.C2:exp2a.C2 exp2a.C6:exp2a.C7 exp2a.D2:exp2a.D2 exp2a.D6:exp2a.D7 exp2a.E2:exp2a.E2 exp2a.E6:exp2a.E7 exp2a.F2:exp2a.F2 exp2a.F6:exp2a.F7 exp2a.G2:exp2a.G2 exp2a.G6:exp2a.G7 exp2a.H2:exp2a.H2 exp2a.H6:exp2a.H7 exp2a.I2:exp2a.I2 exp2a.I6:exp2a.I7 exp2a.J2:exp2a.J2 exp2a.J6:exp2a.J7 exp2a.K2:exp2a.K2 exp2a.K6:exp2a.K7 exp2a.L2:exp2a.L2 exp2a.L6:exp2a.L7 exp2a.M2:exp2a.M2 exp2a.M6:exp2a.M7 exp2a.N2:exp2a.N2 exp2a.N6:exp2a.N7 exp2a.O2:exp2a.O2 exp2a.O6:exp2a.O7 exp2a.P2:exp2a.P2 exp2a.P6:exp2a.P7 exp2a.Q2:exp2a.Q2 exp2a.Q6:exp2a.Q7 exp2a.R2:exp2a.R2 exp2a.R6:exp2a.R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3" table:default-cell-style-name="ce5"/>
        <table:table-column table:style-name="co2" table:number-columns-repeated="1023" table:default-cell-style-name="ce5"/>
        <table:table-row table:style-name="ro1">
          <table:table-cell/>
          <table:table-cell table:style-name="ce14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40" office:value-type="float" office:value="0.0221839328020677" calcext:value-type="float">
            <text:p>0.0221839328</text:p>
          </table:table-cell>
          <table:table-cell table:style-name="ce36" office:value-type="float" office:value="0.0257483776428721" calcext:value-type="float">
            <text:p>0.0257483776</text:p>
          </table:table-cell>
          <table:table-cell table:style-name="ce36" office:value-type="float" office:value="0.0382987727465087" calcext:value-type="float">
            <text:p>0.0382987727</text:p>
          </table:table-cell>
          <table:table-cell table:style-name="ce36" office:value-type="float" office:value="0.0112884390813545" calcext:value-type="float">
            <text:p>0.0112884391</text:p>
          </table:table-cell>
          <table:table-cell table:style-name="ce36" office:value-type="float" office:value="0.0221979621542941" calcext:value-type="float">
            <text:p>0.0221979622</text:p>
          </table:table-cell>
          <table:table-cell table:style-name="ce36" office:value-type="float" office:value="0.021978021978022" calcext:value-type="float">
            <text:p>0.021978022</text:p>
          </table:table-cell>
          <table:table-cell table:style-name="ce36" office:value-type="float" office:value="0.051764705882353" calcext:value-type="float">
            <text:p>0.0517647059</text:p>
          </table:table-cell>
          <table:table-cell table:style-name="ce36" office:value-type="float" office:value="0.0266385588348026" calcext:value-type="float">
            <text:p>0.0266385588</text:p>
          </table:table-cell>
          <table:table-cell table:style-name="ce36" office:value-type="float" office:value="0.0293432696786213" calcext:value-type="float">
            <text:p>0.0293432697</text:p>
          </table:table-cell>
          <table:table-cell table:style-name="ce38" office:value-type="float" office:value="0.0273459449335082" calcext:value-type="float">
            <text:p>0.0273459449</text:p>
          </table:table-cell>
          <table:table-cell table:style-name="ce41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44" office:value-type="float" office:value="-0.0454380789732443" calcext:value-type="float">
            <text:p>-0.045438079</text:p>
          </table:table-cell>
          <table:table-cell table:style-name="ce41" office:value-type="float" office:value="-0.0461625601812518" calcext:value-type="float">
            <text:p>-0.0461625602</text:p>
          </table:table-cell>
          <table:table-cell table:style-name="ce44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vm pragma</text:p>
          </table:table-cell>
          <table:table-cell table:style-name="ce41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44" office:value-type="float" office:value="0.0486187845303868" calcext:value-type="float">
            <text:p>0.0486187845</text:p>
          </table:table-cell>
          <table:table-cell table:style-name="ce41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44" office:value-type="float" office:value="-0.0501243646588083" calcext:value-type="float">
            <text:p>-0.0501243647</text:p>
          </table:table-cell>
          <table:table-cell table:style-name="ce41" office:value-type="float" office:value="-0.0415244596131968" calcext:value-type="float">
            <text:p>-0.0415244596</text:p>
          </table:table-cell>
          <table:table-cell table:style-name="ce44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41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44" office:value-type="float" office:value="0.0556201550387597" calcext:value-type="float">
            <text:p>0.055620155</text:p>
          </table:table-cell>
          <table:table-cell table:style-name="ce41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44" office:value-type="float" office:value="-0.913598074608905" calcext:value-type="float">
            <text:p>-0.9135980746</text:p>
          </table:table-cell>
          <table:table-cell table:style-name="ce41" office:value-type="float" office:value="-1.13089748137638" calcext:value-type="float">
            <text:p>-1.1308974814</text:p>
          </table:table-cell>
          <table:table-cell table:style-name="ce44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41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44" office:value-type="float" office:value="-0.0220680958385876" calcext:value-type="float">
            <text:p>-0.0220680958</text:p>
          </table:table-cell>
          <table:table-cell table:style-name="ce41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44" office:value-type="float" office:value="-1.07264957264957" calcext:value-type="float">
            <text:p>-1.0726495726</text:p>
          </table:table-cell>
          <table:table-cell table:style-name="ce41" office:value-type="float" office:value="-1.18599640933573" calcext:value-type="float">
            <text:p>-1.1859964093</text:p>
          </table:table-cell>
          <table:table-cell table:style-name="ce44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42" office:value-type="float" office:value="-0.0203252032520325" calcext:value-type="float">
            <text:p>-0.0203252033</text:p>
          </table:table-cell>
          <table:table-cell table:style-name="ce37" office:value-type="float" office:value="-0.0347490347490348" calcext:value-type="float">
            <text:p>-0.0347490347</text:p>
          </table:table-cell>
          <table:table-cell table:style-name="ce37" office:value-type="float" office:value="-0.0265822784810126" calcext:value-type="float">
            <text:p>-0.0265822785</text:p>
          </table:table-cell>
          <table:table-cell table:style-name="ce37" office:value-type="float" office:value="-0.0357583230579532" calcext:value-type="float">
            <text:p>-0.0357583231</text:p>
          </table:table-cell>
          <table:table-cell table:style-name="ce37" office:value-type="float" office:value="0.00111111111111105" calcext:value-type="float">
            <text:p>0.0011111111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053475935828877" calcext:value-type="float">
            <text:p>0.0053475936</text:p>
          </table:table-cell>
          <table:table-cell table:style-name="ce37" office:value-type="float" office:value="-0.00888888888888886" calcext:value-type="float">
            <text:p>-0.0088888889</text:p>
          </table:table-cell>
          <table:table-cell table:style-name="ce37" office:value-type="float" office:value="0.00455927051671728" calcext:value-type="float">
            <text:p>0.0045592705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-0.0125698324022347" calcext:value-type="float">
            <text:p>-0.0125698324</text:p>
          </table:table-cell>
          <table:table-cell table:style-name="ce37" office:value-type="float" office:value="0.0101394169835236" calcext:value-type="float">
            <text:p>0.010139417</text:p>
          </table:table-cell>
          <table:table-cell table:style-name="ce37" office:value-type="float" office:value="-0.0127713920817369" calcext:value-type="float">
            <text:p>-0.0127713921</text:p>
          </table:table-cell>
          <table:table-cell table:style-name="ce37" office:value-type="float" office:value="-0.00324324324324321" calcext:value-type="float">
            <text:p>-0.0032432432</text:p>
          </table:table-cell>
          <table:table-cell table:style-name="ce39" office:value-type="float" office:value="-0.137963397465978" calcext:value-type="float">
            <text:p>-0.1379633975</text:p>
          </table:table-cell>
          <table:table-cell table:style-name="ce42" office:value-type="float" office:value="-0.271122320302648" calcext:value-type="float">
            <text:p>-0.2711223203</text:p>
          </table:table-cell>
          <table:table-cell table:style-name="ce3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"/>
          <table:table-cell table:style-name="ce24"/>
          <table:table-cell table:style-name="ce43"/>
          <table:table-cell table:style-name="ce24" table:number-columns-repeated="4"/>
          <table:table-cell table:style-name="ce1" table:number-columns-repeated="5"/>
          <table:table-cell table:number-columns-repeated="1012"/>
        </table:table-row>
        <table:table-row table:style-name="ro1" table:number-rows-repeated="37">
          <table:table-cell table:style-name="Default" table:number-columns-repeated="19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b" table:style-name="ta1">
        <table:shapes>
          <draw:frame draw:z-index="0" draw:style-name="gr1" draw:text-style-name="P1" svg:width="537.87pt" svg:height="283.86pt" svg:x="230.66pt" svg:y="15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00.72pt" svg:height="260.93pt" svg:x="160.24pt" svg:y="573.31pt">
            <loext:p draw:notify-on-update-of-ranges="exp2b.A40:exp2b.A40 exp2b.B40:exp2b.P40 exp2b.A41:exp2b.A41 exp2b.B41:exp2b.P41 exp2b.A42:exp2b.A42 exp2b.B42:exp2b.P42 exp2b.A43:exp2b.A43 exp2b.B43:exp2b.P4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453.51pt" svg:height="255.09pt" svg:x="923.81pt" svg:y="163.25pt">
            <loext:p draw:notify-on-update-of-ranges="exp2b.A8:exp2b.A8 exp2b.B8:exp2b.P8 exp2b.A10:exp2b.A10 exp2b.B10:exp2b.P10 exp2b.A11:exp2b.A11 exp2b.B11:exp2b.P11 exp2b.A9:exp2b.A9 exp2b.B9:exp2b.P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" table:number-columns-repeated="19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office:value-type="float" office:value="1218" calcext:value-type="float">
            <text:p>1218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([exp2b.B3]/[exp2b.B2])*100" office:value-type="float" office:value="101.480484522207" calcext:value-type="float">
            <text:p>101.4804845222</text:p>
          </table:table-cell>
          <table:table-cell table:style-name="ce24" table:formula="of:=([exp2b.C3]/[exp2b.C2])*100" office:value-type="float" office:value="104.359673024523" calcext:value-type="float">
            <text:p>104.3596730245</text:p>
          </table:table-cell>
          <table:table-cell table:style-name="ce24" table:formula="of:=([exp2b.D3]/[exp2b.D2])*100" office:value-type="float" office:value="103.147540983607" calcext:value-type="float">
            <text:p>103.1475409836</text:p>
          </table:table-cell>
          <table:table-cell table:style-name="ce24" table:formula="of:=([exp2b.E3]/[exp2b.E2])*100" office:value-type="float" office:value="101.965601965602" calcext:value-type="float">
            <text:p>101.9656019656</text:p>
          </table:table-cell>
          <table:table-cell table:style-name="ce24" table:formula="of:=([exp2b.F3]/[exp2b.F2])*100" office:value-type="float" office:value="102.018548827059" calcext:value-type="float">
            <text:p>102.0185488271</text:p>
          </table:table-cell>
          <table:table-cell table:style-name="ce24" table:formula="of:=([exp2b.G3]/[exp2b.G2])*100" office:value-type="float" office:value="102.444841979726" calcext:value-type="float">
            <text:p>102.4448419797</text:p>
          </table:table-cell>
          <table:table-cell table:style-name="ce24" table:formula="of:=([exp2b.H3]/[exp2b.H2])*100" office:value-type="float" office:value="103.744149765991" calcext:value-type="float">
            <text:p>103.744149766</text:p>
          </table:table-cell>
          <table:table-cell table:style-name="ce24" table:formula="of:=([exp2b.I3]/[exp2b.I2])*100" office:value-type="float" office:value="99.7804610318332" calcext:value-type="float">
            <text:p>99.7804610318</text:p>
          </table:table-cell>
          <table:table-cell table:style-name="ce24" table:formula="of:=([exp2b.J3]/[exp2b.J2])*100" office:value-type="float" office:value="101.411764705882" calcext:value-type="float">
            <text:p>101.4117647059</text:p>
          </table:table-cell>
          <table:table-cell table:style-name="ce34" table:formula="of:=([exp2b.K3]/[exp2b.K2])*100" office:value-type="float" office:value="102.735739231665" calcext:value-type="float">
            <text:p>102.7357392317</text:p>
          </table:table-cell>
          <table:table-cell table:style-name="ce11" table:formula="of:=([exp2b.L3]/[exp2b.L2])*100" office:value-type="float" office:value="99.7241379310345" calcext:value-type="float">
            <text:p>99.724137931</text:p>
          </table:table-cell>
          <table:table-cell table:style-name="ce24" table:formula="of:=([exp2b.M3]/[exp2b.M2])*100" office:value-type="float" office:value="106.506180871828" calcext:value-type="float">
            <text:p>106.5061808718</text:p>
          </table:table-cell>
          <table:table-cell table:style-name="ce24" table:formula="of:=([exp2b.N3]/[exp2b.N2])*100" office:value-type="float" office:value="106.178343949045" calcext:value-type="float">
            <text:p>106.178343949</text:p>
          </table:table-cell>
          <table:table-cell table:style-name="ce24" table:formula="of:=([exp2b.O3]/[exp2b.O2])*100" office:value-type="float" office:value="115.691489361702" calcext:value-type="float">
            <text:p>115.6914893617</text:p>
          </table:table-cell>
          <table:table-cell table:style-name="ce34" table:formula="of:=([exp2b.P3]/[exp2b.P2])*100" office:value-type="float" office:value="109.047619047619" calcext:value-type="float">
            <text:p>109.047619047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([exp2b.B4]/[exp2b.B2])*100" office:value-type="float" office:value="101.278600269179" calcext:value-type="float">
            <text:p>101.2786002692</text:p>
          </table:table-cell>
          <table:table-cell table:style-name="ce23" table:formula="of:=([exp2b.C4]/[exp2b.C2])*100" office:value-type="float" office:value="106.130790190736" calcext:value-type="float">
            <text:p>106.1307901907</text:p>
          </table:table-cell>
          <table:table-cell table:style-name="ce23" table:formula="of:=([exp2b.D4]/[exp2b.D2])*100" office:value-type="float" office:value="107.672131147541" calcext:value-type="float">
            <text:p>107.6721311475</text:p>
          </table:table-cell>
          <table:table-cell table:style-name="ce23" table:formula="of:=([exp2b.E4]/[exp2b.E2])*100" office:value-type="float" office:value="108.230958230958" calcext:value-type="float">
            <text:p>108.230958231</text:p>
          </table:table-cell>
          <table:table-cell table:style-name="ce23" table:formula="of:=([exp2b.F4]/[exp2b.F2])*100" office:value-type="float" office:value="110.038188761593" calcext:value-type="float">
            <text:p>110.0381887616</text:p>
          </table:table-cell>
          <table:table-cell table:style-name="ce23" table:formula="of:=([exp2b.G4]/[exp2b.G2])*100" office:value-type="float" office:value="103.04114490161" calcext:value-type="float">
            <text:p>103.0411449016</text:p>
          </table:table-cell>
          <table:table-cell table:style-name="ce23" table:formula="of:=([exp2b.H4]/[exp2b.H2])*100" office:value-type="float" office:value="122.100884035361" calcext:value-type="float">
            <text:p>122.1008840354</text:p>
          </table:table-cell>
          <table:table-cell table:style-name="ce23" table:formula="of:=([exp2b.I4]/[exp2b.I2])*100" office:value-type="float" office:value="104.665203073546" calcext:value-type="float">
            <text:p>104.6652030735</text:p>
          </table:table-cell>
          <table:table-cell table:style-name="ce23" table:formula="of:=([exp2b.J4]/[exp2b.J2])*100" office:value-type="float" office:value="98.9803921568628" calcext:value-type="float">
            <text:p>98.9803921569</text:p>
          </table:table-cell>
          <table:table-cell table:style-name="ce35" table:formula="of:=([exp2b.K4]/[exp2b.K2])*100" office:value-type="float" office:value="110.128055878929" calcext:value-type="float">
            <text:p>110.1280558789</text:p>
          </table:table-cell>
          <table:table-cell table:style-name="ce12" table:formula="of:=([exp2b.L4]/[exp2b.L2])*100" office:value-type="float" office:value="100.965517241379" calcext:value-type="float">
            <text:p>100.9655172414</text:p>
          </table:table-cell>
          <table:table-cell table:style-name="ce23" table:formula="of:=([exp2b.M4]/[exp2b.M2])*100" office:value-type="float" office:value="112.101496421601" calcext:value-type="float">
            <text:p>112.1014964216</text:p>
          </table:table-cell>
          <table:table-cell table:style-name="ce23" table:formula="of:=([exp2b.N4]/[exp2b.N2])*100" office:value-type="float" office:value="112.292993630573" calcext:value-type="float">
            <text:p>112.2929936306</text:p>
          </table:table-cell>
          <table:table-cell table:style-name="ce23" table:formula="of:=([exp2b.O4]/[exp2b.O2])*100" office:value-type="float" office:value="121.808510638298" calcext:value-type="float">
            <text:p>121.8085106383</text:p>
          </table:table-cell>
          <table:table-cell table:style-name="ce35" table:formula="of:=([exp2b.P4]/[exp2b.P2])*100" office:value-type="float" office:value="150.443349753695" calcext:value-type="float">
            <text:p>150.4433497537</text:p>
          </table:table-cell>
          <table:table-cell table:number-columns-repeated="3"/>
        </table:table-row>
        <table:table-row table:style-name="ro1" table:number-rows-repeated="26">
          <table:table-cell table:number-columns-repeated="19"/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table:formula="of:=[.Q41]/8" office:value-type="float" office:value="152.25" calcext:value-type="float">
            <text:p>152.25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table:formula="of:=[.Q42]/8" office:value-type="float" office:value="166.025" calcext:value-type="float">
            <text:p>166.025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4" table:formula="of:=[.Q43]/8" office:value-type="float" office:value="229.05" calcext:value-type="float">
            <text:p>229.05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</table:table>
      <table:table table:name="exp3" table:style-name="ta1">
        <table:shapes>
          <draw:frame draw:z-index="0" draw:style-name="gr1" draw:text-style-name="P1" svg:width="701.69pt" svg:height="265.95pt" svg:x="115.97pt" svg:y="195.05pt">
            <loext:p draw:notify-on-update-of-ranges="exp3.B8:exp3.M8 exp3.A9:exp3.A9 exp3.B9:exp3.M9 exp3.A10:exp3.A10 exp3.B10:exp3.M10 exp3.A11:exp3.A11 exp3.B11:exp3.M11 exp3.A12:exp3.A12 exp3.B12:exp3.M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100.66pt" svg:y="832.48pt">
            <loext:p draw:notify-on-update-of-ranges="exp3.B59:exp3.G59 exp3.A60:exp3.A60 exp3.B60:exp3.G60 exp3.A61:exp3.A61 exp3.B61:exp3.G61 exp3.A62:exp3.A62 exp3.B62:exp3.G6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5.4" calcext:value-type="float">
            <text:p>935.4</text:p>
          </table:table-cell>
          <table:table-cell table:style-name="ce22" office:value-type="float" office:value="472.6" calcext:value-type="float">
            <text:p>472.6</text:p>
          </table:table-cell>
          <table:table-cell table:style-name="ce22" office:value-type="float" office:value="420.6" calcext:value-type="float">
            <text:p>420.6</text:p>
          </table:table-cell>
          <table:table-cell table:style-name="ce22" office:value-type="float" office:value="249.2" calcext:value-type="float">
            <text:p>249.2</text:p>
          </table:table-cell>
          <table:table-cell table:style-name="ce22" office:value-type="float" office:value="502.4" calcext:value-type="float">
            <text:p>502.4</text:p>
          </table:table-cell>
          <table:table-cell table:style-name="ce22" office:value-type="float" office:value="813.8" calcext:value-type="float">
            <text:p>813.8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415.2" calcext:value-type="float">
            <text:p>415.2</text:p>
          </table:table-cell>
          <table:table-cell table:style-name="ce22" office:value-type="float" office:value="874.6" calcext:value-type="float">
            <text:p>874.6</text:p>
          </table:table-cell>
          <table:table-cell table:style-name="ce22" office:value-type="float" office:value="862.2" calcext:value-type="float">
            <text:p>862.2</text:p>
          </table:table-cell>
          <table:table-cell table:style-name="ce22" office:value-type="float" office:value="921.6" calcext:value-type="float">
            <text:p>921.6</text:p>
          </table:table-cell>
          <table:table-cell table:style-name="ce33" office:value-type="float" office:value="873.2" calcext:value-type="float">
            <text:p>873.2</text:p>
          </table:table-cell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48.2" calcext:value-type="float">
            <text:p>948.2</text:p>
          </table:table-cell>
          <table:table-cell table:style-name="ce1" office:value-type="float" office:value="479.2" calcext:value-type="float">
            <text:p>479.2</text:p>
          </table:table-cell>
          <table:table-cell table:style-name="ce1" office:value-type="float" office:value="411.6" calcext:value-type="float">
            <text:p>411.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12.8" calcext:value-type="float">
            <text:p>512.8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07.2" calcext:value-type="float">
            <text:p>907.2</text:p>
          </table:table-cell>
          <table:table-cell table:style-name="ce1" office:value-type="float" office:value="414.8" calcext:value-type="float">
            <text:p>414.8</text:p>
          </table:table-cell>
          <table:table-cell table:style-name="ce24" office:value-type="float" office:value="873.4" calcext:value-type="float">
            <text:p>873.4</text:p>
          </table:table-cell>
          <table:table-cell table:style-name="ce1" office:value-type="float" office:value="878.4" calcext:value-type="float">
            <text:p>878.4</text:p>
          </table:table-cell>
          <table:table-cell table:style-name="ce24" office:value-type="float" office:value="941" calcext:value-type="float">
            <text:p>941</text:p>
          </table:table-cell>
          <table:table-cell table:style-name="ce34" office:value-type="float" office:value="891" calcext:value-type="float">
            <text:p>891</text:p>
          </table:table-cell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12" office:value-type="float" office:value="187.6" calcext:value-type="float">
            <text:p>187.6</text:p>
          </table:table-cell>
          <table:table-cell table:style-name="ce23" office:value-type="float" office:value="249.6" calcext:value-type="float">
            <text:p>249.6</text:p>
          </table:table-cell>
          <table:table-cell table:style-name="ce23" office:value-type="float" office:value="127.2" calcext:value-type="float">
            <text:p>127.2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34.2" calcext:value-type="float">
            <text:p>234.2</text:p>
          </table:table-cell>
          <table:table-cell table:style-name="ce23" office:value-type="float" office:value="109.2" calcext:value-type="float">
            <text:p>109.2</text:p>
          </table:table-cell>
          <table:table-cell table:style-name="ce23" office:value-type="float" office:value="161.8" calcext:value-type="float">
            <text:p>161.8</text:p>
          </table:table-cell>
          <table:table-cell table:style-name="ce23" office:value-type="float" office:value="177.4" calcext:value-type="float">
            <text:p>177.4</text:p>
          </table:table-cell>
          <table:table-cell table:style-name="ce23" office:value-type="float" office:value="198.6" calcext:value-type="float">
            <text:p>198.6</text:p>
          </table:table-cell>
          <table:table-cell table:style-name="ce23" office:value-type="float" office:value="194.2" calcext:value-type="float">
            <text:p>194.2</text:p>
          </table:table-cell>
          <table:table-cell table:style-name="ce23" office:value-type="float" office:value="216.2" calcext:value-type="float">
            <text:p>216.2</text:p>
          </table:table-cell>
          <table:table-cell table:style-name="ce35" office:value-type="float" office:value="223.8" calcext:value-type="float">
            <text:p>223.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/>
          <table:table-cell table:style-name="ce10"/>
          <table:table-cell table:style-name="ce22" table:number-columns-repeated="10"/>
          <table:table-cell table:style-name="ce33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]/100" office:value-type="float" office:value="9.482" calcext:value-type="float">
            <text:p>9.482</text:p>
          </table:table-cell>
          <table:table-cell table:style-name="ce22" table:formula="of:=([.C3]/100)*(10/3)" office:value-type="float" office:value="15.9733333333333" calcext:value-type="float">
            <text:p>15.9733333333</text:p>
          </table:table-cell>
          <table:table-cell table:style-name="ce22" table:formula="of:=([.D3]/100)*(10/3)" office:value-type="float" office:value="13.72" calcext:value-type="float">
            <text:p>13.72</text:p>
          </table:table-cell>
          <table:table-cell table:style-name="ce22" table:formula="of:=([.E3]/100)*10" office:value-type="float" office:value="24.2" calcext:value-type="float">
            <text:p>24.2</text:p>
          </table:table-cell>
          <table:table-cell table:style-name="ce22" table:formula="of:=([.F3]/100)*(10/3)" office:value-type="float" office:value="17.0933333333333" calcext:value-type="float">
            <text:p>17.0933333333</text:p>
          </table:table-cell>
          <table:table-cell table:style-name="ce24" table:formula="of:=[.G3]/100" office:value-type="float" office:value="8.51" calcext:value-type="float">
            <text:p>8.51</text:p>
          </table:table-cell>
          <table:table-cell table:style-name="ce24" table:formula="of:=[.H3]/100" office:value-type="float" office:value="9.072" calcext:value-type="float">
            <text:p>9.072</text:p>
          </table:table-cell>
          <table:table-cell table:style-name="ce22" table:formula="of:=([.I3]/100)*(10/3)" office:value-type="float" office:value="13.8266666666667" calcext:value-type="float">
            <text:p>13.8266666667</text:p>
          </table:table-cell>
          <table:table-cell table:style-name="ce24" table:formula="of:=[.J3]/100" office:value-type="float" office:value="8.734" calcext:value-type="float">
            <text:p>8.734</text:p>
          </table:table-cell>
          <table:table-cell table:style-name="ce24" table:formula="of:=[.K3]/100" office:value-type="float" office:value="8.784" calcext:value-type="float">
            <text:p>8.784</text:p>
          </table:table-cell>
          <table:table-cell table:style-name="ce24" table:formula="of:=[.L3]/100" office:value-type="float" office:value="9.41" calcext:value-type="float">
            <text:p>9.41</text:p>
          </table:table-cell>
          <table:table-cell table:style-name="ce34" table:formula="of:=[.M3]/100" office:value-type="float" office:value="8.91" calcext:value-type="float">
            <text:p>8.91</text:p>
          </table:table-cell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table:formula="of:=[.B4]/100" office:value-type="float" office:value="3.062" calcext:value-type="float">
            <text:p>3.062</text:p>
          </table:table-cell>
          <table:table-cell table:style-name="ce22" table:formula="of:=([.C4]/100)*(10/3)" office:value-type="float" office:value="8.20666666666667" calcext:value-type="float">
            <text:p>8.2066666667</text:p>
          </table:table-cell>
          <table:table-cell table:style-name="ce22" table:formula="of:=([.D4]/100)*(10/3)" office:value-type="float" office:value="6.03333333333333" calcext:value-type="float">
            <text:p>6.0333333333</text:p>
          </table:table-cell>
          <table:table-cell table:style-name="ce22" table:formula="of:=([.E4]/100)*10" office:value-type="float" office:value="15.36" calcext:value-type="float">
            <text:p>15.36</text:p>
          </table:table-cell>
          <table:table-cell table:style-name="ce22" table:formula="of:=([.F4]/100)*(10/3)" office:value-type="float" office:value="9.12666666666667" calcext:value-type="float">
            <text:p>9.1266666667</text:p>
          </table:table-cell>
          <table:table-cell table:style-name="ce24" table:formula="of:=[.G4]/100" office:value-type="float" office:value="2.116" calcext:value-type="float">
            <text:p>2.116</text:p>
          </table:table-cell>
          <table:table-cell table:style-name="ce24" table:formula="of:=[.H4]/100" office:value-type="float" office:value="2.488" calcext:value-type="float">
            <text:p>2.488</text:p>
          </table:table-cell>
          <table:table-cell table:style-name="ce22" table:formula="of:=([.I4]/100)*(10/3)" office:value-type="float" office:value="6.56666666666667" calcext:value-type="float">
            <text:p>6.5666666667</text:p>
          </table:table-cell>
          <table:table-cell table:style-name="ce24" table:formula="of:=[.J4]/100" office:value-type="float" office:value="2.644" calcext:value-type="float">
            <text:p>2.644</text:p>
          </table:table-cell>
          <table:table-cell table:style-name="ce24" table:formula="of:=[.K4]/100" office:value-type="float" office:value="2.726" calcext:value-type="float">
            <text:p>2.726</text:p>
          </table:table-cell>
          <table:table-cell table:style-name="ce24" table:formula="of:=[.L4]/100" office:value-type="float" office:value="2.89" calcext:value-type="float">
            <text:p>2.89</text:p>
          </table:table-cell>
          <table:table-cell table:style-name="ce34" table:formula="of:=[.M4]/100" office:value-type="float" office:value="2.71" calcext:value-type="float">
            <text:p>2.71</text:p>
          </table:table-cell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12" table:formula="of:=[.B5]/100" office:value-type="float" office:value="1.876" calcext:value-type="float">
            <text:p>1.876</text:p>
          </table:table-cell>
          <table:table-cell table:style-name="ce22" table:formula="of:=([.C5]/100)*(10/3)" office:value-type="float" office:value="8.32" calcext:value-type="float">
            <text:p>8.32</text:p>
          </table:table-cell>
          <table:table-cell table:style-name="ce22" table:formula="of:=([.D5]/100)*(10/3)" office:value-type="float" office:value="4.24" calcext:value-type="float">
            <text:p>4.24</text:p>
          </table:table-cell>
          <table:table-cell table:style-name="ce22" table:formula="of:=([.E5]/100)*10" office:value-type="float" office:value="15.4" calcext:value-type="float">
            <text:p>15.4</text:p>
          </table:table-cell>
          <table:table-cell table:style-name="ce22" table:formula="of:=([.F5]/100)*(10/3)" office:value-type="float" office:value="7.80666666666667" calcext:value-type="float">
            <text:p>7.8066666667</text:p>
          </table:table-cell>
          <table:table-cell table:style-name="ce23" table:formula="of:=[.G5]/100" office:value-type="float" office:value="1.092" calcext:value-type="float">
            <text:p>1.092</text:p>
          </table:table-cell>
          <table:table-cell table:style-name="ce23" table:formula="of:=[.H5]/100" office:value-type="float" office:value="1.618" calcext:value-type="float">
            <text:p>1.618</text:p>
          </table:table-cell>
          <table:table-cell table:style-name="ce22" table:formula="of:=([.I5]/100)*(10/3)" office:value-type="float" office:value="5.91333333333333" calcext:value-type="float">
            <text:p>5.9133333333</text:p>
          </table:table-cell>
          <table:table-cell table:style-name="ce23" table:formula="of:=[.J5]/100" office:value-type="float" office:value="1.986" calcext:value-type="float">
            <text:p>1.986</text:p>
          </table:table-cell>
          <table:table-cell table:style-name="ce23" table:formula="of:=[.K5]/100" office:value-type="float" office:value="1.942" calcext:value-type="float">
            <text:p>1.942</text:p>
          </table:table-cell>
          <table:table-cell table:style-name="ce23" table:formula="of:=[.L5]/100" office:value-type="float" office:value="2.162" calcext:value-type="float">
            <text:p>2.162</text:p>
          </table:table-cell>
          <table:table-cell table:style-name="ce35" table:formula="of:=[.M5]/100" office:value-type="float" office:value="2.238" calcext:value-type="float">
            <text:p>2.238</text:p>
          </table:table-cell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style-name="ce1"/>
          <table:table-cell table:style-name="ce24" office:value-type="string" calcext:value-type="string">
            <text:p>concatnright</text:p>
          </table:table-cell>
          <table:table-cell table:style-name="ce32" office:value-type="string" calcext:value-type="string">
            <text:p>concatnleft</text:p>
          </table:table-cell>
          <table:table-cell table:style-name="ce9" office:value-type="string" calcext:value-type="string">
            <text:p>reverse</text:p>
          </table:table-cell>
          <table:table-cell table:style-name="ce21" office:value-type="string" calcext:value-type="string">
            <text:p>readint</text:p>
          </table:table-cell>
          <table:table-cell table:style-name="ce32" office:value-type="string" calcext:value-type="string">
            <text:p>noccurrences</text:p>
          </table:table-cell>
          <table:table-cell table:style-name="ce21" office:value-type="string" calcext:value-type="string">
            <text:p>removevowel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" office:value-type="float" office:value="1386" calcext:value-type="float">
            <text:p>1386</text:p>
          </table:table-cell>
          <table:table-cell table:style-name="ce34" office:value-type="float" office:value="1781" calcext:value-type="float">
            <text:p>1781</text:p>
          </table:table-cell>
          <table:table-cell table:style-name="ce11" office:value-type="float" office:value="4496" calcext:value-type="float">
            <text:p>4496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443.4" calcext:value-type="float">
            <text:p>443.4</text:p>
          </table:table-cell>
          <table:table-cell table:style-name="ce24" office:value-type="float" office:value="2534" calcext:value-type="float">
            <text:p>2534</text:p>
          </table:table-cell>
          <table:table-cell table:style-name="ce24"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24" office:value-type="float" office:value="339.6" calcext:value-type="float">
            <text:p>339.6</text:p>
          </table:table-cell>
          <table:table-cell table:style-name="ce35" office:value-type="float" office:value="342.2" calcext:value-type="float">
            <text:p>342.2</text:p>
          </table:table-cell>
          <table:table-cell table:style-name="ce12" office:value-type="float" office:value="1525" calcext:value-type="float">
            <text:p>1525</text:p>
          </table:table-cell>
          <table:table-cell table:style-name="ce23" office:value-type="float" office:value="133.4" calcext:value-type="float">
            <text:p>133.4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678.6" calcext:value-type="float">
            <text:p>678.6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/>
          <table:table-cell table:style-name="ce24" office:value-type="string" calcext:value-type="string">
            <text:p>concatnright</text:p>
          </table:table-cell>
          <table:table-cell table:style-name="ce32" office:value-type="string" calcext:value-type="string">
            <text:p>concatnleft</text:p>
          </table:table-cell>
          <table:table-cell table:style-name="ce9" office:value-type="string" calcext:value-type="string">
            <text:p>reverse*</text:p>
          </table:table-cell>
          <table:table-cell table:style-name="ce21" office:value-type="string" calcext:value-type="string">
            <text:p>readint</text:p>
          </table:table-cell>
          <table:table-cell table:style-name="ce32" office:value-type="string" calcext:value-type="string">
            <text:p>noccurrences*</text:p>
          </table:table-cell>
          <table:table-cell table:style-name="ce21" office:value-type="string" calcext:value-type="string">
            <text:p>removevowels</text:p>
          </table:table-cell>
          <table:table-cell/>
          <table:table-cell office:value-type="string" calcext:value-type="string">
            <text:p>noccurrenc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" table:formula="of:=[.B53]/100" office:value-type="float" office:value="13.86" calcext:value-type="float">
            <text:p>13.86</text:p>
          </table:table-cell>
          <table:table-cell table:style-name="ce1" table:formula="of:=[.C53]/100" office:value-type="float" office:value="17.81" calcext:value-type="float">
            <text:p>17.81</text:p>
          </table:table-cell>
          <table:table-cell table:style-name="ce1" table:formula="of:=[.D53]/200" office:value-type="float" office:value="22.48" calcext:value-type="float">
            <text:p>22.48</text:p>
          </table:table-cell>
          <table:table-cell table:style-name="ce1" table:formula="of:=([.E53]/100)*2" office:value-type="float" office:value="16.16" calcext:value-type="float">
            <text:p>16.16</text:p>
          </table:table-cell>
          <table:table-cell table:style-name="ce1" table:formula="of:=[.I60]/10" office:value-type="float" office:value="25.2" calcext:value-type="float">
            <text:p>25.2</text:p>
          </table:table-cell>
          <table:table-cell table:style-name="ce1" table:formula="of:=[.G53]/100" office:value-type="float" office:value="23.44" calcext:value-type="float">
            <text:p>23.44</text:p>
          </table:table-cell>
          <table:table-cell/>
          <table:table-cell table:formula="of:=([.F53]/100)*10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" table:formula="of:=[.B54]/100" office:value-type="float" office:value="3.422" calcext:value-type="float">
            <text:p>3.422</text:p>
          </table:table-cell>
          <table:table-cell table:style-name="ce1" table:formula="of:=[.C54]/100" office:value-type="float" office:value="10.09" calcext:value-type="float">
            <text:p>10.09</text:p>
          </table:table-cell>
          <table:table-cell table:style-name="ce1" table:formula="of:=[.D54]/200" office:value-type="float" office:value="17.225" calcext:value-type="float">
            <text:p>17.225</text:p>
          </table:table-cell>
          <table:table-cell table:style-name="ce1" table:formula="of:=([.E54]/100)*2" office:value-type="float" office:value="8.868" calcext:value-type="float">
            <text:p>8.868</text:p>
          </table:table-cell>
          <table:table-cell table:style-name="ce1" table:formula="of:=[.I61]/10" office:value-type="float" office:value="25.34" calcext:value-type="float">
            <text:p>25.34</text:p>
          </table:table-cell>
          <table:table-cell table:style-name="ce1" table:formula="of:=[.G54]/100" office:value-type="float" office:value="16.18" calcext:value-type="float">
            <text:p>16.18</text:p>
          </table:table-cell>
          <table:table-cell/>
          <table:table-cell table:formula="of:=([.F54]/100)*10" office:value-type="float" office:value="253.4" calcext:value-type="float">
            <text:p>253.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1" table:formula="of:=[.B55]/100" office:value-type="float" office:value="3.396" calcext:value-type="float">
            <text:p>3.396</text:p>
          </table:table-cell>
          <table:table-cell table:style-name="ce1" table:formula="of:=[.C55]/100" office:value-type="float" office:value="3.422" calcext:value-type="float">
            <text:p>3.422</text:p>
          </table:table-cell>
          <table:table-cell table:style-name="ce1" table:formula="of:=[.D55]/200" office:value-type="float" office:value="7.625" calcext:value-type="float">
            <text:p>7.625</text:p>
          </table:table-cell>
          <table:table-cell table:style-name="ce1" table:formula="of:=([.E55]/100)*2" office:value-type="float" office:value="2.668" calcext:value-type="float">
            <text:p>2.668</text:p>
          </table:table-cell>
          <table:table-cell table:style-name="ce1" table:formula="of:=[.I62]/10" office:value-type="float" office:value="2.96" calcext:value-type="float">
            <text:p>2.96</text:p>
          </table:table-cell>
          <table:table-cell table:style-name="ce1" table:formula="of:=[.G55]/100" office:value-type="float" office:value="6.786" calcext:value-type="float">
            <text:p>6.786</text:p>
          </table:table-cell>
          <table:table-cell/>
          <table:table-cell table:formula="of:=([.F55]/100)*10" office:value-type="float" office:value="29.6" calcext:value-type="float">
            <text:p>29.6</text:p>
          </table:table-cell>
          <table:table-cell table:number-columns-repeated="4"/>
        </table:table-row>
      </table:table>
      <table:table table:name="exp3c" table:style-name="ta1">
        <table:shapes>
          <draw:frame draw:z-index="0" draw:style-name="gr1" draw:text-style-name="P1" svg:width="871.29pt" svg:height="262.94pt" svg:x="124.75pt" svg:y="184.31pt">
            <loext:p draw:notify-on-update-of-ranges="exp3c.B9:exp3c.S9 exp3c.A10:exp3c.A10 exp3c.B10:exp3c.S10 exp3c.A11:exp3c.A11 exp3c.B11:exp3c.S11 exp3c.A12:exp3c.A12 exp3c.B12:exp3c.S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771.53pt" svg:height="253.93pt" svg:x="126.82pt" svg:y="451.56pt">
            <loext:p draw:notify-on-update-of-ranges="exp3c.B1:exp3c.S1 exp3c.A2:exp3c.A2 exp3c.B2:exp3c.S2 exp3c.A3:exp3c.A3 exp3c.B3:exp3c.S3 exp3c.A4:exp3c.A4 exp3c.B4:exp3c.S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857.79pt" svg:height="278.59pt" svg:x="93.57pt" svg:y="886.96pt">
            <loext:p draw:notify-on-update-of-ranges="exp3c.B64:exp3c.S64 exp3c.A65:exp3c.A65 exp3c.B65:exp3c.S65 exp3c.A66:exp3c.A66 exp3c.B66:exp3c.S66 exp3c.A67:exp3c.A67 exp3c.B67:exp3c.S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41.55pt" svg:height="378.17pt" svg:x="225.21pt" svg:y="1182.7pt">
            <loext:p draw:notify-on-update-of-ranges="exp3c.A64:exp3c.A64 exp3c.B64:exp3c.S64 exp3c.A65:exp3c.A65 exp3c.B65:exp3c.S65 exp3c.A66:exp3c.A66 exp3c.B66:exp3c.S66 exp3c.A67:exp3c.A67 exp3c.B67:exp3c.S6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787.95pt" svg:height="280.49pt" svg:x="99.5pt" svg:y="1850.34pt">
            <loext:p draw:notify-on-update-of-ranges="exp3c.A138:exp3c.A138 exp3c.B138:exp3c.S138 exp3c.A139:exp3c.A139 exp3c.B139:exp3c.S139 exp3c.A140:exp3c.A140 exp3c.B140:exp3c.S140 exp3c.A141:exp3c.A141 exp3c.B141:exp3c.S141 exp3c.A142:exp3c.A142 exp3c.B142:exp3c.S14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5"/>
          <table:table-cell table:style-name="ce49" office:value-type="string" calcext:value-type="string">
            <text:p>concatshort</text:p>
          </table:table-cell>
          <table:table-cell table:style-name="ce52" office:value-type="string" calcext:value-type="string">
            <text:p>concatlong</text:p>
          </table:table-cell>
          <table:table-cell table:style-name="ce52" office:value-type="string" calcext:value-type="string">
            <text:p>substring</text:p>
          </table:table-cell>
          <table:table-cell table:style-name="ce52" office:value-type="string" calcext:value-type="string">
            <text:p>replace</text:p>
          </table:table-cell>
          <table:table-cell table:style-name="ce52" office:value-type="string" calcext:value-type="string">
            <text:p>length</text:p>
          </table:table-cell>
          <table:table-cell table:style-name="ce52" office:value-type="string" calcext:value-type="string">
            <text:p>copyshort</text:p>
          </table:table-cell>
          <table:table-cell table:style-name="ce52" office:value-type="string" calcext:value-type="string">
            <text:p>copymedium</text:p>
          </table:table-cell>
          <table:table-cell table:style-name="ce52" office:value-type="string" calcext:value-type="string">
            <text:p>copylong</text:p>
          </table:table-cell>
          <table:table-cell table:style-name="ce52" office:value-type="string" calcext:value-type="string">
            <text:p>concatlitval</text:p>
          </table:table-cell>
          <table:table-cell table:style-name="ce52" office:value-type="string" calcext:value-type="string">
            <text:p>concatvallit</text:p>
          </table:table-cell>
          <table:table-cell table:style-name="ce52" office:value-type="string" calcext:value-type="string">
            <text:p>concatvallitval</text:p>
          </table:table-cell>
          <table:table-cell table:style-name="ce54" office:value-type="string" calcext:value-type="string">
            <text:p>concatlitvallit</text:p>
          </table:table-cell>
          <table:table-cell table:style-name="ce49" office:value-type="string" calcext:value-type="string">
            <text:p>concatnright</text:p>
          </table:table-cell>
          <table:table-cell table:style-name="ce52" office:value-type="string" calcext:value-type="string">
            <text:p>concatnleft</text:p>
          </table:table-cell>
          <table:table-cell table:style-name="ce52" office:value-type="string" calcext:value-type="string">
            <text:p>reverse</text:p>
          </table:table-cell>
          <table:table-cell table:style-name="ce52" office:value-type="string" calcext:value-type="string">
            <text:p>readint</text:p>
          </table:table-cell>
          <table:table-cell table:style-name="ce52" office:value-type="string" calcext:value-type="string">
            <text:p>noccurrences</text:p>
          </table:table-cell>
          <table:table-cell table:style-name="ce54" office:value-type="string" calcext:value-type="string">
            <text:p>removevowels</text:p>
          </table:table-cell>
        </table:table-row>
        <table:table-row table:style-name="ro1">
          <table:table-cell table:style-name="ce46" office:value-type="string" calcext:value-type="string">
            <text:p>one</text:p>
          </table:table-cell>
          <table:table-cell table:style-name="ce50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55" office:value-type="float" office:value="348.8" calcext:value-type="float">
            <text:p>348.8</text:p>
          </table:table-cell>
          <table:table-cell table:style-name="ce57" office:value-type="float" office:value="546.2" calcext:value-type="float">
            <text:p>546.2</text:p>
          </table:table-cell>
          <table:table-cell table:style-name="ce58" office:value-type="float" office:value="1201.3" calcext:value-type="float">
            <text:p>1201.3</text:p>
          </table:table-cell>
          <table:table-cell table:style-name="ce58" office:value-type="float" office:value="1012.7" calcext:value-type="float">
            <text:p>1012.7</text:p>
          </table:table-cell>
          <table:table-cell table:style-name="ce58" office:value-type="float" office:value="147.4" calcext:value-type="float">
            <text:p>147.4</text:p>
          </table:table-cell>
          <table:table-cell table:style-name="ce58" office:value-type="float" office:value="388.8" calcext:value-type="float">
            <text:p>388.8</text:p>
          </table:table-cell>
          <table:table-cell table:style-name="ce59" office:value-type="float" office:value="742" calcext:value-type="float">
            <text:p>742</text:p>
          </table:table-cell>
        </table:table-row>
        <table:table-row table:style-name="ro1">
          <table:table-cell table:style-name="ce47" office:value-type="string" calcext:value-type="string">
            <text:p>two</text:p>
          </table:table-cell>
          <table:table-cell table:style-name="ce50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55" office:value-type="float" office:value="315.3" calcext:value-type="float">
            <text:p>315.3</text:p>
          </table:table-cell>
          <table:table-cell table:style-name="ce50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55" office:value-type="float" office:value="682.2" calcext:value-type="float">
            <text:p>682.2</text:p>
          </table:table-cell>
        </table:table-row>
        <table:table-row table:style-name="ro1">
          <table:table-cell table:style-name="ce48" office:value-type="string" calcext:value-type="string">
            <text:p>three</text:p>
          </table:table-cell>
          <table:table-cell table:style-name="ce51" office:value-type="float" office:value="185" calcext:value-type="float">
            <text:p>185</text:p>
          </table:table-cell>
          <table:table-cell table:style-name="ce53" office:value-type="float" office:value="249.6" calcext:value-type="float">
            <text:p>249.6</text:p>
          </table:table-cell>
          <table:table-cell table:style-name="ce53" office:value-type="float" office:value="127.2" calcext:value-type="float">
            <text:p>127.2</text:p>
          </table:table-cell>
          <table:table-cell table:style-name="ce53" office:value-type="float" office:value="154" calcext:value-type="float">
            <text:p>154</text:p>
          </table:table-cell>
          <table:table-cell table:style-name="ce53" office:value-type="float" office:value="234.2" calcext:value-type="float">
            <text:p>234.2</text:p>
          </table:table-cell>
          <table:table-cell table:style-name="ce53" office:value-type="float" office:value="109.2" calcext:value-type="float">
            <text:p>109.2</text:p>
          </table:table-cell>
          <table:table-cell table:style-name="ce53" office:value-type="float" office:value="161.8" calcext:value-type="float">
            <text:p>161.8</text:p>
          </table:table-cell>
          <table:table-cell table:style-name="ce53" office:value-type="float" office:value="177.4" calcext:value-type="float">
            <text:p>177.4</text:p>
          </table:table-cell>
          <table:table-cell table:style-name="ce53" office:value-type="float" office:value="198.6" calcext:value-type="float">
            <text:p>198.6</text:p>
          </table:table-cell>
          <table:table-cell table:style-name="ce53" office:value-type="float" office:value="194.2" calcext:value-type="float">
            <text:p>194.2</text:p>
          </table:table-cell>
          <table:table-cell table:style-name="ce53" office:value-type="float" office:value="216.2" calcext:value-type="float">
            <text:p>216.2</text:p>
          </table:table-cell>
          <table:table-cell table:style-name="ce56" office:value-type="float" office:value="223.8" calcext:value-type="float">
            <text:p>223.8</text:p>
          </table:table-cell>
          <table:table-cell table:style-name="ce51" office:value-type="float" office:value="339.6" calcext:value-type="float">
            <text:p>339.6</text:p>
          </table:table-cell>
          <table:table-cell table:style-name="ce53" office:value-type="float" office:value="342.2" calcext:value-type="float">
            <text:p>342.2</text:p>
          </table:table-cell>
          <table:table-cell table:style-name="ce53" office:value-type="float" office:value="1336.8" calcext:value-type="float">
            <text:p>1336.8</text:p>
          </table:table-cell>
          <table:table-cell table:style-name="ce53" office:value-type="float" office:value="133.4" calcext:value-type="float">
            <text:p>133.4</text:p>
          </table:table-cell>
          <table:table-cell table:style-name="ce53" office:value-type="float" office:value="296" calcext:value-type="float">
            <text:p>296</text:p>
          </table:table-cell>
          <table:table-cell table:style-name="ce56" office:value-type="float" office:value="678.6" calcext:value-type="float">
            <text:p>678.6</text:p>
          </table:table-cell>
        </table:table-row>
        <table:table-row table:style-name="ro1">
          <table:table-cell table:style-name="ce1"/>
          <table:table-cell table:number-columns-repeated="18"/>
        </table:table-row>
        <table:table-row table:style-name="ro1">
          <table:table-cell table:style-name="ce24" table:number-columns-repeated="2"/>
          <table:table-cell table:style-name="ce1" table:number-columns-repeated="7"/>
          <table:table-cell table:style-name="ce24"/>
          <table:table-cell table:style-name="ce1"/>
          <table:table-cell table:style-name="ce24" table:number-columns-repeated="2"/>
          <table:table-cell table:style-name="ce1"/>
          <table:table-cell table:style-name="ce24" table:number-columns-repeated="5"/>
        </table:table-row>
        <table:table-row table:style-name="ro1">
          <table:table-cell table:style-name="ce24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[.B2]/100" office:value-type="float" office:value="2.847" calcext:value-type="float">
            <text:p>2.847</text:p>
          </table:table-cell>
          <table:table-cell table:style-name="ce45" table:formula="of:=([.C2]/100)*(10/3)" office:value-type="float" office:value="26.45" calcext:value-type="float">
            <text:p>26.45</text:p>
          </table:table-cell>
          <table:table-cell table:style-name="ce45" table:formula="of:=([.D2]/100)*(10/3)" office:value-type="float" office:value="10.84" calcext:value-type="float">
            <text:p>10.84</text:p>
          </table:table-cell>
          <table:table-cell table:style-name="ce45" table:formula="of:=([.E2]/100)*10" office:value-type="float" office:value="24.55" calcext:value-type="float">
            <text:p>24.55</text:p>
          </table:table-cell>
          <table:table-cell table:style-name="ce45" table:formula="of:=([.F2]/100)*(10/3)" office:value-type="float" office:value="14.0233333333333" calcext:value-type="float">
            <text:p>14.0233333333</text:p>
          </table:table-cell>
          <table:table-cell table:style-name="ce45" table:formula="of:=[.G2]/100" office:value-type="float" office:value="1.463" calcext:value-type="float">
            <text:p>1.463</text:p>
          </table:table-cell>
          <table:table-cell table:style-name="ce45" table:formula="of:=[.H2]/100" office:value-type="float" office:value="2.633" calcext:value-type="float">
            <text:p>2.633</text:p>
          </table:table-cell>
          <table:table-cell table:style-name="ce45" table:formula="of:=([.I2]/100)*(10/3)" office:value-type="float" office:value="13.0333333333333" calcext:value-type="float">
            <text:p>13.0333333333</text:p>
          </table:table-cell>
          <table:table-cell table:style-name="ce45" table:formula="of:=[.J2]/100" office:value-type="float" office:value="3.233" calcext:value-type="float">
            <text:p>3.233</text:p>
          </table:table-cell>
          <table:table-cell table:style-name="ce45" table:formula="of:=[.K2]/100" office:value-type="float" office:value="3.272" calcext:value-type="float">
            <text:p>3.272</text:p>
          </table:table-cell>
          <table:table-cell table:style-name="ce45" table:formula="of:=[.L2]/100" office:value-type="float" office:value="5.04" calcext:value-type="float">
            <text:p>5.04</text:p>
          </table:table-cell>
          <table:table-cell table:style-name="ce45" table:formula="of:=[.M2]/100" office:value-type="float" office:value="3.488" calcext:value-type="float">
            <text:p>3.488</text:p>
          </table:table-cell>
          <table:table-cell table:style-name="ce45" table:formula="of:=[.N2]/100" office:value-type="float" office:value="5.462" calcext:value-type="float">
            <text:p>5.462</text:p>
          </table:table-cell>
          <table:table-cell table:style-name="ce45" table:formula="of:=[.O2]/100" office:value-type="float" office:value="12.013" calcext:value-type="float">
            <text:p>12.013</text:p>
          </table:table-cell>
          <table:table-cell table:style-name="ce45" table:formula="of:=[.P2]/100" office:value-type="float" office:value="10.127" calcext:value-type="float">
            <text:p>10.127</text:p>
          </table:table-cell>
          <table:table-cell table:style-name="ce45" table:formula="of:=([.Q2]/100)*2" office:value-type="float" office:value="2.948" calcext:value-type="float">
            <text:p>2.948</text:p>
          </table:table-cell>
          <table:table-cell table:style-name="ce45" table:formula="of:=([.R2]/100)*10" office:value-type="float" office:value="38.88" calcext:value-type="float">
            <text:p>38.88</text:p>
          </table:table-cell>
          <table:table-cell table:style-name="ce45" table:formula="of:=[.S2]/100" office:value-type="float" office:value="7.42" calcext:value-type="float">
            <text:p>7.42</text:p>
          </table:table-cell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[.B3]/100" office:value-type="float" office:value="2.233" calcext:value-type="float">
            <text:p>2.233</text:p>
          </table:table-cell>
          <table:table-cell table:style-name="ce45" table:formula="of:=([.C3]/100)*(10/3)" office:value-type="float" office:value="23.6766666666667" calcext:value-type="float">
            <text:p>23.6766666667</text:p>
          </table:table-cell>
          <table:table-cell table:style-name="ce45" table:formula="of:=([.D3]/100)*(10/3)" office:value-type="float" office:value="4.3" calcext:value-type="float">
            <text:p>4.3</text:p>
          </table:table-cell>
          <table:table-cell table:style-name="ce45" table:formula="of:=([.E3]/100)*10" office:value-type="float" office:value="15.88" calcext:value-type="float">
            <text:p>15.88</text:p>
          </table:table-cell>
          <table:table-cell table:style-name="ce45" table:formula="of:=([.F3]/100)*(10/3)" office:value-type="float" office:value="7.7" calcext:value-type="float">
            <text:p>7.7</text:p>
          </table:table-cell>
          <table:table-cell table:style-name="ce45" table:formula="of:=[.G3]/100" office:value-type="float" office:value="1.07" calcext:value-type="float">
            <text:p>1.07</text:p>
          </table:table-cell>
          <table:table-cell table:style-name="ce45" table:formula="of:=[.H3]/100" office:value-type="float" office:value="1.783" calcext:value-type="float">
            <text:p>1.783</text:p>
          </table:table-cell>
          <table:table-cell table:style-name="ce45" table:formula="of:=([.I3]/100)*(10/3)" office:value-type="float" office:value="6.50666666666667" calcext:value-type="float">
            <text:p>6.5066666667</text:p>
          </table:table-cell>
          <table:table-cell table:style-name="ce45" table:formula="of:=[.J3]/100" office:value-type="float" office:value="2.865" calcext:value-type="float">
            <text:p>2.865</text:p>
          </table:table-cell>
          <table:table-cell table:style-name="ce45" table:formula="of:=[.K3]/100" office:value-type="float" office:value="2.875" calcext:value-type="float">
            <text:p>2.875</text:p>
          </table:table-cell>
          <table:table-cell table:style-name="ce45" table:formula="of:=[.L3]/100" office:value-type="float" office:value="3.992" calcext:value-type="float">
            <text:p>3.992</text:p>
          </table:table-cell>
          <table:table-cell table:style-name="ce45" table:formula="of:=[.M3]/100" office:value-type="float" office:value="3.153" calcext:value-type="float">
            <text:p>3.153</text:p>
          </table:table-cell>
          <table:table-cell table:style-name="ce45" table:formula="of:=[.N3]/100" office:value-type="float" office:value="4.177" calcext:value-type="float">
            <text:p>4.177</text:p>
          </table:table-cell>
          <table:table-cell table:style-name="ce45" table:formula="of:=[.O3]/100" office:value-type="float" office:value="11.353" calcext:value-type="float">
            <text:p>11.353</text:p>
          </table:table-cell>
          <table:table-cell table:style-name="ce45" table:formula="of:=[.P3]/100" office:value-type="float" office:value="7.91" calcext:value-type="float">
            <text:p>7.91</text:p>
          </table:table-cell>
          <table:table-cell table:style-name="ce45" table:formula="of:=([.Q3]/100)*2" office:value-type="float" office:value="2.646" calcext:value-type="float">
            <text:p>2.646</text:p>
          </table:table-cell>
          <table:table-cell table:style-name="ce45" table:formula="of:=([.R3]/100)*10" office:value-type="float" office:value="29.53" calcext:value-type="float">
            <text:p>29.53</text:p>
          </table:table-cell>
          <table:table-cell table:style-name="ce45" table:formula="of:=[.S3]/100" office:value-type="float" office:value="6.822" calcext:value-type="float">
            <text:p>6.822</text:p>
          </table:table-cell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[.B4]/100" office:value-type="float" office:value="1.85" calcext:value-type="float">
            <text:p>1.85</text:p>
          </table:table-cell>
          <table:table-cell table:style-name="ce45" table:formula="of:=([.C4]/100)*(10/3)" office:value-type="float" office:value="8.32" calcext:value-type="float">
            <text:p>8.32</text:p>
          </table:table-cell>
          <table:table-cell table:style-name="ce45" table:formula="of:=([.D4]/100)*(10/3)" office:value-type="float" office:value="4.24" calcext:value-type="float">
            <text:p>4.24</text:p>
          </table:table-cell>
          <table:table-cell table:style-name="ce45" table:formula="of:=([.E4]/100)*10" office:value-type="float" office:value="15.4" calcext:value-type="float">
            <text:p>15.4</text:p>
          </table:table-cell>
          <table:table-cell table:style-name="ce45" table:formula="of:=([.F4]/100)*(10/3)" office:value-type="float" office:value="7.80666666666667" calcext:value-type="float">
            <text:p>7.8066666667</text:p>
          </table:table-cell>
          <table:table-cell table:style-name="ce45" table:formula="of:=[.G4]/100" office:value-type="float" office:value="1.092" calcext:value-type="float">
            <text:p>1.092</text:p>
          </table:table-cell>
          <table:table-cell table:style-name="ce45" table:formula="of:=[.H4]/100" office:value-type="float" office:value="1.618" calcext:value-type="float">
            <text:p>1.618</text:p>
          </table:table-cell>
          <table:table-cell table:style-name="ce45" table:formula="of:=([.I4]/100)*(10/3)" office:value-type="float" office:value="5.91333333333333" calcext:value-type="float">
            <text:p>5.9133333333</text:p>
          </table:table-cell>
          <table:table-cell table:style-name="ce45" table:formula="of:=[.J4]/100" office:value-type="float" office:value="1.986" calcext:value-type="float">
            <text:p>1.986</text:p>
          </table:table-cell>
          <table:table-cell table:style-name="ce45" table:formula="of:=[.K4]/100" office:value-type="float" office:value="1.942" calcext:value-type="float">
            <text:p>1.942</text:p>
          </table:table-cell>
          <table:table-cell table:style-name="ce45" table:formula="of:=[.L4]/100" office:value-type="float" office:value="2.162" calcext:value-type="float">
            <text:p>2.162</text:p>
          </table:table-cell>
          <table:table-cell table:style-name="ce45" table:formula="of:=[.M4]/100" office:value-type="float" office:value="2.238" calcext:value-type="float">
            <text:p>2.238</text:p>
          </table:table-cell>
          <table:table-cell table:style-name="ce45" table:formula="of:=[.N4]/100" office:value-type="float" office:value="3.396" calcext:value-type="float">
            <text:p>3.396</text:p>
          </table:table-cell>
          <table:table-cell table:style-name="ce45" table:formula="of:=[.O4]/100" office:value-type="float" office:value="3.422" calcext:value-type="float">
            <text:p>3.422</text:p>
          </table:table-cell>
          <table:table-cell table:style-name="ce45" table:formula="of:=[.P4]/100" office:value-type="float" office:value="13.368" calcext:value-type="float">
            <text:p>13.368</text:p>
          </table:table-cell>
          <table:table-cell table:style-name="ce45" table:formula="of:=([.Q4]/100)*2" office:value-type="float" office:value="2.668" calcext:value-type="float">
            <text:p>2.668</text:p>
          </table:table-cell>
          <table:table-cell table:style-name="ce45" table:formula="of:=([.R4]/100)*10" office:value-type="float" office:value="29.6" calcext:value-type="float">
            <text:p>29.6</text:p>
          </table:table-cell>
          <table:table-cell table:style-name="ce45" table:formula="of:=[.S4]/100" office:value-type="float" office:value="6.786" calcext:value-type="float">
            <text:p>6.786</text:p>
          </table:table-cell>
        </table:table-row>
        <table:table-row table:style-name="ro1" table:number-rows-repeated="51">
          <table:table-cell table:number-columns-repeated="19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([.B10]/[.B12])*100" office:value-type="float" office:value="153.891891891892" calcext:value-type="float">
            <text:p>153.8918918919</text:p>
          </table:table-cell>
          <table:table-cell table:style-name="ce45" table:formula="of:=([.C10]/[.C12])*100" office:value-type="float" office:value="317.908653846154" calcext:value-type="float">
            <text:p>317.9086538462</text:p>
          </table:table-cell>
          <table:table-cell table:style-name="ce45" table:formula="of:=([.D10]/[.D12])*100" office:value-type="float" office:value="255.660377358491" calcext:value-type="float">
            <text:p>255.6603773585</text:p>
          </table:table-cell>
          <table:table-cell table:style-name="ce45" table:formula="of:=([.E10]/[.E12])*100" office:value-type="float" office:value="159.415584415584" calcext:value-type="float">
            <text:p>159.4155844156</text:p>
          </table:table-cell>
          <table:table-cell table:style-name="ce45" table:formula="of:=([.F10]/[.F12])*100" office:value-type="float" office:value="179.632792485055" calcext:value-type="float">
            <text:p>179.6327924851</text:p>
          </table:table-cell>
          <table:table-cell table:style-name="ce45" table:formula="of:=([.G10]/[.G12])*100" office:value-type="float" office:value="133.974358974359" calcext:value-type="float">
            <text:p>133.9743589744</text:p>
          </table:table-cell>
          <table:table-cell table:style-name="ce45" table:formula="of:=([.H10]/[.H12])*100" office:value-type="float" office:value="162.731767614339" calcext:value-type="float">
            <text:p>162.7317676143</text:p>
          </table:table-cell>
          <table:table-cell table:style-name="ce45" table:formula="of:=([.I10]/[.I12])*100" office:value-type="float" office:value="220.405862457723" calcext:value-type="float">
            <text:p>220.4058624577</text:p>
          </table:table-cell>
          <table:table-cell table:style-name="ce45" table:formula="of:=([.J10]/[.J12])*100" office:value-type="float" office:value="162.789526686808" calcext:value-type="float">
            <text:p>162.7895266868</text:p>
          </table:table-cell>
          <table:table-cell table:style-name="ce45" table:formula="of:=([.K10]/[.K12])*100" office:value-type="float" office:value="168.486096807415" calcext:value-type="float">
            <text:p>168.4860968074</text:p>
          </table:table-cell>
          <table:table-cell table:style-name="ce45" table:formula="of:=([.L10]/[.L12])*100" office:value-type="float" office:value="233.117483811286" calcext:value-type="float">
            <text:p>233.1174838113</text:p>
          </table:table-cell>
          <table:table-cell table:style-name="ce45" table:formula="of:=([.M10]/[.M12])*100" office:value-type="float" office:value="155.853440571939" calcext:value-type="float">
            <text:p>155.8534405719</text:p>
          </table:table-cell>
          <table:table-cell table:style-name="ce45" table:formula="of:=([.N10]/[.N12])*100" office:value-type="float" office:value="160.836277974087" calcext:value-type="float">
            <text:p>160.8362779741</text:p>
          </table:table-cell>
          <table:table-cell table:style-name="ce45" table:formula="of:=([.O10]/[.O12])*100" office:value-type="float" office:value="351.052016364699" calcext:value-type="float">
            <text:p>351.0520163647</text:p>
          </table:table-cell>
          <table:table-cell table:style-name="ce45" table:formula="of:=([.P10]/[.P12])*100" office:value-type="float" office:value="75.7555356074207" calcext:value-type="float">
            <text:p>75.7555356074</text:p>
          </table:table-cell>
          <table:table-cell table:style-name="ce45" table:formula="of:=([.Q10]/[.Q12])*100" office:value-type="float" office:value="110.494752623688" calcext:value-type="float">
            <text:p>110.4947526237</text:p>
          </table:table-cell>
          <table:table-cell table:style-name="ce45" table:formula="of:=([.R10]/[.R12])*100" office:value-type="float" office:value="131.351351351351" calcext:value-type="float">
            <text:p>131.3513513514</text:p>
          </table:table-cell>
          <table:table-cell table:style-name="ce45" table:formula="of:=([.S10]/[.S12])*100" office:value-type="float" office:value="109.342764515178" calcext:value-type="float">
            <text:p>109.3427645152</text:p>
          </table:table-cell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([.B11]/[.B12])*100" office:value-type="float" office:value="120.702702702703" calcext:value-type="float">
            <text:p>120.7027027027</text:p>
          </table:table-cell>
          <table:table-cell table:style-name="ce45" table:formula="of:=([.C11]/[.C12])*100" office:value-type="float" office:value="284.57532051282" calcext:value-type="float">
            <text:p>284.5753205128</text:p>
          </table:table-cell>
          <table:table-cell table:style-name="ce45" table:formula="of:=([.D11]/[.D12])*100" office:value-type="float" office:value="101.415094339623" calcext:value-type="float">
            <text:p>101.4150943396</text:p>
          </table:table-cell>
          <table:table-cell table:style-name="ce45" table:formula="of:=([.E11]/[.E12])*100" office:value-type="float" office:value="103.116883116883" calcext:value-type="float">
            <text:p>103.1168831169</text:p>
          </table:table-cell>
          <table:table-cell table:style-name="ce45" table:formula="of:=([.F11]/[.F12])*100" office:value-type="float" office:value="98.6336464560205" calcext:value-type="float">
            <text:p>98.633646456</text:p>
          </table:table-cell>
          <table:table-cell table:style-name="ce45" table:formula="of:=([.G11]/[.G12])*100" office:value-type="float" office:value="97.985347985348" calcext:value-type="float">
            <text:p>97.9853479853</text:p>
          </table:table-cell>
          <table:table-cell table:style-name="ce45" table:formula="of:=([.H11]/[.H12])*100" office:value-type="float" office:value="110.197775030902" calcext:value-type="float">
            <text:p>110.1977750309</text:p>
          </table:table-cell>
          <table:table-cell table:style-name="ce45" table:formula="of:=([.I11]/[.I12])*100" office:value-type="float" office:value="110.033821871477" calcext:value-type="float">
            <text:p>110.0338218715</text:p>
          </table:table-cell>
          <table:table-cell table:style-name="ce45" table:formula="of:=([.J11]/[.J12])*100" office:value-type="float" office:value="144.259818731118" calcext:value-type="float">
            <text:p>144.2598187311</text:p>
          </table:table-cell>
          <table:table-cell table:style-name="ce45" table:formula="of:=([.K11]/[.K12])*100" office:value-type="float" office:value="148.043254376931" calcext:value-type="float">
            <text:p>148.0432543769</text:p>
          </table:table-cell>
          <table:table-cell table:style-name="ce45" table:formula="of:=([.L11]/[.L12])*100" office:value-type="float" office:value="184.643848288622" calcext:value-type="float">
            <text:p>184.6438482886</text:p>
          </table:table-cell>
          <table:table-cell table:style-name="ce45" table:formula="of:=([.M11]/[.M12])*100" office:value-type="float" office:value="140.88471849866" calcext:value-type="float">
            <text:p>140.8847184987</text:p>
          </table:table-cell>
          <table:table-cell table:style-name="ce45" table:formula="of:=([.N11]/[.N12])*100" office:value-type="float" office:value="122.997644287397" calcext:value-type="float">
            <text:p>122.9976442874</text:p>
          </table:table-cell>
          <table:table-cell table:style-name="ce45" table:formula="of:=([.O11]/[.O12])*100" office:value-type="float" office:value="331.765049678551" calcext:value-type="float">
            <text:p>331.7650496786</text:p>
          </table:table-cell>
          <table:table-cell table:style-name="ce45" table:formula="of:=([.P11]/[.P12])*100" office:value-type="float" office:value="59.1711549970078" calcext:value-type="float">
            <text:p>59.171154997</text:p>
          </table:table-cell>
          <table:table-cell table:style-name="ce45" table:formula="of:=([.Q11]/[.Q12])*100" office:value-type="float" office:value="99.1754122938531" calcext:value-type="float">
            <text:p>99.1754122939</text:p>
          </table:table-cell>
          <table:table-cell table:style-name="ce45" table:formula="of:=([.R11]/[.R12])*100" office:value-type="float" office:value="99.7635135135135" calcext:value-type="float">
            <text:p>99.7635135135</text:p>
          </table:table-cell>
          <table:table-cell table:style-name="ce45" table:formula="of:=([.S11]/[.S12])*100" office:value-type="float" office:value="100.53050397878" calcext:value-type="float">
            <text:p>100.5305039788</text:p>
          </table:table-cell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</table:table-row>
        <table:table-row table:style-name="ro1" table:number-rows-repeated="62">
          <table:table-cell table:number-columns-repeated="19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45" office:value-type="float" office:value="348.8" calcext:value-type="float">
            <text:p>348.8</text:p>
          </table:table-cell>
          <table:table-cell table:style-name="ce45" office:value-type="float" office:value="546.2" calcext:value-type="float">
            <text:p>546.2</text:p>
          </table:table-cell>
          <table:table-cell table:style-name="ce45" office:value-type="float" office:value="1201.3" calcext:value-type="float">
            <text:p>1201.3</text:p>
          </table:table-cell>
          <table:table-cell table:style-name="ce45" office:value-type="float" office:value="1012.7" calcext:value-type="float">
            <text:p>1012.7</text:p>
          </table:table-cell>
          <table:table-cell table:style-name="ce45" office:value-type="float" office:value="147.4" calcext:value-type="float">
            <text:p>147.4</text:p>
          </table:table-cell>
          <table:table-cell table:style-name="ce45" office:value-type="float" office:value="388.8" calcext:value-type="float">
            <text:p>388.8</text:p>
          </table:table-cell>
          <table:table-cell table:style-name="ce45" office:value-type="float" office:value="742" calcext:value-type="float">
            <text:p>742</text:p>
          </table:table-cell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45" office:value-type="float" office:value="315.3" calcext:value-type="float">
            <text:p>315.3</text:p>
          </table:table-cell>
          <table:table-cell table:style-name="ce45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45" office:value-type="float" office:value="682.2" calcext:value-type="float">
            <text:p>682.2</text:p>
          </table:table-cell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249.6" calcext:value-type="float">
            <text:p>249.6</text:p>
          </table:table-cell>
          <table:table-cell table:style-name="ce45" office:value-type="float" office:value="127.2" calcext:value-type="float">
            <text:p>127.2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234.2" calcext:value-type="float">
            <text:p>234.2</text:p>
          </table:table-cell>
          <table:table-cell table:style-name="ce45" office:value-type="float" office:value="109.2" calcext:value-type="float">
            <text:p>109.2</text:p>
          </table:table-cell>
          <table:table-cell table:style-name="ce45" office:value-type="float" office:value="161.8" calcext:value-type="float">
            <text:p>161.8</text:p>
          </table:table-cell>
          <table:table-cell table:style-name="ce45" office:value-type="float" office:value="177.4" calcext:value-type="float">
            <text:p>177.4</text:p>
          </table:table-cell>
          <table:table-cell table:style-name="ce45" office:value-type="float" office:value="198.6" calcext:value-type="float">
            <text:p>198.6</text:p>
          </table:table-cell>
          <table:table-cell table:style-name="ce45" office:value-type="float" office:value="194.2" calcext:value-type="float">
            <text:p>194.2</text:p>
          </table:table-cell>
          <table:table-cell table:style-name="ce45" office:value-type="float" office:value="216.2" calcext:value-type="float">
            <text:p>216.2</text:p>
          </table:table-cell>
          <table:table-cell table:style-name="ce45" office:value-type="float" office:value="223.8" calcext:value-type="float">
            <text:p>223.8</text:p>
          </table:table-cell>
          <table:table-cell table:style-name="ce45" office:value-type="float" office:value="339.6" calcext:value-type="float">
            <text:p>339.6</text:p>
          </table:table-cell>
          <table:table-cell table:style-name="ce45" office:value-type="float" office:value="342.2" calcext:value-type="float">
            <text:p>342.2</text:p>
          </table:table-cell>
          <table:table-cell table:style-name="ce45" office:value-type="float" office:value="1336.8" calcext:value-type="float">
            <text:p>1336.8</text:p>
          </table:table-cell>
          <table:table-cell table:style-name="ce45" office:value-type="float" office:value="133.4" calcext:value-type="float">
            <text:p>133.4</text:p>
          </table:table-cell>
          <table:table-cell table:style-name="ce45" office:value-type="float" office:value="296" calcext:value-type="float">
            <text:p>296</text:p>
          </table:table-cell>
          <table:table-cell table:style-name="ce45" office:value-type="float" office:value="678.6" calcext:value-type="float">
            <text:p>678.6</text:p>
          </table:table-cell>
        </table:table-row>
        <table:table-row table:style-name="ro1">
          <table:table-cell table:style-name="ce24" office:value-type="string" calcext:value-type="string">
            <text:p>ncomp pragma</text:p>
          </table:table-cell>
          <table:table-cell table:style-name="ce24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4"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([.B131]/[.B134])*100" office:value-type="float" office:value="92.9784454604834" calcext:value-type="float">
            <text:p>92.9784454605</text:p>
          </table:table-cell>
          <table:table-cell table:style-name="ce45" table:formula="of:=([.C131]/[.C134])*100" office:value-type="float" office:value="322.29894394801" calcext:value-type="float">
            <text:p>322.298943948</text:p>
          </table:table-cell>
          <table:table-cell table:style-name="ce45" table:formula="of:=([.D131]/[.D134])*100" office:value-type="float" office:value="179.668508287293" calcext:value-type="float">
            <text:p>179.6685082873</text:p>
          </table:table-cell>
          <table:table-cell table:style-name="ce45" table:formula="of:=([.E131]/[.E134])*100" office:value-type="float" office:value="159.830729166667" calcext:value-type="float">
            <text:p>159.8307291667</text:p>
          </table:table-cell>
          <table:table-cell table:style-name="ce45" table:formula="of:=([.F131]/[.F134])*100" office:value-type="float" office:value="153.652300949598" calcext:value-type="float">
            <text:p>153.6523009496</text:p>
          </table:table-cell>
          <table:table-cell table:style-name="ce45" table:formula="of:=([.G131]/[.G134])*100" office:value-type="float" office:value="69.1398865784499" calcext:value-type="float">
            <text:p>69.1398865785</text:p>
          </table:table-cell>
          <table:table-cell table:style-name="ce45" table:formula="of:=([.H131]/[.H134])*100" office:value-type="float" office:value="105.827974276527" calcext:value-type="float">
            <text:p>105.8279742765</text:p>
          </table:table-cell>
          <table:table-cell table:style-name="ce45" table:formula="of:=([.I131]/[.I134])*100" office:value-type="float" office:value="198.477157360406" calcext:value-type="float">
            <text:p>198.4771573604</text:p>
          </table:table-cell>
          <table:table-cell table:style-name="ce45" table:formula="of:=([.J131]/[.J134])*100" office:value-type="float" office:value="122.276853252648" calcext:value-type="float">
            <text:p>122.2768532526</text:p>
          </table:table-cell>
          <table:table-cell table:style-name="ce45" table:formula="of:=([.K131]/[.K134])*100" office:value-type="float" office:value="120.029347028613" calcext:value-type="float">
            <text:p>120.0293470286</text:p>
          </table:table-cell>
          <table:table-cell table:style-name="ce45" table:formula="of:=([.L131]/[.L134])*100" office:value-type="float" office:value="174.39446366782" calcext:value-type="float">
            <text:p>174.3944636678</text:p>
          </table:table-cell>
          <table:table-cell table:style-name="ce45" table:formula="of:=([.M131]/[.M134])*100" office:value-type="float" office:value="128.708487084871" calcext:value-type="float">
            <text:p>128.7084870849</text:p>
          </table:table-cell>
          <table:table-cell table:style-name="ce45" table:formula="of:=([.N131]/[.N134])*100" office:value-type="float" office:value="159.614260666277" calcext:value-type="float">
            <text:p>159.6142606663</text:p>
          </table:table-cell>
          <table:table-cell table:style-name="ce45" table:formula="of:=([.O131]/[.O134])*100" office:value-type="float" office:value="119.058473736373" calcext:value-type="float">
            <text:p>119.0584737364</text:p>
          </table:table-cell>
          <table:table-cell table:style-name="ce45" table:formula="of:=([.P131]/[.P134])*100" office:value-type="float" office:value="29.3962264150943" calcext:value-type="float">
            <text:p>29.3962264151</text:p>
          </table:table-cell>
          <table:table-cell table:style-name="ce45" table:formula="of:=([.Q131]/[.Q134])*100" office:value-type="float" office:value="18.2425742574257" calcext:value-type="float">
            <text:p>18.2425742574</text:p>
          </table:table-cell>
          <table:table-cell table:style-name="ce45" table:formula="of:=([.R131]/[.R134])*100" office:value-type="float" office:value="15.4285714285714" calcext:value-type="float">
            <text:p>15.4285714286</text:p>
          </table:table-cell>
          <table:table-cell table:style-name="ce45" table:formula="of:=([.S131]/[.S134])*100" office:value-type="float" office:value="31.6552901023891" calcext:value-type="float">
            <text:p>31.6552901024</text:p>
          </table:table-cell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([.B132]/[.B134])*100" office:value-type="float" office:value="72.9261920313521" calcext:value-type="float">
            <text:p>72.9261920314</text:p>
          </table:table-cell>
          <table:table-cell table:style-name="ce45" table:formula="of:=([.C132]/[.C134])*100" office:value-type="float" office:value="288.505280259951" calcext:value-type="float">
            <text:p>288.50528026</text:p>
          </table:table-cell>
          <table:table-cell table:style-name="ce45" table:formula="of:=([.D132]/[.D134])*100" office:value-type="float" office:value="71.2707182320442" calcext:value-type="float">
            <text:p>71.270718232</text:p>
          </table:table-cell>
          <table:table-cell table:style-name="ce45" table:formula="of:=([.E132]/[.E134])*100" office:value-type="float" office:value="103.385416666667" calcext:value-type="float">
            <text:p>103.3854166667</text:p>
          </table:table-cell>
          <table:table-cell table:style-name="ce45" table:formula="of:=([.F132]/[.F134])*100" office:value-type="float" office:value="84.3681519357195" calcext:value-type="float">
            <text:p>84.3681519357</text:p>
          </table:table-cell>
          <table:table-cell table:style-name="ce45" table:formula="of:=([.G132]/[.G134])*100" office:value-type="float" office:value="50.5671077504726" calcext:value-type="float">
            <text:p>50.5671077505</text:p>
          </table:table-cell>
          <table:table-cell table:style-name="ce45" table:formula="of:=([.H132]/[.H134])*100" office:value-type="float" office:value="71.6639871382637" calcext:value-type="float">
            <text:p>71.6639871383</text:p>
          </table:table-cell>
          <table:table-cell table:style-name="ce45" table:formula="of:=([.I132]/[.I134])*100" office:value-type="float" office:value="99.0862944162437" calcext:value-type="float">
            <text:p>99.0862944162</text:p>
          </table:table-cell>
          <table:table-cell table:style-name="ce45" table:formula="of:=([.J132]/[.J134])*100" office:value-type="float" office:value="108.358547655068" calcext:value-type="float">
            <text:p>108.3585476551</text:p>
          </table:table-cell>
          <table:table-cell table:style-name="ce45" table:formula="of:=([.K132]/[.K134])*100" office:value-type="float" office:value="105.465884079237" calcext:value-type="float">
            <text:p>105.4658840792</text:p>
          </table:table-cell>
          <table:table-cell table:style-name="ce45" table:formula="of:=([.L132]/[.L134])*100" office:value-type="float" office:value="138.131487889273" calcext:value-type="float">
            <text:p>138.1314878893</text:p>
          </table:table-cell>
          <table:table-cell table:style-name="ce45" table:formula="of:=([.M132]/[.M134])*100" office:value-type="float" office:value="116.346863468635" calcext:value-type="float">
            <text:p>116.3468634686</text:p>
          </table:table-cell>
          <table:table-cell table:style-name="ce45" table:formula="of:=([.N132]/[.N134])*100" office:value-type="float" office:value="122.063120981882" calcext:value-type="float">
            <text:p>122.0631209819</text:p>
          </table:table-cell>
          <table:table-cell table:style-name="ce45" table:formula="of:=([.O132]/[.O134])*100" office:value-type="float" office:value="112.517343904856" calcext:value-type="float">
            <text:p>112.5173439049</text:p>
          </table:table-cell>
          <table:table-cell table:style-name="ce45" table:formula="of:=([.P132]/[.P134])*100" office:value-type="float" office:value="22.9608127721335" calcext:value-type="float">
            <text:p>22.9608127721</text:p>
          </table:table-cell>
          <table:table-cell table:style-name="ce45" table:formula="of:=([.Q132]/[.Q134])*100" office:value-type="float" office:value="16.3737623762376" calcext:value-type="float">
            <text:p>16.3737623762</text:p>
          </table:table-cell>
          <table:table-cell table:style-name="ce45" table:formula="of:=([.R132]/[.R134])*100" office:value-type="float" office:value="11.718253968254" calcext:value-type="float">
            <text:p>11.7182539683</text:p>
          </table:table-cell>
          <table:table-cell table:style-name="ce45" table:formula="of:=([.S132]/[.S134])*100" office:value-type="float" office:value="29.1040955631399" calcext:value-type="float">
            <text:p>29.1040955631</text:p>
          </table:table-cell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([.B133]/[.B134])*100" office:value-type="float" office:value="60.4180274330503" calcext:value-type="float">
            <text:p>60.4180274331</text:p>
          </table:table-cell>
          <table:table-cell table:style-name="ce45" table:formula="of:=([.C133]/[.C134])*100" office:value-type="float" office:value="101.380991064175" calcext:value-type="float">
            <text:p>101.3809910642</text:p>
          </table:table-cell>
          <table:table-cell table:style-name="ce45" table:formula="of:=([.D133]/[.D134])*100" office:value-type="float" office:value="70.2762430939227" calcext:value-type="float">
            <text:p>70.2762430939</text:p>
          </table:table-cell>
          <table:table-cell table:style-name="ce45" table:formula="of:=([.E133]/[.E134])*100" office:value-type="float" office:value="100.260416666667" calcext:value-type="float">
            <text:p>100.2604166667</text:p>
          </table:table-cell>
          <table:table-cell table:style-name="ce45" table:formula="of:=([.F133]/[.F134])*100" office:value-type="float" office:value="85.5368882395909" calcext:value-type="float">
            <text:p>85.5368882396</text:p>
          </table:table-cell>
          <table:table-cell table:style-name="ce45" table:formula="of:=([.G133]/[.G134])*100" office:value-type="float" office:value="51.6068052930057" calcext:value-type="float">
            <text:p>51.606805293</text:p>
          </table:table-cell>
          <table:table-cell table:style-name="ce45" table:formula="of:=([.H133]/[.H134])*100" office:value-type="float" office:value="65.032154340836" calcext:value-type="float">
            <text:p>65.0321543408</text:p>
          </table:table-cell>
          <table:table-cell table:style-name="ce45" table:formula="of:=([.I133]/[.I134])*100" office:value-type="float" office:value="90.0507614213198" calcext:value-type="float">
            <text:p>90.0507614213</text:p>
          </table:table-cell>
          <table:table-cell table:style-name="ce45" table:formula="of:=([.J133]/[.J134])*100" office:value-type="float" office:value="75.1134644478064" calcext:value-type="float">
            <text:p>75.1134644478</text:p>
          </table:table-cell>
          <table:table-cell table:style-name="ce45" table:formula="of:=([.K133]/[.K134])*100" office:value-type="float" office:value="71.2399119589142" calcext:value-type="float">
            <text:p>71.2399119589</text:p>
          </table:table-cell>
          <table:table-cell table:style-name="ce45" table:formula="of:=([.L133]/[.L134])*100" office:value-type="float" office:value="74.8096885813149" calcext:value-type="float">
            <text:p>74.8096885813</text:p>
          </table:table-cell>
          <table:table-cell table:style-name="ce45" table:formula="of:=([.M133]/[.M134])*100" office:value-type="float" office:value="82.5830258302583" calcext:value-type="float">
            <text:p>82.5830258303</text:p>
          </table:table-cell>
          <table:table-cell table:style-name="ce45" table:formula="of:=([.N133]/[.N134])*100" office:value-type="float" office:value="99.240210403273" calcext:value-type="float">
            <text:p>99.2402104033</text:p>
          </table:table-cell>
          <table:table-cell table:style-name="ce45" table:formula="of:=([.O133]/[.O134])*100" office:value-type="float" office:value="33.9147670961348" calcext:value-type="float">
            <text:p>33.9147670961</text:p>
          </table:table-cell>
          <table:table-cell table:style-name="ce45" table:formula="of:=([.P133]/[.P134])*100" office:value-type="float" office:value="38.8040638606676" calcext:value-type="float">
            <text:p>38.8040638607</text:p>
          </table:table-cell>
          <table:table-cell table:style-name="ce45" table:formula="of:=([.Q133]/[.Q134])*100" office:value-type="float" office:value="16.509900990099" calcext:value-type="float">
            <text:p>16.5099009901</text:p>
          </table:table-cell>
          <table:table-cell table:style-name="ce45" table:formula="of:=([.R133]/[.R134])*100" office:value-type="float" office:value="11.7460317460317" calcext:value-type="float">
            <text:p>11.746031746</text:p>
          </table:table-cell>
          <table:table-cell table:style-name="ce45" table:formula="of:=([.S133]/[.S134])*100" office:value-type="float" office:value="28.9505119453925" calcext:value-type="float">
            <text:p>28.9505119454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table:number-columns-repeated="18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8:39:53.88642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15T11:15:45.783161196</dc:date>
    <meta:editing-duration>PT11H58M43S</meta:editing-duration>
    <meta:editing-cycles>15</meta:editing-cycles>
    <meta:generator>LibreOffice/5.1.6.2$Linux_X86_64 LibreOffice_project/10m0$Build-2</meta:generator>
    <meta:document-statistic meta:table-count="5" meta:cell-count="1225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7.741cm" svg:y="6.868cm" style:legend-expansion="wide" chart:style-name="ch2"/>
        <chart:plot-area chart:style-name="ch3" table:cell-range-address="exp1.A101:exp1.L105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101:exp1.L101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02:exp1.L102" chart:label-cell-address="exp1.A102:exp1.A102" chart:class="chart:bar">
            <chart:data-point chart:repeated="11"/>
          </chart:series>
          <chart:series chart:style-name="ch9" chart:values-cell-range-address="exp1.B103:exp1.L103" chart:label-cell-address="exp1.A103:exp1.A103" chart:class="chart:bar">
            <chart:data-point chart:repeated="11"/>
          </chart:series>
          <chart:series chart:style-name="ch10" chart:values-cell-range-address="exp1.B104:exp1.L104" chart:label-cell-address="exp1.A104:exp1.A104" chart:class="chart:bar">
            <chart:data-point chart:repeated="11"/>
          </chart:series>
          <chart:series chart:style-name="ch11" chart:values-cell-range-address="exp1.B105:exp1.L105" chart:label-cell-address="exp1.A105:exp1.A10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101:exp1.L101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02:exp1.A102</svg:desc>
                </draw:g>
              </table:table-cell>
              <table:table-cell office:value-type="float" office:value="1">
                <text:p>1</text:p>
                <draw:g>
                  <svg:desc>exp1.B102:exp1.L10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03:exp1.A103</svg:desc>
                </draw:g>
              </table:table-cell>
              <table:table-cell office:value-type="float" office:value="1.03928967813541">
                <text:p>1.03928967813541</text:p>
                <draw:g>
                  <svg:desc>exp1.B103:exp1.L103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104:exp1.A104</svg:desc>
                </draw:g>
              </table:table-cell>
              <table:table-cell office:value-type="float" office:value="3.39029688631427">
                <text:p>3.39029688631427</text:p>
                <draw:g>
                  <svg:desc>exp1.B104:exp1.L104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105:exp1.A105</svg:desc>
                </draw:g>
              </table:table-cell>
              <table:table-cell office:value-type="float" office:value="6.22606382978723">
                <text:p>6.22606382978723</text:p>
                <draw:g>
                  <svg:desc>exp1.B105:exp1.L105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38cm" svg:height="9.277cm" xlink:href=".." xlink:type="simple" chart:class="chart:bar" chart:style-name="ch1">
        <chart:legend chart:legend-position="end" svg:x="29.216cm" svg:y="3.841cm" style:legend-expansion="high" chart:style-name="ch2"/>
        <chart:plot-area chart:style-name="ch3" table:cell-range-address="exp3c.A9:exp3c.S12" chart:data-source-has-labels="both" svg:x="0.614cm" svg:y="0.185cm" svg:width="27.988cm" svg:height="8.907cm">
          <chartooo:coordinate-region svg:x="1.263cm" svg:y="0.185cm" svg:width="27.339cm" svg:height="6.624cm"/>
          <chart:axis chart:dimension="x" chart:name="primary-x" chart:style-name="ch4" chartooo:axis-type="auto">
            <chartooo:date-scale/>
            <chart:categories table:cell-range-address="exp3c.B9:exp3c.S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0:exp3c.S10" chart:label-cell-address="exp3c.A10:exp3c.A10" chart:class="chart:bar">
            <chart:data-point chart:repeated="18"/>
          </chart:series>
          <chart:series chart:style-name="ch8" chart:values-cell-range-address="exp3c.B11:exp3c.S11" chart:label-cell-address="exp3c.A11:exp3c.A11" chart:class="chart:bar">
            <chart:data-point chart:repeated="18"/>
          </chart:series>
          <chart:series chart:style-name="ch9" chart:values-cell-range-address="exp3c.B12:exp3c.S12" chart:label-cell-address="exp3c.A12:exp3c.A1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9:exp3c.S9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0:exp3c.A10</svg:desc>
                </draw:g>
              </table:table-cell>
              <table:table-cell office:value-type="float" office:value="2.847">
                <text:p>2.847</text:p>
                <draw:g>
                  <svg:desc>exp3c.B10:exp3c.S10</svg:desc>
                </draw:g>
              </table:table-cell>
              <table:table-cell office:value-type="float" office:value="26.45">
                <text:p>26.45</text:p>
              </table:table-cell>
              <table:table-cell office:value-type="float" office:value="10.84">
                <text:p>10.84</text:p>
              </table:table-cell>
              <table:table-cell office:value-type="float" office:value="24.55">
                <text:p>24.55</text:p>
              </table:table-cell>
              <table:table-cell office:value-type="float" office:value="14.0233333333333">
                <text:p>14.0233333333333</text:p>
              </table:table-cell>
              <table:table-cell office:value-type="float" office:value="1.463">
                <text:p>1.463</text:p>
              </table:table-cell>
              <table:table-cell office:value-type="float" office:value="2.633">
                <text:p>2.633</text:p>
              </table:table-cell>
              <table:table-cell office:value-type="float" office:value="13.0333333333333">
                <text:p>13.0333333333333</text:p>
              </table:table-cell>
              <table:table-cell office:value-type="float" office:value="3.233">
                <text:p>3.233</text:p>
              </table:table-cell>
              <table:table-cell office:value-type="float" office:value="3.272">
                <text:p>3.272</text:p>
              </table:table-cell>
              <table:table-cell office:value-type="float" office:value="5.04">
                <text:p>5.04</text:p>
              </table:table-cell>
              <table:table-cell office:value-type="float" office:value="3.488">
                <text:p>3.488</text:p>
              </table:table-cell>
              <table:table-cell office:value-type="float" office:value="5.462">
                <text:p>5.462</text:p>
              </table:table-cell>
              <table:table-cell office:value-type="float" office:value="12.013">
                <text:p>12.013</text:p>
              </table:table-cell>
              <table:table-cell office:value-type="float" office:value="10.127">
                <text:p>10.127</text:p>
              </table:table-cell>
              <table:table-cell office:value-type="float" office:value="2.948">
                <text:p>2.948</text:p>
              </table:table-cell>
              <table:table-cell office:value-type="float" office:value="38.88">
                <text:p>38.8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wo</text:p>
                <draw:g>
                  <svg:desc>exp3c.A11:exp3c.A11</svg:desc>
                </draw:g>
              </table:table-cell>
              <table:table-cell office:value-type="float" office:value="2.233">
                <text:p>2.233</text:p>
                <draw:g>
                  <svg:desc>exp3c.B11:exp3c.S11</svg:desc>
                </draw:g>
              </table:table-cell>
              <table:table-cell office:value-type="float" office:value="23.6766666666667">
                <text:p>23.6766666666667</text:p>
              </table:table-cell>
              <table:table-cell office:value-type="float" office:value="4.3">
                <text:p>4.3</text:p>
              </table:table-cell>
              <table:table-cell office:value-type="float" office:value="15.88">
                <text:p>15.88</text:p>
              </table:table-cell>
              <table:table-cell office:value-type="float" office:value="7.7">
                <text:p>7.7</text:p>
              </table:table-cell>
              <table:table-cell office:value-type="float" office:value="1.07">
                <text:p>1.07</text:p>
              </table:table-cell>
              <table:table-cell office:value-type="float" office:value="1.783">
                <text:p>1.783</text:p>
              </table:table-cell>
              <table:table-cell office:value-type="float" office:value="6.50666666666667">
                <text:p>6.50666666666667</text:p>
              </table:table-cell>
              <table:table-cell office:value-type="float" office:value="2.865">
                <text:p>2.865</text:p>
              </table:table-cell>
              <table:table-cell office:value-type="float" office:value="2.875">
                <text:p>2.875</text:p>
              </table:table-cell>
              <table:table-cell office:value-type="float" office:value="3.992">
                <text:p>3.992</text:p>
              </table:table-cell>
              <table:table-cell office:value-type="float" office:value="3.153">
                <text:p>3.153</text:p>
              </table:table-cell>
              <table:table-cell office:value-type="float" office:value="4.177">
                <text:p>4.177</text:p>
              </table:table-cell>
              <table:table-cell office:value-type="float" office:value="11.353">
                <text:p>11.353</text:p>
              </table:table-cell>
              <table:table-cell office:value-type="float" office:value="7.91">
                <text:p>7.91</text:p>
              </table:table-cell>
              <table:table-cell office:value-type="float" office:value="2.646">
                <text:p>2.646</text:p>
              </table:table-cell>
              <table:table-cell office:value-type="float" office:value="29.53">
                <text:p>29.53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three</text:p>
                <draw:g>
                  <svg:desc>exp3c.A12:exp3c.A12</svg:desc>
                </draw:g>
              </table:table-cell>
              <table:table-cell office:value-type="float" office:value="1.85">
                <text:p>1.85</text:p>
                <draw:g>
                  <svg:desc>exp3c.B12:exp3c.S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13.368">
                <text:p>13.368</text:p>
              </table:table-cell>
              <table:table-cell office:value-type="float" office:value="2.668">
                <text:p>2.668</text:p>
              </table:table-cell>
              <table:table-cell office:value-type="float" office:value="29.6">
                <text:p>29.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9cm" svg:height="8.959cm" xlink:href=".." xlink:type="simple" chart:class="chart:bar" chart:style-name="ch1">
        <chart:legend chart:legend-position="end" svg:x="25.697cm" svg:y="3.682cm" style:legend-expansion="high" chart:style-name="ch2"/>
        <chart:plot-area chart:style-name="ch3" table:cell-range-address="exp3c.A1:exp3c.S4" chart:data-source-has-labels="both" svg:x="0.544cm" svg:y="0.179cm" svg:width="24.609cm" svg:height="8.601cm">
          <chartooo:coordinate-region svg:x="1.536cm" svg:y="0.179cm" svg:width="23.617cm" svg:height="6.319cm"/>
          <chart:axis chart:dimension="x" chart:name="primary-x" chart:style-name="ch4" chartooo:axis-type="auto">
            <chartooo:date-scale/>
            <chart:categories table:cell-range-address="exp3c.B1:exp3c.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2:exp3c.S2" chart:label-cell-address="exp3c.A2:exp3c.A2" chart:class="chart:bar">
            <chart:data-point chart:repeated="18"/>
          </chart:series>
          <chart:series chart:style-name="ch8" chart:values-cell-range-address="exp3c.B3:exp3c.S3" chart:label-cell-address="exp3c.A3:exp3c.A3" chart:class="chart:bar">
            <chart:data-point chart:repeated="18"/>
          </chart:series>
          <chart:series chart:style-name="ch9" chart:values-cell-range-address="exp3c.B4:exp3c.S4" chart:label-cell-address="exp3c.A4:exp3c.A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:exp3c.S1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2:exp3c.A2</svg:desc>
                </draw:g>
              </table:table-cell>
              <table:table-cell office:value-type="float" office:value="284.7">
                <text:p>284.7</text:p>
                <draw:g>
                  <svg:desc>exp3c.B2:exp3c.S2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420.7">
                <text:p>420.7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546.2">
                <text:p>546.2</text:p>
              </table:table-cell>
              <table:table-cell office:value-type="float" office:value="1201.3">
                <text:p>1201.3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388.8">
                <text:p>388.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two</text:p>
                <draw:g>
                  <svg:desc>exp3c.A3:exp3c.A3</svg:desc>
                </draw:g>
              </table:table-cell>
              <table:table-cell office:value-type="float" office:value="223.3">
                <text:p>223.3</text:p>
                <draw:g>
                  <svg:desc>exp3c.B3:exp3c.S3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31">
                <text:p>231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417.7">
                <text:p>417.7</text:p>
              </table:table-cell>
              <table:table-cell office:value-type="float" office:value="1135.3">
                <text:p>1135.3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295.3">
                <text:p>295.3</text:p>
              </table:table-cell>
              <table:table-cell office:value-type="float" office:value="682.2">
                <text:p>682.2</text:p>
              </table:table-cell>
            </table:table-row>
            <table:table-row>
              <table:table-cell office:value-type="string">
                <text:p>three</text:p>
                <draw:g>
                  <svg:desc>exp3c.A4:exp3c.A4</svg:desc>
                </draw:g>
              </table:table-cell>
              <table:table-cell office:value-type="float" office:value="185">
                <text:p>185</text:p>
                <draw:g>
                  <svg:desc>exp3c.B4:exp3c.S4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234.2">
                <text:p>23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339.6">
                <text:p>339.6</text:p>
              </table:table-cell>
              <table:table-cell office:value-type="float" office:value="342.2">
                <text:p>342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296">
                <text:p>296</text:p>
              </table:table-cell>
              <table:table-cell office:value-type="float" office:value="678.6">
                <text:p>678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62cm" svg:height="9.829cm" xlink:href=".." xlink:type="simple" chart:class="chart:bar" chart:style-name="ch1">
        <chart:legend chart:legend-position="end" svg:x="28.74cm" svg:y="4.117cm" style:legend-expansion="high" chart:style-name="ch2"/>
        <chart:plot-area chart:style-name="ch3" table:cell-range-address="exp3c.A64:exp3c.S67" chart:data-source-has-labels="both" svg:x="0.605cm" svg:y="0.196cm" svg:width="27.53cm" svg:height="9.437cm">
          <chartooo:coordinate-region svg:x="1.412cm" svg:y="0.196cm" svg:width="26.723cm" svg:height="7.155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8cm" svg:height="13.342cm" xlink:href=".." xlink:type="simple" chart:class="chart:bar" chart:style-name="ch1">
        <chart:legend chart:legend-position="end" svg:x="14.056cm" svg:y="5.874cm" style:legend-expansion="high" chart:style-name="ch2"/>
        <chart:plot-area chart:style-name="ch3" table:cell-range-address="exp3c.A64:exp3c.S67" chart:data-source-has-labels="both" svg:x="0.311cm" svg:y="0.266cm" svg:width="13.434cm" svg:height="12.81cm">
          <chartooo:coordinate-region svg:x="2.758cm" svg:y="0.266cm" svg:width="10.707cm" svg:height="12.163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8cm" svg:height="9.896cm" xlink:href=".." xlink:type="simple" chart:class="chart:bar" chart:style-name="ch1">
        <chart:legend chart:legend-position="end" svg:x="25.687cm" svg:y="3.902cm" style:legend-expansion="high" chart:style-name="ch2"/>
        <chart:plot-area chart:style-name="ch3" table:cell-range-address="exp3c.A138:exp3c.S142" chart:data-source-has-labels="both" svg:x="0.555cm" svg:y="0.197cm" svg:width="24.577cm" svg:height="9.502cm">
          <chartooo:coordinate-region svg:x="1.362cm" svg:y="0.197cm" svg:width="23.77cm" svg:height="7.219cm"/>
          <chart:axis chart:dimension="x" chart:name="primary-x" chart:style-name="ch4" chartooo:axis-type="auto">
            <chartooo:date-scale/>
            <chart:categories table:cell-range-address="exp3c.B138:exp3c.S1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39:exp3c.S139" chart:label-cell-address="exp3c.A139:exp3c.A139" chart:class="chart:bar">
            <chart:data-point chart:repeated="18"/>
          </chart:series>
          <chart:series chart:style-name="ch8" chart:values-cell-range-address="exp3c.B140:exp3c.S140" chart:label-cell-address="exp3c.A140:exp3c.A140" chart:class="chart:bar">
            <chart:data-point chart:repeated="18"/>
          </chart:series>
          <chart:series chart:style-name="ch9" chart:values-cell-range-address="exp3c.B141:exp3c.S141" chart:label-cell-address="exp3c.A141:exp3c.A141" chart:class="chart:bar">
            <chart:data-point chart:repeated="18"/>
          </chart:series>
          <chart:series chart:style-name="ch10" chart:values-cell-range-address="exp3c.B142:exp3c.S142" chart:label-cell-address="exp3c.A142:exp3c.A14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38:exp3c.S13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39:exp3c.A139</svg:desc>
                </draw:g>
              </table:table-cell>
              <table:table-cell office:value-type="float" office:value="92.9784454604834">
                <text:p>92.9784454604834</text:p>
                <draw:g>
                  <svg:desc>exp3c.B139:exp3c.S139</svg:desc>
                </draw:g>
              </table:table-cell>
              <table:table-cell office:value-type="float" office:value="322.29894394801">
                <text:p>322.29894394801</text:p>
              </table:table-cell>
              <table:table-cell office:value-type="float" office:value="179.668508287293">
                <text:p>179.668508287293</text:p>
              </table:table-cell>
              <table:table-cell office:value-type="float" office:value="159.830729166667">
                <text:p>159.830729166667</text:p>
              </table:table-cell>
              <table:table-cell office:value-type="float" office:value="153.652300949598">
                <text:p>153.652300949598</text:p>
              </table:table-cell>
              <table:table-cell office:value-type="float" office:value="69.1398865784499">
                <text:p>69.1398865784499</text:p>
              </table:table-cell>
              <table:table-cell office:value-type="float" office:value="105.827974276527">
                <text:p>105.827974276527</text:p>
              </table:table-cell>
              <table:table-cell office:value-type="float" office:value="198.477157360406">
                <text:p>198.477157360406</text:p>
              </table:table-cell>
              <table:table-cell office:value-type="float" office:value="122.276853252648">
                <text:p>122.276853252648</text:p>
              </table:table-cell>
              <table:table-cell office:value-type="float" office:value="120.029347028613">
                <text:p>120.029347028613</text:p>
              </table:table-cell>
              <table:table-cell office:value-type="float" office:value="174.39446366782">
                <text:p>174.39446366782</text:p>
              </table:table-cell>
              <table:table-cell office:value-type="float" office:value="128.708487084871">
                <text:p>128.708487084871</text:p>
              </table:table-cell>
              <table:table-cell office:value-type="float" office:value="159.614260666277">
                <text:p>159.614260666277</text:p>
              </table:table-cell>
              <table:table-cell office:value-type="float" office:value="119.058473736373">
                <text:p>119.058473736373</text:p>
              </table:table-cell>
              <table:table-cell office:value-type="float" office:value="29.3962264150943">
                <text:p>29.3962264150943</text:p>
              </table:table-cell>
              <table:table-cell office:value-type="float" office:value="18.2425742574257">
                <text:p>18.2425742574257</text:p>
              </table:table-cell>
              <table:table-cell office:value-type="float" office:value="15.4285714285714">
                <text:p>15.4285714285714</text:p>
              </table:table-cell>
              <table:table-cell office:value-type="float" office:value="31.6552901023891">
                <text:p>31.6552901023891</text:p>
              </table:table-cell>
            </table:table-row>
            <table:table-row>
              <table:table-cell office:value-type="string">
                <text:p>two</text:p>
                <draw:g>
                  <svg:desc>exp3c.A140:exp3c.A140</svg:desc>
                </draw:g>
              </table:table-cell>
              <table:table-cell office:value-type="float" office:value="72.9261920313521">
                <text:p>72.9261920313521</text:p>
                <draw:g>
                  <svg:desc>exp3c.B140:exp3c.S140</svg:desc>
                </draw:g>
              </table:table-cell>
              <table:table-cell office:value-type="float" office:value="288.505280259951">
                <text:p>288.505280259951</text:p>
              </table:table-cell>
              <table:table-cell office:value-type="float" office:value="71.2707182320442">
                <text:p>71.270718232044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84.3681519357195">
                <text:p>84.3681519357195</text:p>
              </table:table-cell>
              <table:table-cell office:value-type="float" office:value="50.5671077504726">
                <text:p>50.5671077504726</text:p>
              </table:table-cell>
              <table:table-cell office:value-type="float" office:value="71.6639871382637">
                <text:p>71.6639871382637</text:p>
              </table:table-cell>
              <table:table-cell office:value-type="float" office:value="99.0862944162437">
                <text:p>99.0862944162437</text:p>
              </table:table-cell>
              <table:table-cell office:value-type="float" office:value="108.358547655068">
                <text:p>108.358547655068</text:p>
              </table:table-cell>
              <table:table-cell office:value-type="float" office:value="105.465884079237">
                <text:p>105.465884079237</text:p>
              </table:table-cell>
              <table:table-cell office:value-type="float" office:value="138.131487889273">
                <text:p>138.131487889273</text:p>
              </table:table-cell>
              <table:table-cell office:value-type="float" office:value="116.346863468635">
                <text:p>116.346863468635</text:p>
              </table:table-cell>
              <table:table-cell office:value-type="float" office:value="122.063120981882">
                <text:p>122.063120981882</text:p>
              </table:table-cell>
              <table:table-cell office:value-type="float" office:value="112.517343904856">
                <text:p>112.517343904856</text:p>
              </table:table-cell>
              <table:table-cell office:value-type="float" office:value="22.9608127721335">
                <text:p>22.9608127721335</text:p>
              </table:table-cell>
              <table:table-cell office:value-type="float" office:value="16.3737623762376">
                <text:p>16.3737623762376</text:p>
              </table:table-cell>
              <table:table-cell office:value-type="float" office:value="11.718253968254">
                <text:p>11.718253968254</text:p>
              </table:table-cell>
              <table:table-cell office:value-type="float" office:value="29.1040955631399">
                <text:p>29.1040955631399</text:p>
              </table:table-cell>
            </table:table-row>
            <table:table-row>
              <table:table-cell office:value-type="string">
                <text:p>three</text:p>
                <draw:g>
                  <svg:desc>exp3c.A141:exp3c.A141</svg:desc>
                </draw:g>
              </table:table-cell>
              <table:table-cell office:value-type="float" office:value="60.4180274330503">
                <text:p>60.4180274330503</text:p>
                <draw:g>
                  <svg:desc>exp3c.B141:exp3c.S141</svg:desc>
                </draw:g>
              </table:table-cell>
              <table:table-cell office:value-type="float" office:value="101.380991064175">
                <text:p>101.380991064175</text:p>
              </table:table-cell>
              <table:table-cell office:value-type="float" office:value="70.2762430939227">
                <text:p>70.2762430939227</text:p>
              </table:table-cell>
              <table:table-cell office:value-type="float" office:value="100.260416666667">
                <text:p>100.260416666667</text:p>
              </table:table-cell>
              <table:table-cell office:value-type="float" office:value="85.5368882395909">
                <text:p>85.5368882395909</text:p>
              </table:table-cell>
              <table:table-cell office:value-type="float" office:value="51.6068052930057">
                <text:p>51.6068052930057</text:p>
              </table:table-cell>
              <table:table-cell office:value-type="float" office:value="65.032154340836">
                <text:p>65.032154340836</text:p>
              </table:table-cell>
              <table:table-cell office:value-type="float" office:value="90.0507614213198">
                <text:p>90.0507614213198</text:p>
              </table:table-cell>
              <table:table-cell office:value-type="float" office:value="75.1134644478064">
                <text:p>75.1134644478064</text:p>
              </table:table-cell>
              <table:table-cell office:value-type="float" office:value="71.2399119589142">
                <text:p>71.2399119589142</text:p>
              </table:table-cell>
              <table:table-cell office:value-type="float" office:value="74.8096885813149">
                <text:p>74.8096885813149</text:p>
              </table:table-cell>
              <table:table-cell office:value-type="float" office:value="82.5830258302583">
                <text:p>82.5830258302583</text:p>
              </table:table-cell>
              <table:table-cell office:value-type="float" office:value="99.240210403273">
                <text:p>99.240210403273</text:p>
              </table:table-cell>
              <table:table-cell office:value-type="float" office:value="33.9147670961348">
                <text:p>33.9147670961348</text:p>
              </table:table-cell>
              <table:table-cell office:value-type="float" office:value="38.8040638606676">
                <text:p>38.8040638606676</text:p>
              </table:table-cell>
              <table:table-cell office:value-type="float" office:value="16.509900990099">
                <text:p>16.509900990099</text:p>
              </table:table-cell>
              <table:table-cell office:value-type="float" office:value="11.7460317460317">
                <text:p>11.7460317460317</text:p>
              </table:table-cell>
              <table:table-cell office:value-type="float" office:value="28.9505119453925">
                <text:p>28.9505119453925</text:p>
              </table:table-cell>
            </table:table-row>
            <table:table-row>
              <table:table-cell office:value-type="string">
                <text:p>db</text:p>
                <draw:g>
                  <svg:desc>exp3c.A142:exp3c.A142</svg:desc>
                </draw:g>
              </table:table-cell>
              <table:table-cell office:value-type="float" office:value="100">
                <text:p>100</text:p>
                <draw:g>
                  <svg:desc>exp3c.B142:exp3c.S14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93cm" svg:height="9.206cm" xlink:href=".." xlink:type="simple" chart:class="chart:bar" chart:style-name="ch1">
        <chart:legend chart:legend-position="end" svg:x="18.798cm" svg:y="3.806cm" style:legend-expansion="high" chart:style-name="ch2"/>
        <chart:plot-area chart:style-name="ch3" table:cell-range-address="exp2b.A40:exp2b.P43" chart:data-source-has-labels="both" svg:x="0.423cm" svg:y="0.184cm" svg:width="17.952cm" svg:height="8.838cm">
          <chartooo:coordinate-region svg:x="1.23cm" svg:y="0.184cm" svg:width="17.145cm" svg:height="7.117cm"/>
          <chart:axis chart:dimension="x" chart:name="primary-x" chart:style-name="ch4" chartooo:axis-type="auto">
            <chartooo:date-scale/>
            <chart:categories table:cell-range-address="exp2b.B40:exp2b.P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b.B41:exp2b.P41" chart:label-cell-address="exp2b.A41:exp2b.A41" chart:class="chart:bar">
            <chart:data-point chart:repeated="15"/>
          </chart:series>
          <chart:series chart:style-name="ch8" chart:values-cell-range-address="exp2b.B42:exp2b.P42" chart:label-cell-address="exp2b.A42:exp2b.A42" chart:class="chart:bar">
            <chart:data-point chart:repeated="15"/>
          </chart:series>
          <chart:series chart:style-name="ch9" chart:values-cell-range-address="exp2b.B43:exp2b.P43" chart:label-cell-address="exp2b.A43:exp2b.A43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40:exp2b.P40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b.A41:exp2b.A41</svg:desc>
                </draw:g>
              </table:table-cell>
              <table:table-cell office:value-type="float" office:value="148.6">
                <text:p>148.6</text:p>
                <draw:g>
                  <svg:desc>exp2b.B41:exp2b.P41</svg:desc>
                </draw:g>
              </table:table-cell>
              <table:table-cell office:value-type="float" office:value="146.8">
                <text:p>146.8</text:p>
              </table:table-cell>
              <table:table-cell office:value-type="float" office:value="152.5">
                <text:p>152.5</text:p>
              </table:table-cell>
              <table:table-cell office:value-type="float" office:value="162.8">
                <text:p>162.8</text:p>
              </table:table-cell>
              <table:table-cell office:value-type="float" office:value="183.3">
                <text:p>183.3</text:p>
              </table:table-cell>
              <table:table-cell office:value-type="float" office:value="167.7">
                <text:p>167.7</text:p>
              </table:table-cell>
              <table:table-cell office:value-type="float" office:value="192.3">
                <text:p>192.3</text:p>
              </table:table-cell>
              <table:table-cell office:value-type="float" office:value="182.2">
                <text:p>182.2</text:p>
              </table:table-cell>
              <table:table-cell office:value-type="float" office:value="127.5">
                <text:p>127.5</text:p>
              </table:table-cell>
              <table:table-cell office:value-type="float" office:value="171.8">
                <text:p>171.8</text:p>
              </table:table-cell>
              <table:table-cell office:value-type="float" office:value="145">
                <text:p>145</text:p>
              </table:table-cell>
              <table:table-cell office:value-type="float" office:value="153.7">
                <text:p>153.7</text:p>
              </table:table-cell>
              <table:table-cell office:value-type="float" office:value="157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1 NULL</text:p>
                <draw:g>
                  <svg:desc>exp2b.A42:exp2b.A42</svg:desc>
                </draw:g>
              </table:table-cell>
              <table:table-cell office:value-type="float" office:value="150.8">
                <text:p>150.8</text:p>
                <draw:g>
                  <svg:desc>exp2b.B42:exp2b.P42</svg:desc>
                </draw:g>
              </table:table-cell>
              <table:table-cell office:value-type="float" office:value="153.2">
                <text:p>153.2</text:p>
              </table:table-cell>
              <table:table-cell office:value-type="float" office:value="157.3">
                <text:p>157.3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  <table:table-cell office:value-type="float" office:value="171.8">
                <text:p>171.8</text:p>
              </table:table-cell>
              <table:table-cell office:value-type="float" office:value="199.5">
                <text:p>199.5</text:p>
              </table:table-cell>
              <table:table-cell office:value-type="float" office:value="181.8">
                <text:p>181.8</text:p>
              </table:table-cell>
              <table:table-cell office:value-type="float" office:value="129.3">
                <text:p>129.3</text:p>
              </table:table-cell>
              <table:table-cell office:value-type="float" office:value="176.5">
                <text:p>176.5</text:p>
              </table:table-cell>
              <table:table-cell office:value-type="float" office:value="144.6">
                <text:p>144.6</text:p>
              </table:table-cell>
              <table:table-cell office:value-type="float" office:value="163.7">
                <text:p>163.7</text:p>
              </table:table-cell>
              <table:table-cell office:value-type="float" office:value="166.7">
                <text:p>166.7</text:p>
              </table:table-cell>
              <table:table-cell office:value-type="float" office:value="217.5">
                <text:p>217.5</text:p>
              </table:table-cell>
              <table:table-cell office:value-type="float" office:value="166.025">
                <text:p>166.025</text:p>
              </table:table-cell>
            </table:table-row>
            <table:table-row>
              <table:table-cell office:value-type="string">
                <text:p>all NULL</text:p>
                <draw:g>
                  <svg:desc>exp2b.A43:exp2b.A43</svg:desc>
                </draw:g>
              </table:table-cell>
              <table:table-cell office:value-type="float" office:value="150.5">
                <text:p>150.5</text:p>
                <draw:g>
                  <svg:desc>exp2b.B43:exp2b.P43</svg:desc>
                </draw:g>
              </table:table-cell>
              <table:table-cell office:value-type="float" office:value="155.8">
                <text:p>155.8</text:p>
              </table:table-cell>
              <table:table-cell office:value-type="float" office:value="164.2">
                <text:p>164.2</text:p>
              </table:table-cell>
              <table:table-cell office:value-type="float" office:value="176.2">
                <text:p>176.2</text:p>
              </table:table-cell>
              <table:table-cell office:value-type="float" office:value="201.7">
                <text:p>201.7</text:p>
              </table:table-cell>
              <table:table-cell office:value-type="float" office:value="172.8">
                <text:p>172.8</text:p>
              </table:table-cell>
              <table:table-cell office:value-type="float" office:value="234.8">
                <text:p>234.8</text:p>
              </table:table-cell>
              <table:table-cell office:value-type="float" office:value="190.7">
                <text:p>190.7</text:p>
              </table:table-cell>
              <table:table-cell office:value-type="float" office:value="126.2">
                <text:p>126.2</text:p>
              </table:table-cell>
              <table:table-cell office:value-type="float" office:value="189.2">
                <text:p>189.2</text:p>
              </table:table-cell>
              <table:table-cell office:value-type="float" office:value="146.4">
                <text:p>146.4</text:p>
              </table:table-cell>
              <table:table-cell office:value-type="float" office:value="172.3">
                <text:p>172.3</text:p>
              </table:table-cell>
              <table:table-cell office:value-type="float" office:value="176.3">
                <text:p>176.3</text:p>
              </table:table-cell>
              <table:table-cell office:value-type="float" office:value="229">
                <text:p>229</text:p>
              </table:table-cell>
              <table:table-cell office:value-type="float" office:value="229.05">
                <text:p>229.0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1cm" svg:height="9.489cm" xlink:href=".." xlink:type="simple" chart:class="chart:bar" chart:style-name="ch1">
        <chart:legend chart:legend-position="end" svg:x="18.781cm" svg:y="3.38cm" style:legend-expansion="high" chart:style-name="ch2"/>
        <chart:plot-area chart:style-name="ch3" table:cell-range-address="exp1.A8:exp1.L12" chart:data-source-has-labels="both" svg:x="1.766cm" svg:y="0.189cm" svg:width="16.552cm" svg:height="9.111cm">
          <chartooo:coordinate-region svg:x="2.493cm" svg:y="0.189cm" svg:width="15.825cm" svg:height="7.1cm"/>
          <chart:axis chart:dimension="x" chart:name="primary-x" chart:style-name="ch4" chartooo:axis-type="auto">
            <chartooo:date-scale/>
            <chart:categories table:cell-range-address="exp1.B8:exp1.L8"/>
          </chart:axis>
          <chart:axis chart:dimension="y" chart:name="primary-y" chart:style-name="ch5">
            <chart:title svg:x="0.451cm" svg:y="7.717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1.B9:exp1.L9" chart:label-cell-address="exp1.A9:exp1.A9" chart:class="chart:bar">
            <chart:data-point chart:repeated="11"/>
          </chart:series>
          <chart:series chart:style-name="ch9" chart:values-cell-range-address="exp1.B10:exp1.L10" chart:label-cell-address="exp1.A10:exp1.A10" chart:class="chart:bar">
            <chart:data-point chart:repeated="11"/>
          </chart:series>
          <chart:series chart:style-name="ch10" chart:values-cell-range-address="exp1.B11:exp1.L11" chart:label-cell-address="exp1.A11:exp1.A11" chart:class="chart:bar">
            <chart:data-point chart:repeated="11"/>
          </chart:series>
          <chart:series chart:style-name="ch11" chart:values-cell-range-address="exp1.B12:exp1.L12" chart:label-cell-address="exp1.A12:exp1.A1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8:exp1.L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9:exp1.A9</svg:desc>
                </draw:g>
              </table:table-cell>
              <table:table-cell office:value-type="float" office:value="9.364">
                <text:p>9.364</text:p>
                <draw:g>
                  <svg:desc>exp1.B9:exp1.L9</svg:desc>
                </draw:g>
              </table:table-cell>
              <table:table-cell office:value-type="float" office:value="9.52">
                <text:p>9.52</text:p>
              </table:table-cell>
              <table:table-cell office:value-type="float" office:value="9.616">
                <text:p>9.616</text:p>
              </table:table-cell>
              <table:table-cell office:value-type="float" office:value="10.512">
                <text:p>10.512</text:p>
              </table:table-cell>
              <table:table-cell office:value-type="float" office:value="11.468">
                <text:p>11.468</text:p>
              </table:table-cell>
              <table:table-cell office:value-type="float" office:value="9.952">
                <text:p>9.952</text:p>
              </table:table-cell>
              <table:table-cell office:value-type="float" office:value="11.42">
                <text:p>11.42</text:p>
              </table:table-cell>
              <table:table-cell office:value-type="float" office:value="11.06">
                <text:p>11.06</text:p>
              </table:table-cell>
              <table:table-cell office:value-type="float" office:value="7.432">
                <text:p>7.432</text:p>
              </table:table-cell>
              <table:table-cell office:value-type="float" office:value="8.686">
                <text:p>8.686</text:p>
              </table:table-cell>
              <table:table-cell office:value-type="float" office:value="12.254">
                <text:p>12.254</text:p>
              </table:table-cell>
            </table:table-row>
            <table:table-row>
              <table:table-cell office:value-type="string">
                <text:p>ncomp</text:p>
                <draw:g>
                  <svg:desc>exp1.A10:exp1.A10</svg:desc>
                </draw:g>
              </table:table-cell>
              <table:table-cell office:value-type="float" office:value="9.01">
                <text:p>9.01</text:p>
                <draw:g>
                  <svg:desc>exp1.B10:exp1.L10</svg:desc>
                </draw:g>
              </table:table-cell>
              <table:table-cell office:value-type="float" office:value="9.196">
                <text:p>9.196</text:p>
              </table:table-cell>
              <table:table-cell office:value-type="float" office:value="9.124">
                <text:p>9.124</text:p>
              </table:table-cell>
              <table:table-cell office:value-type="float" office:value="9.95">
                <text:p>9.95</text:p>
              </table:table-cell>
              <table:table-cell office:value-type="float" office:value="10.222">
                <text:p>10.222</text:p>
              </table:table-cell>
              <table:table-cell office:value-type="float" office:value="9.464">
                <text:p>9.464</text:p>
              </table:table-cell>
              <table:table-cell office:value-type="float" office:value="10.364">
                <text:p>10.364</text:p>
              </table:table-cell>
              <table:table-cell office:value-type="float" office:value="9.948">
                <text:p>9.948</text:p>
              </table:table-cell>
              <table:table-cell office:value-type="float" office:value="7.726">
                <text:p>7.726</text:p>
              </table:table-cell>
              <table:table-cell office:value-type="float" office:value="8.642">
                <text:p>8.64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ncomp pragma</text:p>
                <draw:g>
                  <svg:desc>exp1.A11:exp1.A11</svg:desc>
                </draw:g>
              </table:table-cell>
              <table:table-cell office:value-type="float" office:value="2.762">
                <text:p>2.762</text:p>
                <draw:g>
                  <svg:desc>exp1.B11:exp1.L11</svg:desc>
                </draw:g>
              </table:table-cell>
              <table:table-cell office:value-type="float" office:value="2.924">
                <text:p>2.924</text:p>
              </table:table-cell>
              <table:table-cell office:value-type="float" office:value="2.862">
                <text:p>2.862</text:p>
              </table:table-cell>
              <table:table-cell office:value-type="float" office:value="3.118">
                <text:p>3.118</text:p>
              </table:table-cell>
              <table:table-cell office:value-type="float" office:value="3.47">
                <text:p>3.47</text:p>
              </table:table-cell>
              <table:table-cell office:value-type="float" office:value="2.954">
                <text:p>2.954</text:p>
              </table:table-cell>
              <table:table-cell office:value-type="float" office:value="3.446">
                <text:p>3.446</text:p>
              </table:table-cell>
              <table:table-cell office:value-type="float" office:value="3.258">
                <text:p>3.258</text:p>
              </table:table-cell>
              <table:table-cell office:value-type="float" office:value="2.022">
                <text:p>2.022</text:p>
              </table:table-cell>
              <table:table-cell office:value-type="float" office:value="2.514">
                <text:p>2.514</text:p>
              </table:table-cell>
              <table:table-cell office:value-type="float" office:value="3.194">
                <text:p>3.194</text:p>
              </table:table-cell>
            </table:table-row>
            <table:table-row>
              <table:table-cell office:value-type="string">
                <text:p>truffle</text:p>
                <draw:g>
                  <svg:desc>exp1.A12:exp1.A12</svg:desc>
                </draw:g>
              </table:table-cell>
              <table:table-cell office:value-type="float" office:value="1.504">
                <text:p>1.504</text:p>
                <draw:g>
                  <svg:desc>exp1.B12:exp1.L12</svg:desc>
                </draw:g>
              </table:table-cell>
              <table:table-cell office:value-type="float" office:value="1.474">
                <text:p>1.474</text:p>
              </table:table-cell>
              <table:table-cell office:value-type="float" office:value="1.54">
                <text:p>1.54</text:p>
              </table:table-cell>
              <table:table-cell office:value-type="float" office:value="1.616">
                <text:p>1.616</text:p>
              </table:table-cell>
              <table:table-cell office:value-type="float" office:value="1.818">
                <text:p>1.818</text:p>
              </table:table-cell>
              <table:table-cell office:value-type="float" office:value="1.704">
                <text:p>1.704</text:p>
              </table:table-cell>
              <table:table-cell office:value-type="float" office:value="1.872">
                <text:p>1.872</text:p>
              </table:table-cell>
              <table:table-cell office:value-type="float" office:value="1.786">
                <text:p>1.786</text:p>
              </table:table-cell>
              <table:table-cell office:value-type="float" office:value="0.99">
                <text:p>0.99</text:p>
              </table:table-cell>
              <table:table-cell office:value-type="float" office:value="1.268">
                <text:p>1.268</text:p>
              </table:table-cell>
              <table:table-cell office:value-type="float" office:value="1.732">
                <text:p>1.7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8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0" chart:style-name="ch1">
        <chart:legend chart:legend-position="end" svg:x="13.016cm" svg:y="3.703cm" style:legend-expansion="high" chart:style-name="ch2"/>
        <chart:plot-area chart:style-name="ch3" table:cell-range-address="exp2b.A8:exp2b.P11" chart:data-source-has-labels="both" svg:x="0.32cm" svg:y="0.18cm" svg:width="12.376cm" svg:height="8.64cm">
          <chartooo:coordinate-region svg:x="1.815cm" svg:y="0.18cm" svg:width="10.881cm" svg:height="6.919cm"/>
          <chart:axis chart:dimension="x" chart:name="primary-x" chart:style-name="ch4" chartooo:axis-type="auto">
            <chartooo:date-scale/>
            <chart:categories table:cell-range-address="exp2b.B8:exp2b.P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b.B10:exp2b.P10" chart:label-cell-address="exp2b.A10:exp2b.A10" chart:class="chart:bar">
            <chart:data-point chart:repeated="15"/>
          </chart:series>
          <chart:series chart:style-name="ch8" chart:values-cell-range-address="exp2b.B11:exp2b.P11" chart:label-cell-address="exp2b.A11:exp2b.A11" chart:class="chart:bar">
            <chart:data-point chart:repeated="15"/>
          </chart:series>
          <chart:series chart:style-name="ch9" chart:values-cell-range-address="exp2b.B9:exp2b.P9" chart:label-cell-address="exp2b.A9:exp2b.A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8:exp2b.P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1 NULL</text:p>
                <draw:g>
                  <svg:desc>exp2b.A10:exp2b.A10</svg:desc>
                </draw:g>
              </table:table-cell>
              <table:table-cell office:value-type="float" office:value="101.480484522207">
                <text:p>101.480484522207</text:p>
                <draw:g>
                  <svg:desc>exp2b.B10:exp2b.P10</svg:desc>
                </draw:g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  <draw:g>
                  <svg:desc>exp2b.A11:exp2b.A11</svg:desc>
                </draw:g>
              </table:table-cell>
              <table:table-cell office:value-type="float" office:value="101.278600269179">
                <text:p>101.278600269179</text:p>
                <draw:g>
                  <svg:desc>exp2b.B11:exp2b.P11</svg:desc>
                </draw:g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  <table:table-row>
              <table:table-cell office:value-type="string">
                <text:p>NOT NULL</text:p>
                <draw:g>
                  <svg:desc>exp2b.A9:exp2b.A9</svg:desc>
                </draw:g>
              </table:table-cell>
              <table:table-cell office:value-type="float" office:value="100">
                <text:p>100</text:p>
                <draw:g>
                  <svg:desc>exp2b.B9:exp2b.P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08cm" svg:height="8.163cm" xlink:href=".." xlink:type="simple" chart:class="chart:bar" chart:style-name="ch1">
        <chart:legend chart:legend-position="end" svg:x="14.328cm" svg:y="2.717cm" style:legend-expansion="high" chart:style-name="ch2"/>
        <chart:plot-area chart:style-name="ch3" table:cell-range-address="exp1.A40:exp1.F44" chart:data-source-has-labels="both" svg:x="1.677cm" svg:y="0.163cm" svg:width="12.277cm" svg:height="7.837cm">
          <chartooo:coordinate-region svg:x="2.404cm" svg:y="0.389cm" svg:width="11.55cm" svg:height="6.911cm"/>
          <chart:axis chart:dimension="x" chart:name="primary-x" chart:style-name="ch4" chartooo:axis-type="auto">
            <chartooo:date-scale/>
            <chart:categories table:cell-range-address="exp1.B40:exp1.F40"/>
          </chart:axis>
          <chart:axis chart:dimension="y" chart:name="primary-y" chart:style-name="ch5">
            <chart:title svg:x="0.451cm" svg:y="6.922cm" chart:style-name="ch6">
              <text:p>Execution time (seonds)</text:p>
            </chart:title>
            <chart:grid chart:style-name="ch7" chart:class="major"/>
          </chart:axis>
          <chart:series chart:style-name="ch8" chart:values-cell-range-address="exp1.B41:exp1.F41" chart:label-cell-address="exp1.A41:exp1.A41" chart:class="chart:bar">
            <chart:data-point chart:repeated="5"/>
          </chart:series>
          <chart:series chart:style-name="ch9" chart:values-cell-range-address="exp1.B42:exp1.F42" chart:label-cell-address="exp1.A42:exp1.A42" chart:class="chart:bar">
            <chart:data-point chart:repeated="5"/>
          </chart:series>
          <chart:series chart:style-name="ch10" chart:values-cell-range-address="exp1.B43:exp1.F43" chart:label-cell-address="exp1.A43:exp1.A43" chart:class="chart:bar">
            <chart:data-point chart:repeated="5"/>
          </chart:series>
          <chart:series chart:style-name="ch11" chart:values-cell-range-address="exp1.B44:exp1.F44" chart:label-cell-address="exp1.A44:exp1.A4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40:exp1.F40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41:exp1.A41</svg:desc>
                </draw:g>
              </table:table-cell>
              <table:table-cell office:value-type="float" office:value="11.932">
                <text:p>11.932</text:p>
                <draw:g>
                  <svg:desc>exp1.B41:exp1.F41</svg:desc>
                </draw:g>
              </table:table-cell>
              <table:table-cell office:value-type="float" office:value="12.776">
                <text:p>12.776</text:p>
              </table:table-cell>
              <table:table-cell office:value-type="float" office:value="12.348">
                <text:p>12.348</text:p>
              </table:table-cell>
              <table:table-cell office:value-type="float" office:value="20.46">
                <text:p>20.46</text:p>
              </table:table-cell>
              <table:table-cell office:value-type="float" office:value="19.133">
                <text:p>19.133</text:p>
              </table:table-cell>
            </table:table-row>
            <table:table-row>
              <table:table-cell office:value-type="string">
                <text:p>ncomp</text:p>
                <draw:g>
                  <svg:desc>exp1.A42:exp1.A42</svg:desc>
                </draw:g>
              </table:table-cell>
              <table:table-cell office:value-type="float" office:value="10.132">
                <text:p>10.132</text:p>
                <draw:g>
                  <svg:desc>exp1.B42:exp1.F42</svg:desc>
                </draw:g>
              </table:table-cell>
              <table:table-cell office:value-type="float" office:value="9.356">
                <text:p>9.356</text:p>
              </table:table-cell>
              <table:table-cell office:value-type="float" office:value="9.396">
                <text:p>9.396</text:p>
              </table:table-cell>
              <table:table-cell office:value-type="float" office:value="9.818">
                <text:p>9.81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ncomp pragma</text:p>
                <draw:g>
                  <svg:desc>exp1.A43:exp1.A43</svg:desc>
                </draw:g>
              </table:table-cell>
              <table:table-cell office:value-type="float" office:value="3.954">
                <text:p>3.954</text:p>
                <draw:g>
                  <svg:desc>exp1.B43:exp1.F43</svg:desc>
                </draw:g>
              </table:table-cell>
              <table:table-cell office:value-type="float" office:value="3.11">
                <text:p>3.11</text:p>
              </table:table-cell>
              <table:table-cell office:value-type="float" office:value="3.166">
                <text:p>3.166</text:p>
              </table:table-cell>
              <table:table-cell office:value-type="float" office:value="3.528">
                <text:p>3.528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truffle</text:p>
                <draw:g>
                  <svg:desc>exp1.A44:exp1.A44</svg:desc>
                </draw:g>
              </table:table-cell>
              <table:table-cell office:value-type="float" office:value="1.488">
                <text:p>1.488</text:p>
                <draw:g>
                  <svg:desc>exp1.B44:exp1.F44</svg:desc>
                </draw:g>
              </table:table-cell>
              <table:table-cell office:value-type="float" office:value="1.594">
                <text:p>1.594</text:p>
              </table:table-cell>
              <table:table-cell office:value-type="float" office:value="1.61">
                <text:p>1.61</text:p>
              </table:table-cell>
              <table:table-cell office:value-type="float" office:value="1.668">
                <text:p>1.668</text:p>
              </table:table-cell>
              <table:table-cell office:value-type="float" office:value="1.0704">
                <text:p>1.07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85cm" svg:height="7.579cm" xlink:href=".." xlink:type="simple" chart:class="chart:bar" chart:style-name="ch1">
        <chart:legend chart:legend-position="end" svg:x="10.398cm" svg:y="3.241cm" style:legend-expansion="high" chart:style-name="ch2"/>
        <chart:plot-area chart:style-name="ch3" table:cell-range-address="exp1.A67:exp1.C67 exp1.A69:exp1.C70" chart:data-source-has-labels="both" svg:x="0.243cm" svg:y="0.151cm" svg:width="9.912cm" svg:height="7.277cm">
          <chartooo:coordinate-region svg:x="1.05cm" svg:y="0.35cm" svg:width="9.105cm" svg:height="6.431cm"/>
          <chart:axis chart:dimension="x" chart:name="primary-x" chart:style-name="ch4" chartooo:axis-type="auto">
            <chartooo:date-scale/>
            <chart:categories table:cell-range-address="exp1.B67:exp1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1.B69:exp1.C69" chart:label-cell-address="exp1.A69:exp1.A69" chart:class="chart:bar">
            <chart:data-point chart:repeated="2"/>
          </chart:series>
          <chart:series chart:style-name="ch8" chart:values-cell-range-address="exp1.B70:exp1.C70" chart:label-cell-address="exp1.A70:exp1.A7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67:exp1.C67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1.A69:exp1.A69</svg:desc>
                </draw:g>
              </table:table-cell>
              <table:table-cell office:value-type="float" office:value="563">
                <text:p>563</text:p>
                <draw:g>
                  <svg:desc>exp1.B69:exp1.C69</svg:desc>
                </draw:g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truffle</text:p>
                <draw:g>
                  <svg:desc>exp1.A70:exp1.A70</svg:desc>
                </draw:g>
              </table:table-cell>
              <table:table-cell office:value-type="float" office:value="156">
                <text:p>156</text:p>
                <draw:g>
                  <svg:desc>exp1.B70:exp1.C70</svg:desc>
                </draw:g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342cm" style:legend-expansion="high" chart:style-name="ch2"/>
        <chart:plot-area chart:style-name="ch3" table:cell-range-address="exp1.A136:exp1.F140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136:exp1.F136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37:exp1.F137" chart:label-cell-address="exp1.A137:exp1.A137" chart:class="chart:bar">
            <chart:data-point chart:repeated="5"/>
          </chart:series>
          <chart:series chart:style-name="ch9" chart:values-cell-range-address="exp1.B138:exp1.F138" chart:label-cell-address="exp1.A138:exp1.A138" chart:class="chart:bar">
            <chart:data-point chart:repeated="5"/>
          </chart:series>
          <chart:series chart:style-name="ch10" chart:values-cell-range-address="exp1.B139:exp1.F139" chart:label-cell-address="exp1.A139:exp1.A139" chart:class="chart:bar">
            <chart:data-point chart:repeated="5"/>
          </chart:series>
          <chart:series chart:style-name="ch11" chart:values-cell-range-address="exp1.B140:exp1.F140" chart:label-cell-address="exp1.A140:exp1.A14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136:exp1.F13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37:exp1.A137</svg:desc>
                </draw:g>
              </table:table-cell>
              <table:table-cell office:value-type="float" office:value="1">
                <text:p>1</text:p>
                <draw:g>
                  <svg:desc>exp1.B137:exp1.F1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38:exp1.A138</svg:desc>
                </draw:g>
              </table:table-cell>
              <table:table-cell office:value-type="float" office:value="1.17765495459929">
                <text:p>1.17765495459929</text:p>
                <draw:g>
                  <svg:desc>exp1.B138:exp1.F138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139:exp1.A139</svg:desc>
                </draw:g>
              </table:table-cell>
              <table:table-cell office:value-type="float" office:value="3.01770359129995">
                <text:p>3.01770359129995</text:p>
                <draw:g>
                  <svg:desc>exp1.B139:exp1.F139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140:exp1.A140</svg:desc>
                </draw:g>
              </table:table-cell>
              <table:table-cell office:value-type="float" office:value="8.01881720430107">
                <text:p>8.01881720430107</text:p>
                <draw:g>
                  <svg:desc>exp1.B140:exp1.F140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24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24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24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24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0.217cm" style:legend-expansion="high" chart:style-name="ch2"/>
        <chart:plot-area chart:style-name="ch3" table:cell-range-address="exp2a.A2:exp2a.R2 exp2a.A6:exp2a.R7" chart:data-source-has-labels="both" svg:x="0.32cm" svg:y="0.18cm" svg:width="12.7cm" svg:height="8.64cm">
          <chartooo:coordinate-region svg:x="1.55cm" svg:y="0.829cm" svg:width="11.47cm" svg:height="7.792cm"/>
          <chart:axis chart:dimension="x" chart:name="primary-x" chart:style-name="ch4" chartooo:axis-type="auto">
            <chartooo:date-scale/>
            <chart:categories table:cell-range-address="exp2a.A6:exp2a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a.B6:exp2a.B7" chart:label-cell-address="exp2a.B2:exp2a.B2" chart:class="chart:bar">
            <chart:data-point chart:repeated="2"/>
          </chart:series>
          <chart:series chart:style-name="ch8" chart:values-cell-range-address="exp2a.C6:exp2a.C7" chart:label-cell-address="exp2a.C2:exp2a.C2" chart:class="chart:bar">
            <chart:data-point chart:repeated="2"/>
          </chart:series>
          <chart:series chart:style-name="ch9" chart:values-cell-range-address="exp2a.D6:exp2a.D7" chart:label-cell-address="exp2a.D2:exp2a.D2" chart:class="chart:bar">
            <chart:data-point chart:repeated="2"/>
          </chart:series>
          <chart:series chart:style-name="ch10" chart:values-cell-range-address="exp2a.E6:exp2a.E7" chart:label-cell-address="exp2a.E2:exp2a.E2" chart:class="chart:bar">
            <chart:data-point chart:repeated="2"/>
          </chart:series>
          <chart:series chart:style-name="ch11" chart:values-cell-range-address="exp2a.F6:exp2a.F7" chart:label-cell-address="exp2a.F2:exp2a.F2" chart:class="chart:bar">
            <chart:data-point chart:repeated="2"/>
          </chart:series>
          <chart:series chart:style-name="ch12" chart:values-cell-range-address="exp2a.G6:exp2a.G7" chart:label-cell-address="exp2a.G2:exp2a.G2" chart:class="chart:bar">
            <chart:data-point chart:repeated="2"/>
          </chart:series>
          <chart:series chart:style-name="ch13" chart:values-cell-range-address="exp2a.H6:exp2a.H7" chart:label-cell-address="exp2a.H2:exp2a.H2" chart:class="chart:bar">
            <chart:data-point chart:repeated="2"/>
          </chart:series>
          <chart:series chart:style-name="ch14" chart:values-cell-range-address="exp2a.I6:exp2a.I7" chart:label-cell-address="exp2a.I2:exp2a.I2" chart:class="chart:bar">
            <chart:data-point chart:repeated="2"/>
          </chart:series>
          <chart:series chart:style-name="ch15" chart:values-cell-range-address="exp2a.J6:exp2a.J7" chart:label-cell-address="exp2a.J2:exp2a.J2" chart:class="chart:bar">
            <chart:data-point chart:repeated="2"/>
          </chart:series>
          <chart:series chart:style-name="ch16" chart:values-cell-range-address="exp2a.K6:exp2a.K7" chart:label-cell-address="exp2a.K2:exp2a.K2" chart:class="chart:bar">
            <chart:data-point chart:repeated="2"/>
          </chart:series>
          <chart:series chart:style-name="ch17" chart:values-cell-range-address="exp2a.L6:exp2a.L7" chart:label-cell-address="exp2a.L2:exp2a.L2" chart:class="chart:bar">
            <chart:data-point chart:repeated="2"/>
          </chart:series>
          <chart:series chart:style-name="ch18" chart:values-cell-range-address="exp2a.M6:exp2a.M7" chart:label-cell-address="exp2a.M2:exp2a.M2" chart:class="chart:bar">
            <chart:data-point chart:repeated="2"/>
          </chart:series>
          <chart:series chart:style-name="ch7" chart:values-cell-range-address="exp2a.N6:exp2a.N7" chart:label-cell-address="exp2a.N2:exp2a.N2" chart:class="chart:bar">
            <chart:data-point chart:repeated="2"/>
          </chart:series>
          <chart:series chart:style-name="ch8" chart:values-cell-range-address="exp2a.O6:exp2a.O7" chart:label-cell-address="exp2a.O2:exp2a.O2" chart:class="chart:bar">
            <chart:data-point chart:repeated="2"/>
          </chart:series>
          <chart:series chart:style-name="ch9" chart:values-cell-range-address="exp2a.P6:exp2a.P7" chart:label-cell-address="exp2a.P2:exp2a.P2" chart:class="chart:bar">
            <chart:data-point chart:repeated="2"/>
          </chart:series>
          <chart:series chart:style-name="ch10" chart:values-cell-range-address="exp2a.Q6:exp2a.Q7" chart:label-cell-address="exp2a.Q2:exp2a.Q2" chart:class="chart:bar">
            <chart:data-point chart:repeated="2"/>
          </chart:series>
          <chart:series chart:style-name="ch11" chart:values-cell-range-address="exp2a.R6:exp2a.R7" chart:label-cell-address="exp2a.R2:exp2a.R2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a.B2:exp2a.B2</svg:desc>
                </draw:g>
              </table:table-cell>
              <table:table-cell office:value-type="string">
                <text:p>sub</text:p>
                <draw:g>
                  <svg:desc>exp2a.C2:exp2a.C2</svg:desc>
                </draw:g>
              </table:table-cell>
              <table:table-cell office:value-type="string">
                <text:p>mul</text:p>
                <draw:g>
                  <svg:desc>exp2a.D2:exp2a.D2</svg:desc>
                </draw:g>
              </table:table-cell>
              <table:table-cell office:value-type="string">
                <text:p>add3</text:p>
                <draw:g>
                  <svg:desc>exp2a.E2:exp2a.E2</svg:desc>
                </draw:g>
              </table:table-cell>
              <table:table-cell office:value-type="string">
                <text:p>add4</text:p>
                <draw:g>
                  <svg:desc>exp2a.F2:exp2a.F2</svg:desc>
                </draw:g>
              </table:table-cell>
              <table:table-cell office:value-type="string">
                <text:p>exp1</text:p>
                <draw:g>
                  <svg:desc>exp2a.G2:exp2a.G2</svg:desc>
                </draw:g>
              </table:table-cell>
              <table:table-cell office:value-type="string">
                <text:p>scalprod</text:p>
                <draw:g>
                  <svg:desc>exp2a.H2:exp2a.H2</svg:desc>
                </draw:g>
              </table:table-cell>
              <table:table-cell office:value-type="string">
                <text:p>wntexp</text:p>
                <draw:g>
                  <svg:desc>exp2a.I2:exp2a.I2</svg:desc>
                </draw:g>
              </table:table-cell>
              <table:table-cell office:value-type="string">
                <text:p>constadd</text:p>
                <draw:g>
                  <svg:desc>exp2a.J2:exp2a.J2</svg:desc>
                </draw:g>
              </table:table-cell>
              <table:table-cell office:value-type="string">
                <text:p>search</text:p>
                <draw:g>
                  <svg:desc>exp2a.K2:exp2a.K2</svg:desc>
                </draw:g>
              </table:table-cell>
              <table:table-cell office:value-type="string">
                <text:p>introot</text:p>
                <draw:g>
                  <svg:desc>exp2a.L2:exp2a.L2</svg:desc>
                </draw:g>
              </table:table-cell>
              <table:table-cell office:value-type="string">
                <text:p>intdiv</text:p>
                <draw:g>
                  <svg:desc>exp2a.M2:exp2a.M2</svg:desc>
                </draw:g>
              </table:table-cell>
              <table:table-cell office:value-type="string">
                <text:p>intmod</text:p>
                <draw:g>
                  <svg:desc>exp2a.N2:exp2a.N2</svg:desc>
                </draw:g>
              </table:table-cell>
              <table:table-cell office:value-type="string">
                <text:p>gcd</text:p>
                <draw:g>
                  <svg:desc>exp2a.O2:exp2a.O2</svg:desc>
                </draw:g>
              </table:table-cell>
              <table:table-cell office:value-type="string">
                <text:p>modexp</text:p>
                <draw:g>
                  <svg:desc>exp2a.P2:exp2a.P2</svg:desc>
                </draw:g>
              </table:table-cell>
              <table:table-cell office:value-type="string">
                <text:p>countprimes</text:p>
                <draw:g>
                  <svg:desc>exp2a.Q2:exp2a.Q2</svg:desc>
                </draw:g>
              </table:table-cell>
              <table:table-cell office:value-type="string">
                <text:p>countfactors</text:p>
                <draw:g>
                  <svg:desc>exp2a.R2:exp2a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omp pragma</text:p>
                <draw:g>
                  <svg:desc>exp2a.A6:exp2a.A7</svg:desc>
                </draw:g>
              </table:table-cell>
              <table:table-cell office:value-type="float" office:value="-0.0174418604651163">
                <text:p>-0.0174418604651163</text:p>
                <draw:g>
                  <svg:desc>exp2a.B6:exp2a.B7</svg:desc>
                </draw:g>
              </table:table-cell>
              <table:table-cell office:value-type="float" office:value="-0.0292230933713471">
                <text:p>-0.0292230933713471</text:p>
                <draw:g>
                  <svg:desc>exp2a.C6:exp2a.C7</svg:desc>
                </draw:g>
              </table:table-cell>
              <table:table-cell office:value-type="float" office:value="-0.031757233592096">
                <text:p>-0.031757233592096</text:p>
                <draw:g>
                  <svg:desc>exp2a.D6:exp2a.D7</svg:desc>
                </draw:g>
              </table:table-cell>
              <table:table-cell office:value-type="float" office:value="-0.0342105263157894">
                <text:p>-0.0342105263157894</text:p>
                <draw:g>
                  <svg:desc>exp2a.E6:exp2a.E7</svg:desc>
                </draw:g>
              </table:table-cell>
              <table:table-cell office:value-type="float" office:value="-0.019115890083632">
                <text:p>-0.019115890083632</text:p>
                <draw:g>
                  <svg:desc>exp2a.F6:exp2a.F7</svg:desc>
                </draw:g>
              </table:table-cell>
              <table:table-cell office:value-type="float" office:value="-0.0509510869565217">
                <text:p>-0.0509510869565217</text:p>
                <draw:g>
                  <svg:desc>exp2a.G6:exp2a.G7</svg:desc>
                </draw:g>
              </table:table-cell>
              <table:table-cell office:value-type="float" office:value="-0.0506620610247554">
                <text:p>-0.0506620610247554</text:p>
                <draw:g>
                  <svg:desc>exp2a.H6:exp2a.H7</svg:desc>
                </draw:g>
              </table:table-cell>
              <table:table-cell office:value-type="float" office:value="-0.0714285714285714">
                <text:p>-0.0714285714285714</text:p>
                <draw:g>
                  <svg:desc>exp2a.I6:exp2a.I7</svg:desc>
                </draw:g>
              </table:table-cell>
              <table:table-cell office:value-type="float" office:value="-0.0138775510204082">
                <text:p>-0.0138775510204082</text:p>
                <draw:g>
                  <svg:desc>exp2a.J6:exp2a.J7</svg:desc>
                </draw:g>
              </table:table-cell>
              <table:table-cell office:value-type="float" office:value="-0.0220680958385876">
                <text:p>-0.0220680958385876</text:p>
                <draw:g>
                  <svg:desc>exp2a.K6:exp2a.K7</svg:desc>
                </draw:g>
              </table:table-cell>
              <table:table-cell office:value-type="float" office:value="-0.125635808748728">
                <text:p>-0.125635808748728</text:p>
                <draw:g>
                  <svg:desc>exp2a.L6:exp2a.L7</svg:desc>
                </draw:g>
              </table:table-cell>
              <table:table-cell office:value-type="float" office:value="-0.332264271969211">
                <text:p>-0.332264271969211</text:p>
                <draw:g>
                  <svg:desc>exp2a.M6:exp2a.M7</svg:desc>
                </draw:g>
              </table:table-cell>
              <table:table-cell office:value-type="float" office:value="-0.196462413139608">
                <text:p>-0.196462413139608</text:p>
                <draw:g>
                  <svg:desc>exp2a.N6:exp2a.N7</svg:desc>
                </draw:g>
              </table:table-cell>
              <table:table-cell office:value-type="float" office:value="-0.307779670641681">
                <text:p>-0.307779670641681</text:p>
                <draw:g>
                  <svg:desc>exp2a.O6:exp2a.O7</svg:desc>
                </draw:g>
              </table:table-cell>
              <table:table-cell office:value-type="float" office:value="-1.07264957264957">
                <text:p>-1.07264957264957</text:p>
                <draw:g>
                  <svg:desc>exp2a.P6:exp2a.P7</svg:desc>
                </draw:g>
              </table:table-cell>
              <table:table-cell office:value-type="float" office:value="-1.18599640933573">
                <text:p>-1.18599640933573</text:p>
                <draw:g>
                  <svg:desc>exp2a.Q6:exp2a.Q7</svg:desc>
                </draw:g>
              </table:table-cell>
              <table:table-cell office:value-type="float" office:value="-1.3336032388664">
                <text:p>-1.3336032388664</text:p>
                <draw:g>
                  <svg:desc>exp2a.R6:exp2a.R7</svg:desc>
                </draw:g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866cm" style:legend-expansion="high" chart:style-name="ch2"/>
        <chart:plot-area chart:style-name="ch3" table:cell-range-address="exp1.A171:exp1.C175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171:exp1.C171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72:exp1.C172" chart:label-cell-address="exp1.A172:exp1.A172" chart:class="chart:bar">
            <chart:data-point chart:repeated="2"/>
          </chart:series>
          <chart:series chart:style-name="ch9" chart:values-cell-range-address="exp1.B173:exp1.C173" chart:label-cell-address="exp1.A173:exp1.A173" chart:class="chart:bar">
            <chart:data-point chart:repeated="2"/>
          </chart:series>
          <chart:series chart:style-name="ch10" chart:values-cell-range-address="exp1.B174:exp1.C174" chart:label-cell-address="exp1.A174:exp1.A174" chart:class="chart:bar">
            <chart:data-point chart:repeated="2"/>
          </chart:series>
          <chart:series chart:style-name="ch11" chart:values-cell-range-address="exp1.B175:exp1.C175" chart:label-cell-address="exp1.A175:exp1.A17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171:exp1.C171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72:exp1.A172</svg:desc>
                </draw:g>
              </table:table-cell>
              <table:table-cell office:value-type="float" office:value="1">
                <text:p>1</text:p>
                <draw:g>
                  <svg:desc>exp1.B172:exp1.C17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73:exp1.A173</svg:desc>
                </draw:g>
              </table:table-cell>
              <table:table-cell office:value-type="float" office:value="6.59680284191829">
                <text:p>6.59680284191829</text:p>
                <draw:g>
                  <svg:desc>exp1.B173:exp1.C173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174:exp1.A174</svg:desc>
                </draw:g>
              </table:table-cell>
              <table:table-cell office:value-type="float" office:value="6.64400715563506">
                <text:p>6.64400715563506</text:p>
                <draw:g>
                  <svg:desc>exp1.B174:exp1.C174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175:exp1.A175</svg:desc>
                </draw:g>
              </table:table-cell>
              <table:table-cell office:value-type="float" office:value="23.8076923076923">
                <text:p>23.8076923076923</text:p>
                <draw:g>
                  <svg:desc>exp1.B175:exp1.C175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" xlink:type="simple" chart:class="chart:bar" chart:style-name="ch1">
        <chart:legend chart:legend-position="bottom" svg:x="4.799cm" svg:y="8.74cm" style:legend-expansion="wide" chart:style-name="ch2"/>
        <chart:plot-area chart:style-name="ch3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series chart:style-name="ch12" chart:values-cell-range-address="local-table.$G$2:.$G$6" chart:label-cell-address="local-table.$G$1" chart:class="chart:bar">
            <chart:data-point chart:repeated="5"/>
          </chart:series>
          <chart:series chart:style-name="ch13" chart:values-cell-range-address="local-table.$H$2:.$H$6" chart:label-cell-address="local-table.$H$1" chart:class="chart:bar">
            <chart:data-point chart:repeated="5"/>
          </chart:series>
          <chart:series chart:style-name="ch14" chart:values-cell-range-address="local-table.$I$2:.$I$6" chart:label-cell-address="local-table.$I$1" chart:class="chart:bar">
            <chart:data-point chart:repeated="5"/>
          </chart:series>
          <chart:series chart:style-name="ch15" chart:values-cell-range-address="local-table.$J$2:.$J$6" chart:label-cell-address="local-table.$J$1" chart:class="chart:bar">
            <chart:data-point chart:repeated="5"/>
          </chart:series>
          <chart:series chart:style-name="ch16" chart:values-cell-range-address="local-table.$K$2:.$K$6" chart:label-cell-address="local-table.$K$1" chart:class="chart:bar">
            <chart:data-point chart:repeated="5"/>
          </chart:series>
          <chart:series chart:style-name="ch17" chart:values-cell-range-address="local-table.$L$2:.$L$6" chart:label-cell-address="local-table.$L$1" chart:class="chart:bar">
            <chart:data-point chart:repeated="5"/>
          </chart:series>
          <chart:series chart:style-name="ch18" chart:values-cell-range-address="local-table.$M$2:.$M$6" chart:label-cell-address="local-table.$M$1" chart:class="chart:bar">
            <chart:data-point chart:repeated="5"/>
          </chart:series>
          <chart:series chart:style-name="ch7" chart:values-cell-range-address="local-table.$N$2:.$N$6" chart:label-cell-address="local-table.$N$1" chart:class="chart:bar">
            <chart:data-point chart:repeated="5"/>
          </chart:series>
          <chart:series chart:style-name="ch8" chart:values-cell-range-address="local-table.$O$2:.$O$6" chart:label-cell-address="local-table.$O$1" chart:class="chart:bar">
            <chart:data-point chart:repeated="5"/>
          </chart:series>
          <chart:series chart:style-name="ch9" chart:values-cell-range-address="local-table.$P$2:.$P$6" chart:label-cell-address="local-table.$P$1" chart:class="chart:bar">
            <chart:data-point chart:repeated="5"/>
          </chart:series>
          <chart:series chart:style-name="ch10" chart:values-cell-range-address="local-table.$Q$2:.$Q$6" chart:label-cell-address="local-table.$Q$1" chart:class="chart:bar">
            <chart:data-point chart:repeated="5"/>
          </chart:series>
          <chart:series chart:style-name="ch11" chart:values-cell-range-address="local-table.$R$2:.$R$6" chart:label-cell-address="local-table.$R$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" xlink:type="simple" chart:class="chart:bar" chart:style-name="ch1">
        <chart:legend chart:legend-position="bottom" svg:x="9.469cm" svg:y="6.549cm" style:legend-expansion="wide" chart:style-name="ch2"/>
        <chart:plot-area chart:style-name="ch3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bar">
            <chart:data-point chart:repeated="17"/>
          </chart:series>
          <chart:series chart:style-name="ch8" chart:values-cell-range-address="local-table.$B$3:.$R$3" chart:label-cell-address="local-table.$A$3" chart:class="chart:bar">
            <chart:data-point chart:repeated="17"/>
          </chart:series>
          <chart:series chart:style-name="ch9" chart:values-cell-range-address="local-table.$B$4:.$R$4" chart:label-cell-address="local-table.$A$4" chart:class="chart:bar">
            <chart:data-point chart:repeated="17"/>
          </chart:series>
          <chart:series chart:style-name="ch10" chart:values-cell-range-address="local-table.$B$5:.$R$5" chart:label-cell-address="local-table.$A$5" chart:class="chart:bar">
            <chart:data-point chart:repeated="17"/>
          </chart:series>
          <chart:series chart:style-name="ch11" chart:values-cell-range-address="local-table.$B$6:.$R$6" chart:label-cell-address="local-table.$A$6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" xlink:type="simple" chart:class="chart:line" chart:style-name="ch1">
        <chart:legend chart:legend-position="bottom" svg:x="4.386cm" svg:y="9.949cm" style:legend-expansion="wide" chart:style-name="ch2"/>
        <chart:plot-area chart:style-name="ch3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line">
            <chart:data-point chart:repeated="17"/>
          </chart:series>
          <chart:series chart:style-name="ch8" chart:values-cell-range-address="local-table.$B$3:.$R$3" chart:label-cell-address="local-table.$A$3" chart:class="chart:line">
            <chart:data-point chart:repeated="17"/>
          </chart:series>
          <chart:series chart:style-name="ch9" chart:values-cell-range-address="local-table.$B$4:.$R$4" chart:label-cell-address="local-table.$A$4" chart:class="chart:line">
            <chart:data-point chart:repeated="17"/>
          </chart:series>
          <chart:series chart:style-name="ch10" chart:values-cell-range-address="local-table.$B$5:.$R$5" chart:label-cell-address="local-table.$A$5" chart:class="chart:line">
            <chart:data-point chart:repeated="17"/>
          </chart:series>
          <chart:series chart:style-name="ch11" chart:values-cell-range-address="local-table.$B$6:.$R$6" chart:label-cell-address="local-table.$A$6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76cm" svg:height="10.015cm" xlink:href="." xlink:type="simple" chart:class="chart:bar" chart:style-name="ch1">
        <chart:legend chart:legend-position="top" svg:x="5.283cm" svg:y="0.185cm" style:legend-expansion="wide" chart:style-name="ch2"/>
        <chart:plot-area chart:style-name="ch3" chart:data-source-has-labels="both" svg:x="1.682cm" svg:y="1.142cm" svg:width="16.915cm" svg:height="8.673cm">
          <chartooo:coordinate-region svg:x="2.409cm" svg:y="1.368cm" svg:width="15.734cm" svg:height="7.296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</table:table-cell>
              <table:table-cell office:value-type="float" office:value="101.480484522207">
                <text:p>101.480484522207</text:p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</table:table-cell>
              <table:table-cell office:value-type="float" office:value="101.278600269179">
                <text:p>101.278600269179</text:p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55cm" svg:height="9.383cm" xlink:href=".." xlink:type="simple" chart:class="chart:bar" chart:row-mapping="0 1 2" chart:style-name="ch1">
        <chart:legend chart:legend-position="top" svg:x="8.932cm" svg:y="0.185cm" style:legend-expansion="wide" chart:style-name="ch2"/>
        <chart:plot-area chart:style-name="ch3" table:cell-range-address="exp3.A8:exp3.M12" chart:data-source-has-labels="both" svg:x="1.506cm" svg:y="0.97cm" svg:width="22.754cm" svg:height="8.226cm">
          <chartooo:coordinate-region svg:x="2.127cm" svg:y="0.97cm" svg:width="22.133cm" svg:height="5.944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6.953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3.B9:exp3.M9" chart:label-cell-address="exp3.A9:exp3.A9" chart:class="chart:bar">
            <chart:data-point chart:repeated="12"/>
          </chart:series>
          <chart:series chart:style-name="ch9" chart:values-cell-range-address="exp3.B10:exp3.M10" chart:label-cell-address="exp3.A10:exp3.A10" chart:class="chart:bar">
            <chart:data-point chart:repeated="12"/>
          </chart:series>
          <chart:series chart:style-name="ch10" chart:values-cell-range-address="exp3.B11:exp3.M11" chart:label-cell-address="exp3.A11:exp3.A11" chart:class="chart:bar">
            <chart:data-point chart:repeated="12"/>
          </chart:series>
          <chart:series chart:style-name="ch11" chart:values-cell-range-address="exp3.B12:exp3.M12" chart:label-cell-address="exp3.A12:exp3.A1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xp3.A9:exp3.A9</svg:desc>
                </draw:g>
              </table:table-cell>
              <table:table-cell office:value-type="float" office:value="NaN">
                <text:p>NaN</text:p>
                <draw:g>
                  <svg:desc>exp3.B9:exp3.M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exp3.A10:exp3.A10</svg:desc>
                </draw:g>
              </table:table-cell>
              <table:table-cell office:value-type="float" office:value="9.482">
                <text:p>9.482</text:p>
                <draw:g>
                  <svg:desc>exp3.B10:exp3.M10</svg:desc>
                </draw:g>
              </table:table-cell>
              <table:table-cell office:value-type="float" office:value="15.9733333333333">
                <text:p>15.9733333333333</text:p>
              </table:table-cell>
              <table:table-cell office:value-type="float" office:value="13.72">
                <text:p>13.72</text:p>
              </table:table-cell>
              <table:table-cell office:value-type="float" office:value="24.2">
                <text:p>24.2</text:p>
              </table:table-cell>
              <table:table-cell office:value-type="float" office:value="17.0933333333333">
                <text:p>17.0933333333333</text:p>
              </table:table-cell>
              <table:table-cell office:value-type="float" office:value="8.51">
                <text:p>8.51</text:p>
              </table:table-cell>
              <table:table-cell office:value-type="float" office:value="9.072">
                <text:p>9.072</text:p>
              </table:table-cell>
              <table:table-cell office:value-type="float" office:value="13.8266666666667">
                <text:p>13.8266666666667</text:p>
              </table:table-cell>
              <table:table-cell office:value-type="float" office:value="8.734">
                <text:p>8.734</text:p>
              </table:table-cell>
              <table:table-cell office:value-type="float" office:value="8.784">
                <text:p>8.784</text:p>
              </table:table-cell>
              <table:table-cell office:value-type="float" office:value="9.41">
                <text:p>9.4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ncomp pragma</text:p>
                <draw:g>
                  <svg:desc>exp3.A11:exp3.A11</svg:desc>
                </draw:g>
              </table:table-cell>
              <table:table-cell office:value-type="float" office:value="3.062">
                <text:p>3.062</text:p>
                <draw:g>
                  <svg:desc>exp3.B11:exp3.M11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pld</text:p>
                <draw:g>
                  <svg:desc>exp3.A12:exp3.A12</svg:desc>
                </draw:g>
              </table:table-cell>
              <table:table-cell office:value-type="float" office:value="1.876">
                <text:p>1.876</text:p>
                <draw:g>
                  <svg:desc>exp3.B12:exp3.M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3.703cm" style:legend-expansion="high" chart:style-name="ch2"/>
        <chart:plot-area chart:style-name="ch3" table:cell-range-address="exp3.A59:exp3.G62" chart:data-source-has-labels="both" svg:x="0.32cm" svg:y="0.18cm" svg:width="12.33cm" svg:height="8.64cm">
          <chartooo:coordinate-region svg:x="0.941cm" svg:y="0.18cm" svg:width="11.709cm" svg:height="6.358cm"/>
          <chart:axis chart:dimension="x" chart:name="primary-x" chart:style-name="ch4" chartooo:axis-type="auto">
            <chartooo:date-scale/>
            <chart:categories table:cell-range-address="exp3.B59:exp3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.B60:exp3.G60" chart:label-cell-address="exp3.A60:exp3.A60" chart:class="chart:bar">
            <chart:data-point chart:repeated="6"/>
          </chart:series>
          <chart:series chart:style-name="ch8" chart:values-cell-range-address="exp3.B61:exp3.G61" chart:label-cell-address="exp3.A61:exp3.A61" chart:class="chart:bar">
            <chart:data-point chart:repeated="6"/>
          </chart:series>
          <chart:series chart:style-name="ch9" chart:values-cell-range-address="exp3.B62:exp3.G62" chart:label-cell-address="exp3.A62:exp3.A6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nright</text:p>
                <draw:g>
                  <svg:desc>exp3.B59:exp3.G59</svg:desc>
                </draw:g>
              </table:table-cell>
              <table:table-cell office:value-type="string">
                <text:p>concatnleft</text:p>
              </table:table-cell>
              <table:table-cell office:value-type="string">
                <text:p>reverse*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60:exp3.A60</svg:desc>
                </draw:g>
              </table:table-cell>
              <table:table-cell office:value-type="float" office:value="13.86">
                <text:p>13.86</text:p>
                <draw:g>
                  <svg:desc>exp3.B60:exp3.G60</svg:desc>
                </draw:g>
              </table:table-cell>
              <table:table-cell office:value-type="float" office:value="17.81">
                <text:p>17.81</text:p>
              </table:table-cell>
              <table:table-cell office:value-type="float" office:value="22.48">
                <text:p>22.48</text:p>
              </table:table-cell>
              <table:table-cell office:value-type="float" office:value="16.16">
                <text:p>16.16</text:p>
              </table:table-cell>
              <table:table-cell office:value-type="float" office:value="25.2">
                <text:p>25.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ncomp pragma</text:p>
                <draw:g>
                  <svg:desc>exp3.A61:exp3.A61</svg:desc>
                </draw:g>
              </table:table-cell>
              <table:table-cell office:value-type="float" office:value="3.422">
                <text:p>3.422</text:p>
                <draw:g>
                  <svg:desc>exp3.B61:exp3.G61</svg:desc>
                </draw:g>
              </table:table-cell>
              <table:table-cell office:value-type="float" office:value="10.09">
                <text:p>10.09</text:p>
              </table:table-cell>
              <table:table-cell office:value-type="float" office:value="17.225">
                <text:p>17.225</text:p>
              </table:table-cell>
              <table:table-cell office:value-type="float" office:value="8.868">
                <text:p>8.868</text:p>
              </table:table-cell>
              <table:table-cell office:value-type="float" office:value="25.34">
                <text:p>25.3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pld</text:p>
                <draw:g>
                  <svg:desc>exp3.A62:exp3.A62</svg:desc>
                </draw:g>
              </table:table-cell>
              <table:table-cell office:value-type="float" office:value="3.396">
                <text:p>3.396</text:p>
                <draw:g>
                  <svg:desc>exp3.B62:exp3.G62</svg:desc>
                </draw:g>
              </table:table-cell>
              <table:table-cell office:value-type="float" office:value="3.422">
                <text:p>3.422</text:p>
              </table:table-cell>
              <table:table-cell office:value-type="float" office:value="7.625">
                <text:p>7.625</text:p>
              </table:table-cell>
              <table:table-cell office:value-type="float" office:value="2.668">
                <text:p>2.668</text:p>
              </table:table-cell>
              <table:table-cell office:value-type="float" office:value="2.96">
                <text:p>2.9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